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37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5_27A_22625" table:style-name="ta1">
        <table:shapes>
          <draw:frame draw:z-index="0" draw:style-name="gr1" draw:text-style-name="P1" svg:width="38.508cm" svg:height="21.657cm" svg:x="4.979cm" svg:y="0.271cm">
            <draw:object draw:notify-on-update-of-ranges="05_27A_22625.A1:05_27A_22625.A730 05_27A_22625.B1:05_27A_22625.B7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.07590942" calcext:value-type="float">
            <text:p>9,07590942</text:p>
          </table:table-cell>
          <table:table-cell office:value-type="float" office:value="-1.37076011" calcext:value-type="float">
            <text:p>-1,37076011</text:p>
          </table:table-cell>
        </table:table-row>
        <table:table-row table:style-name="ro1">
          <table:table-cell office:value-type="float" office:value="8.62598738" calcext:value-type="float">
            <text:p>8,62598738</text:p>
          </table:table-cell>
          <table:table-cell office:value-type="float" office:value="-1.33897669" calcext:value-type="float">
            <text:p>-1,33897669</text:p>
          </table:table-cell>
        </table:table-row>
        <table:table-row table:style-name="ro1">
          <table:table-cell office:value-type="float" office:value="9.00831237" calcext:value-type="float">
            <text:p>9,00831237</text:p>
          </table:table-cell>
          <table:table-cell office:value-type="float" office:value="-1.26105405" calcext:value-type="float">
            <text:p>-1,26105405</text:p>
          </table:table-cell>
        </table:table-row>
        <table:table-row table:style-name="ro1">
          <table:table-cell office:value-type="float" office:value="8.87966192" calcext:value-type="float">
            <text:p>8,87966192</text:p>
          </table:table-cell>
          <table:table-cell office:value-type="float" office:value="-0.9853601" calcext:value-type="float">
            <text:p>-0,9853601</text:p>
          </table:table-cell>
        </table:table-row>
        <table:table-row table:style-name="ro1">
          <table:table-cell office:value-type="float" office:value="8.67115335" calcext:value-type="float">
            <text:p>8,67115335</text:p>
          </table:table-cell>
          <table:table-cell office:value-type="float" office:value="-1.5464835" calcext:value-type="float">
            <text:p>-1,5464835</text:p>
          </table:table-cell>
        </table:table-row>
        <table:table-row table:style-name="ro1">
          <table:table-cell office:value-type="float" office:value="9.55073422" calcext:value-type="float">
            <text:p>9,55073422</text:p>
          </table:table-cell>
          <table:table-cell office:value-type="float" office:value="-1.3180471" calcext:value-type="float">
            <text:p>-1,3180471</text:p>
          </table:table-cell>
        </table:table-row>
        <table:table-row table:style-name="ro1">
          <table:table-cell office:value-type="float" office:value="8.80811358" calcext:value-type="float">
            <text:p>8,80811358</text:p>
          </table:table-cell>
          <table:table-cell office:value-type="float" office:value="-0.81607075" calcext:value-type="float">
            <text:p>-0,81607075</text:p>
          </table:table-cell>
        </table:table-row>
        <table:table-row table:style-name="ro1">
          <table:table-cell office:value-type="float" office:value="8.88617084" calcext:value-type="float">
            <text:p>8,88617084</text:p>
          </table:table-cell>
          <table:table-cell office:value-type="float" office:value="-0.86194045" calcext:value-type="float">
            <text:p>-0,86194045</text:p>
          </table:table-cell>
        </table:table-row>
        <table:table-row table:style-name="ro1">
          <table:table-cell office:value-type="float" office:value="9.43346194" calcext:value-type="float">
            <text:p>9,43346194</text:p>
          </table:table-cell>
          <table:table-cell office:value-type="float" office:value="-0.49164329" calcext:value-type="float">
            <text:p>-0,49164329</text:p>
          </table:table-cell>
        </table:table-row>
        <table:table-row table:style-name="ro1">
          <table:table-cell office:value-type="float" office:value="9.12894049" calcext:value-type="float">
            <text:p>9,12894049</text:p>
          </table:table-cell>
          <table:table-cell office:value-type="float" office:value="-1.43995094" calcext:value-type="float">
            <text:p>-1,43995094</text:p>
          </table:table-cell>
        </table:table-row>
        <table:table-row table:style-name="ro1">
          <table:table-cell office:value-type="float" office:value="9.04445165" calcext:value-type="float">
            <text:p>9,04445165</text:p>
          </table:table-cell>
          <table:table-cell office:value-type="float" office:value="-1.18022432" calcext:value-type="float">
            <text:p>-1,18022432</text:p>
          </table:table-cell>
        </table:table-row>
        <table:table-row table:style-name="ro1">
          <table:table-cell office:value-type="float" office:value="8.27595701" calcext:value-type="float">
            <text:p>8,27595701</text:p>
          </table:table-cell>
          <table:table-cell office:value-type="float" office:value="-2.17023137" calcext:value-type="float">
            <text:p>-2,17023137</text:p>
          </table:table-cell>
        </table:table-row>
        <table:table-row table:style-name="ro1">
          <table:table-cell office:value-type="float" office:value="9.09111142" calcext:value-type="float">
            <text:p>9,09111142</text:p>
          </table:table-cell>
          <table:table-cell office:value-type="float" office:value="-1.27814558" calcext:value-type="float">
            <text:p>-1,27814558</text:p>
          </table:table-cell>
        </table:table-row>
        <table:table-row table:style-name="ro1">
          <table:table-cell office:value-type="float" office:value="9.0973497" calcext:value-type="float">
            <text:p>9,0973497</text:p>
          </table:table-cell>
          <table:table-cell office:value-type="float" office:value="-1.00864327" calcext:value-type="float">
            <text:p>-1,00864327</text:p>
          </table:table-cell>
        </table:table-row>
        <table:table-row table:style-name="ro1">
          <table:table-cell office:value-type="float" office:value="9.52365128" calcext:value-type="float">
            <text:p>9,52365128</text:p>
          </table:table-cell>
          <table:table-cell office:value-type="float" office:value="-1.45285398" calcext:value-type="float">
            <text:p>-1,45285398</text:p>
          </table:table-cell>
        </table:table-row>
        <table:table-row table:style-name="ro1">
          <table:table-cell office:value-type="float" office:value="9.45809416" calcext:value-type="float">
            <text:p>9,45809416</text:p>
          </table:table-cell>
          <table:table-cell office:value-type="float" office:value="-1.35373281" calcext:value-type="float">
            <text:p>-1,35373281</text:p>
          </table:table-cell>
        </table:table-row>
        <table:table-row table:style-name="ro1">
          <table:table-cell office:value-type="float" office:value="10.05497216" calcext:value-type="float">
            <text:p>10,05497216</text:p>
          </table:table-cell>
          <table:table-cell office:value-type="float" office:value="-1.84858364" calcext:value-type="float">
            <text:p>-1,84858364</text:p>
          </table:table-cell>
        </table:table-row>
        <table:table-row table:style-name="ro1">
          <table:table-cell office:value-type="float" office:value="8.95311466" calcext:value-type="float">
            <text:p>8,95311466</text:p>
          </table:table-cell>
          <table:table-cell office:value-type="float" office:value="-1.16777213" calcext:value-type="float">
            <text:p>-1,16777213</text:p>
          </table:table-cell>
        </table:table-row>
        <table:table-row table:style-name="ro1">
          <table:table-cell office:value-type="float" office:value="9.07725172" calcext:value-type="float">
            <text:p>9,07725172</text:p>
          </table:table-cell>
          <table:table-cell office:value-type="float" office:value="-0.9481044" calcext:value-type="float">
            <text:p>-0,9481044</text:p>
          </table:table-cell>
        </table:table-row>
        <table:table-row table:style-name="ro1">
          <table:table-cell office:value-type="float" office:value="9.33790176" calcext:value-type="float">
            <text:p>9,33790176</text:p>
          </table:table-cell>
          <table:table-cell office:value-type="float" office:value="-1.39510562" calcext:value-type="float">
            <text:p>-1,39510562</text:p>
          </table:table-cell>
        </table:table-row>
        <table:table-row table:style-name="ro1">
          <table:table-cell office:value-type="float" office:value="8.94899306" calcext:value-type="float">
            <text:p>8,94899306</text:p>
          </table:table-cell>
          <table:table-cell office:value-type="float" office:value="-2.07918399" calcext:value-type="float">
            <text:p>-2,07918399</text:p>
          </table:table-cell>
        </table:table-row>
        <table:table-row table:style-name="ro1">
          <table:table-cell office:value-type="float" office:value="9.5904471" calcext:value-type="float">
            <text:p>9,5904471</text:p>
          </table:table-cell>
          <table:table-cell office:value-type="float" office:value="-1.53913693" calcext:value-type="float">
            <text:p>-1,53913693</text:p>
          </table:table-cell>
        </table:table-row>
        <table:table-row table:style-name="ro1">
          <table:table-cell office:value-type="float" office:value="9.19810865" calcext:value-type="float">
            <text:p>9,19810865</text:p>
          </table:table-cell>
          <table:table-cell office:value-type="float" office:value="-1.30965426" calcext:value-type="float">
            <text:p>-1,30965426</text:p>
          </table:table-cell>
        </table:table-row>
        <table:table-row table:style-name="ro1">
          <table:table-cell office:value-type="float" office:value="9.42820769" calcext:value-type="float">
            <text:p>9,42820769</text:p>
          </table:table-cell>
          <table:table-cell office:value-type="float" office:value="-1.27772324" calcext:value-type="float">
            <text:p>-1,27772324</text:p>
          </table:table-cell>
        </table:table-row>
        <table:table-row table:style-name="ro1">
          <table:table-cell office:value-type="float" office:value="8.68082764" calcext:value-type="float">
            <text:p>8,68082764</text:p>
          </table:table-cell>
          <table:table-cell office:value-type="float" office:value="-2.04730951" calcext:value-type="float">
            <text:p>-2,04730951</text:p>
          </table:table-cell>
        </table:table-row>
        <table:table-row table:style-name="ro1">
          <table:table-cell office:value-type="float" office:value="9.10002128" calcext:value-type="float">
            <text:p>9,10002128</text:p>
          </table:table-cell>
          <table:table-cell office:value-type="float" office:value="-0.74936589" calcext:value-type="float">
            <text:p>-0,74936589</text:p>
          </table:table-cell>
        </table:table-row>
        <table:table-row table:style-name="ro1">
          <table:table-cell office:value-type="float" office:value="9.28864761" calcext:value-type="float">
            <text:p>9,28864761</text:p>
          </table:table-cell>
          <table:table-cell office:value-type="float" office:value="-0.38716623" calcext:value-type="float">
            <text:p>-0,38716623</text:p>
          </table:table-cell>
        </table:table-row>
        <table:table-row table:style-name="ro1">
          <table:table-cell office:value-type="float" office:value="8.84789005" calcext:value-type="float">
            <text:p>8,84789005</text:p>
          </table:table-cell>
          <table:table-cell office:value-type="float" office:value="-1.80738558" calcext:value-type="float">
            <text:p>-1,80738558</text:p>
          </table:table-cell>
        </table:table-row>
        <table:table-row table:style-name="ro1">
          <table:table-cell office:value-type="float" office:value="9.20077375" calcext:value-type="float">
            <text:p>9,20077375</text:p>
          </table:table-cell>
          <table:table-cell office:value-type="float" office:value="-1.17649859" calcext:value-type="float">
            <text:p>-1,17649859</text:p>
          </table:table-cell>
        </table:table-row>
        <table:table-row table:style-name="ro1">
          <table:table-cell office:value-type="float" office:value="8.49340855" calcext:value-type="float">
            <text:p>8,49340855</text:p>
          </table:table-cell>
          <table:table-cell office:value-type="float" office:value="-1.05389517" calcext:value-type="float">
            <text:p>-1,05389517</text:p>
          </table:table-cell>
        </table:table-row>
        <table:table-row table:style-name="ro1">
          <table:table-cell office:value-type="float" office:value="8.67582619" calcext:value-type="float">
            <text:p>8,67582619</text:p>
          </table:table-cell>
          <table:table-cell office:value-type="float" office:value="-0.74249048" calcext:value-type="float">
            <text:p>-0,74249048</text:p>
          </table:table-cell>
        </table:table-row>
        <table:table-row table:style-name="ro1">
          <table:table-cell office:value-type="float" office:value="8.85923278" calcext:value-type="float">
            <text:p>8,85923278</text:p>
          </table:table-cell>
          <table:table-cell office:value-type="float" office:value="-1.48281387" calcext:value-type="float">
            <text:p>-1,48281387</text:p>
          </table:table-cell>
        </table:table-row>
        <table:table-row table:style-name="ro1">
          <table:table-cell office:value-type="float" office:value="8.33812646" calcext:value-type="float">
            <text:p>8,33812646</text:p>
          </table:table-cell>
          <table:table-cell office:value-type="float" office:value="-1.45989771" calcext:value-type="float">
            <text:p>-1,45989771</text:p>
          </table:table-cell>
        </table:table-row>
        <table:table-row table:style-name="ro1">
          <table:table-cell office:value-type="float" office:value="9.56168241" calcext:value-type="float">
            <text:p>9,56168241</text:p>
          </table:table-cell>
          <table:table-cell office:value-type="float" office:value="-1.20539053" calcext:value-type="float">
            <text:p>-1,20539053</text:p>
          </table:table-cell>
        </table:table-row>
        <table:table-row table:style-name="ro1">
          <table:table-cell office:value-type="float" office:value="9.34927438" calcext:value-type="float">
            <text:p>9,34927438</text:p>
          </table:table-cell>
          <table:table-cell office:value-type="float" office:value="-0.55601401" calcext:value-type="float">
            <text:p>-0,55601401</text:p>
          </table:table-cell>
        </table:table-row>
        <table:table-row table:style-name="ro1">
          <table:table-cell office:value-type="float" office:value="8.75207503" calcext:value-type="float">
            <text:p>8,75207503</text:p>
          </table:table-cell>
          <table:table-cell office:value-type="float" office:value="-1.37023054" calcext:value-type="float">
            <text:p>-1,37023054</text:p>
          </table:table-cell>
        </table:table-row>
        <table:table-row table:style-name="ro1">
          <table:table-cell office:value-type="float" office:value="8.67053541" calcext:value-type="float">
            <text:p>8,67053541</text:p>
          </table:table-cell>
          <table:table-cell office:value-type="float" office:value="-1.06191741" calcext:value-type="float">
            <text:p>-1,06191741</text:p>
          </table:table-cell>
        </table:table-row>
        <table:table-row table:style-name="ro1">
          <table:table-cell office:value-type="float" office:value="8.76576906" calcext:value-type="float">
            <text:p>8,76576906</text:p>
          </table:table-cell>
          <table:table-cell office:value-type="float" office:value="-0.73799456" calcext:value-type="float">
            <text:p>-0,73799456</text:p>
          </table:table-cell>
        </table:table-row>
        <table:table-row table:style-name="ro1">
          <table:table-cell office:value-type="float" office:value="9.06751851" calcext:value-type="float">
            <text:p>9,06751851</text:p>
          </table:table-cell>
          <table:table-cell office:value-type="float" office:value="-1.85617012" calcext:value-type="float">
            <text:p>-1,85617012</text:p>
          </table:table-cell>
        </table:table-row>
        <table:table-row table:style-name="ro1">
          <table:table-cell office:value-type="float" office:value="8.88604186" calcext:value-type="float">
            <text:p>8,88604186</text:p>
          </table:table-cell>
          <table:table-cell office:value-type="float" office:value="-1.65146081" calcext:value-type="float">
            <text:p>-1,65146081</text:p>
          </table:table-cell>
        </table:table-row>
        <table:table-row table:style-name="ro1">
          <table:table-cell office:value-type="float" office:value="8.55952177" calcext:value-type="float">
            <text:p>8,55952177</text:p>
          </table:table-cell>
          <table:table-cell office:value-type="float" office:value="-2.30025179" calcext:value-type="float">
            <text:p>-2,30025179</text:p>
          </table:table-cell>
        </table:table-row>
        <table:table-row table:style-name="ro1">
          <table:table-cell office:value-type="float" office:value="9.32219695" calcext:value-type="float">
            <text:p>9,32219695</text:p>
          </table:table-cell>
          <table:table-cell office:value-type="float" office:value="-0.9232136" calcext:value-type="float">
            <text:p>-0,9232136</text:p>
          </table:table-cell>
        </table:table-row>
        <table:table-row table:style-name="ro1">
          <table:table-cell office:value-type="float" office:value="9.14589141" calcext:value-type="float">
            <text:p>9,14589141</text:p>
          </table:table-cell>
          <table:table-cell office:value-type="float" office:value="-1.7794403" calcext:value-type="float">
            <text:p>-1,7794403</text:p>
          </table:table-cell>
        </table:table-row>
        <table:table-row table:style-name="ro1">
          <table:table-cell office:value-type="float" office:value="9.08211497" calcext:value-type="float">
            <text:p>9,08211497</text:p>
          </table:table-cell>
          <table:table-cell office:value-type="float" office:value="-1.48249155" calcext:value-type="float">
            <text:p>-1,48249155</text:p>
          </table:table-cell>
        </table:table-row>
        <table:table-row table:style-name="ro1">
          <table:table-cell office:value-type="float" office:value="9.52982161" calcext:value-type="float">
            <text:p>9,52982161</text:p>
          </table:table-cell>
          <table:table-cell office:value-type="float" office:value="-1.19414113" calcext:value-type="float">
            <text:p>-1,19414113</text:p>
          </table:table-cell>
        </table:table-row>
        <table:table-row table:style-name="ro1">
          <table:table-cell office:value-type="float" office:value="9.22893398" calcext:value-type="float">
            <text:p>9,22893398</text:p>
          </table:table-cell>
          <table:table-cell office:value-type="float" office:value="-0.69130928" calcext:value-type="float">
            <text:p>-0,69130928</text:p>
          </table:table-cell>
        </table:table-row>
        <table:table-row table:style-name="ro1">
          <table:table-cell office:value-type="float" office:value="8.88248756" calcext:value-type="float">
            <text:p>8,88248756</text:p>
          </table:table-cell>
          <table:table-cell office:value-type="float" office:value="-0.87614102" calcext:value-type="float">
            <text:p>-0,87614102</text:p>
          </table:table-cell>
        </table:table-row>
        <table:table-row table:style-name="ro1">
          <table:table-cell office:value-type="float" office:value="8.04984299" calcext:value-type="float">
            <text:p>8,04984299</text:p>
          </table:table-cell>
          <table:table-cell office:value-type="float" office:value="-1.30890091" calcext:value-type="float">
            <text:p>-1,30890091</text:p>
          </table:table-cell>
        </table:table-row>
        <table:table-row table:style-name="ro1">
          <table:table-cell office:value-type="float" office:value="9.29857084" calcext:value-type="float">
            <text:p>9,29857084</text:p>
          </table:table-cell>
          <table:table-cell office:value-type="float" office:value="-0.63542672" calcext:value-type="float">
            <text:p>-0,63542672</text:p>
          </table:table-cell>
        </table:table-row>
        <table:table-row table:style-name="ro1">
          <table:table-cell office:value-type="float" office:value="9.07925827" calcext:value-type="float">
            <text:p>9,07925827</text:p>
          </table:table-cell>
          <table:table-cell office:value-type="float" office:value="-1.25069884" calcext:value-type="float">
            <text:p>-1,25069884</text:p>
          </table:table-cell>
        </table:table-row>
        <table:table-row table:style-name="ro1">
          <table:table-cell office:value-type="float" office:value="8.5894529" calcext:value-type="float">
            <text:p>8,5894529</text:p>
          </table:table-cell>
          <table:table-cell office:value-type="float" office:value="-1.25804804" calcext:value-type="float">
            <text:p>-1,25804804</text:p>
          </table:table-cell>
        </table:table-row>
        <table:table-row table:style-name="ro1">
          <table:table-cell office:value-type="float" office:value="9.26872892" calcext:value-type="float">
            <text:p>9,26872892</text:p>
          </table:table-cell>
          <table:table-cell office:value-type="float" office:value="-1.68232568" calcext:value-type="float">
            <text:p>-1,68232568</text:p>
          </table:table-cell>
        </table:table-row>
        <table:table-row table:style-name="ro1">
          <table:table-cell office:value-type="float" office:value="9.07909654" calcext:value-type="float">
            <text:p>9,07909654</text:p>
          </table:table-cell>
          <table:table-cell office:value-type="float" office:value="-0.76684582" calcext:value-type="float">
            <text:p>-0,76684582</text:p>
          </table:table-cell>
        </table:table-row>
        <table:table-row table:style-name="ro1">
          <table:table-cell office:value-type="float" office:value="9.27715061" calcext:value-type="float">
            <text:p>9,27715061</text:p>
          </table:table-cell>
          <table:table-cell office:value-type="float" office:value="-1.25168865" calcext:value-type="float">
            <text:p>-1,25168865</text:p>
          </table:table-cell>
        </table:table-row>
        <table:table-row table:style-name="ro1">
          <table:table-cell office:value-type="float" office:value="8.90346831" calcext:value-type="float">
            <text:p>8,90346831</text:p>
          </table:table-cell>
          <table:table-cell office:value-type="float" office:value="-0.99733573" calcext:value-type="float">
            <text:p>-0,99733573</text:p>
          </table:table-cell>
        </table:table-row>
        <table:table-row table:style-name="ro1">
          <table:table-cell office:value-type="float" office:value="9.12315923" calcext:value-type="float">
            <text:p>9,12315923</text:p>
          </table:table-cell>
          <table:table-cell office:value-type="float" office:value="-1.38127684" calcext:value-type="float">
            <text:p>-1,38127684</text:p>
          </table:table-cell>
        </table:table-row>
        <table:table-row table:style-name="ro1">
          <table:table-cell office:value-type="float" office:value="9.37153939" calcext:value-type="float">
            <text:p>9,37153939</text:p>
          </table:table-cell>
          <table:table-cell office:value-type="float" office:value="-0.95519687" calcext:value-type="float">
            <text:p>-0,95519687</text:p>
          </table:table-cell>
        </table:table-row>
        <table:table-row table:style-name="ro1">
          <table:table-cell office:value-type="float" office:value="9.19213371" calcext:value-type="float">
            <text:p>9,19213371</text:p>
          </table:table-cell>
          <table:table-cell office:value-type="float" office:value="-1.20882765" calcext:value-type="float">
            <text:p>-1,20882765</text:p>
          </table:table-cell>
        </table:table-row>
        <table:table-row table:style-name="ro1">
          <table:table-cell office:value-type="float" office:value="9.53645418" calcext:value-type="float">
            <text:p>9,53645418</text:p>
          </table:table-cell>
          <table:table-cell office:value-type="float" office:value="-1.39831979" calcext:value-type="float">
            <text:p>-1,39831979</text:p>
          </table:table-cell>
        </table:table-row>
        <table:table-row table:style-name="ro1">
          <table:table-cell office:value-type="float" office:value="8.98880311" calcext:value-type="float">
            <text:p>8,98880311</text:p>
          </table:table-cell>
          <table:table-cell office:value-type="float" office:value="-0.89423198" calcext:value-type="float">
            <text:p>-0,89423198</text:p>
          </table:table-cell>
        </table:table-row>
        <table:table-row table:style-name="ro1">
          <table:table-cell office:value-type="float" office:value="9.62452791" calcext:value-type="float">
            <text:p>9,62452791</text:p>
          </table:table-cell>
          <table:table-cell office:value-type="float" office:value="-1.36450872" calcext:value-type="float">
            <text:p>-1,36450872</text:p>
          </table:table-cell>
        </table:table-row>
        <table:table-row table:style-name="ro1">
          <table:table-cell office:value-type="float" office:value="8.80398925" calcext:value-type="float">
            <text:p>8,80398925</text:p>
          </table:table-cell>
          <table:table-cell office:value-type="float" office:value="-1.28956543" calcext:value-type="float">
            <text:p>-1,28956543</text:p>
          </table:table-cell>
        </table:table-row>
        <table:table-row table:style-name="ro1">
          <table:table-cell office:value-type="float" office:value="9.38045822" calcext:value-type="float">
            <text:p>9,38045822</text:p>
          </table:table-cell>
          <table:table-cell office:value-type="float" office:value="-1.17925262" calcext:value-type="float">
            <text:p>-1,17925262</text:p>
          </table:table-cell>
        </table:table-row>
        <table:table-row table:style-name="ro1">
          <table:table-cell office:value-type="float" office:value="9.0841177" calcext:value-type="float">
            <text:p>9,0841177</text:p>
          </table:table-cell>
          <table:table-cell office:value-type="float" office:value="-1.76077662" calcext:value-type="float">
            <text:p>-1,76077662</text:p>
          </table:table-cell>
        </table:table-row>
        <table:table-row table:style-name="ro1">
          <table:table-cell office:value-type="float" office:value="9.14589226" calcext:value-type="float">
            <text:p>9,14589226</text:p>
          </table:table-cell>
          <table:table-cell office:value-type="float" office:value="-1.37520701" calcext:value-type="float">
            <text:p>-1,37520701</text:p>
          </table:table-cell>
        </table:table-row>
        <table:table-row table:style-name="ro1">
          <table:table-cell office:value-type="float" office:value="8.97628878" calcext:value-type="float">
            <text:p>8,97628878</text:p>
          </table:table-cell>
          <table:table-cell office:value-type="float" office:value="-0.91882413" calcext:value-type="float">
            <text:p>-0,91882413</text:p>
          </table:table-cell>
        </table:table-row>
        <table:table-row table:style-name="ro1">
          <table:table-cell office:value-type="float" office:value="8.63510741" calcext:value-type="float">
            <text:p>8,63510741</text:p>
          </table:table-cell>
          <table:table-cell office:value-type="float" office:value="-1.9530539" calcext:value-type="float">
            <text:p>-1,9530539</text:p>
          </table:table-cell>
        </table:table-row>
        <table:table-row table:style-name="ro1">
          <table:table-cell office:value-type="float" office:value="8.60574182" calcext:value-type="float">
            <text:p>8,60574182</text:p>
          </table:table-cell>
          <table:table-cell office:value-type="float" office:value="-1.26123975" calcext:value-type="float">
            <text:p>-1,26123975</text:p>
          </table:table-cell>
        </table:table-row>
        <table:table-row table:style-name="ro1">
          <table:table-cell office:value-type="float" office:value="9.12619944" calcext:value-type="float">
            <text:p>9,12619944</text:p>
          </table:table-cell>
          <table:table-cell office:value-type="float" office:value="-0.76323623" calcext:value-type="float">
            <text:p>-0,76323623</text:p>
          </table:table-cell>
        </table:table-row>
        <table:table-row table:style-name="ro1">
          <table:table-cell office:value-type="float" office:value="8.72181574" calcext:value-type="float">
            <text:p>8,72181574</text:p>
          </table:table-cell>
          <table:table-cell office:value-type="float" office:value="-1.30751246" calcext:value-type="float">
            <text:p>-1,30751246</text:p>
          </table:table-cell>
        </table:table-row>
        <table:table-row table:style-name="ro1">
          <table:table-cell office:value-type="float" office:value="9.05878483" calcext:value-type="float">
            <text:p>9,05878483</text:p>
          </table:table-cell>
          <table:table-cell office:value-type="float" office:value="-1.73445929" calcext:value-type="float">
            <text:p>-1,73445929</text:p>
          </table:table-cell>
        </table:table-row>
        <table:table-row table:style-name="ro1">
          <table:table-cell office:value-type="float" office:value="8.33422361" calcext:value-type="float">
            <text:p>8,33422361</text:p>
          </table:table-cell>
          <table:table-cell office:value-type="float" office:value="-1.24268742" calcext:value-type="float">
            <text:p>-1,24268742</text:p>
          </table:table-cell>
        </table:table-row>
        <table:table-row table:style-name="ro1">
          <table:table-cell office:value-type="float" office:value="9.14672615" calcext:value-type="float">
            <text:p>9,14672615</text:p>
          </table:table-cell>
          <table:table-cell office:value-type="float" office:value="-1.40730956" calcext:value-type="float">
            <text:p>-1,40730956</text:p>
          </table:table-cell>
        </table:table-row>
        <table:table-row table:style-name="ro1">
          <table:table-cell office:value-type="float" office:value="9.14407236" calcext:value-type="float">
            <text:p>9,14407236</text:p>
          </table:table-cell>
          <table:table-cell office:value-type="float" office:value="-1.23627522" calcext:value-type="float">
            <text:p>-1,23627522</text:p>
          </table:table-cell>
        </table:table-row>
        <table:table-row table:style-name="ro1">
          <table:table-cell office:value-type="float" office:value="8.04120904" calcext:value-type="float">
            <text:p>8,04120904</text:p>
          </table:table-cell>
          <table:table-cell office:value-type="float" office:value="-1.37282863" calcext:value-type="float">
            <text:p>-1,37282863</text:p>
          </table:table-cell>
        </table:table-row>
        <table:table-row table:style-name="ro1">
          <table:table-cell office:value-type="float" office:value="9.11783234" calcext:value-type="float">
            <text:p>9,11783234</text:p>
          </table:table-cell>
          <table:table-cell office:value-type="float" office:value="-1.11334152" calcext:value-type="float">
            <text:p>-1,11334152</text:p>
          </table:table-cell>
        </table:table-row>
        <table:table-row table:style-name="ro1">
          <table:table-cell office:value-type="float" office:value="9.36744241" calcext:value-type="float">
            <text:p>9,36744241</text:p>
          </table:table-cell>
          <table:table-cell office:value-type="float" office:value="-1.461881" calcext:value-type="float">
            <text:p>-1,461881</text:p>
          </table:table-cell>
        </table:table-row>
        <table:table-row table:style-name="ro1">
          <table:table-cell office:value-type="float" office:value="8.44383342" calcext:value-type="float">
            <text:p>8,44383342</text:p>
          </table:table-cell>
          <table:table-cell office:value-type="float" office:value="-1.15653752" calcext:value-type="float">
            <text:p>-1,15653752</text:p>
          </table:table-cell>
        </table:table-row>
        <table:table-row table:style-name="ro1">
          <table:table-cell office:value-type="float" office:value="9.21266402" calcext:value-type="float">
            <text:p>9,21266402</text:p>
          </table:table-cell>
          <table:table-cell office:value-type="float" office:value="-2.2839135" calcext:value-type="float">
            <text:p>-2,2839135</text:p>
          </table:table-cell>
        </table:table-row>
        <table:table-row table:style-name="ro1">
          <table:table-cell office:value-type="float" office:value="8.23100264" calcext:value-type="float">
            <text:p>8,23100264</text:p>
          </table:table-cell>
          <table:table-cell office:value-type="float" office:value="-1.3111399" calcext:value-type="float">
            <text:p>-1,3111399</text:p>
          </table:table-cell>
        </table:table-row>
        <table:table-row table:style-name="ro1">
          <table:table-cell office:value-type="float" office:value="8.88867719" calcext:value-type="float">
            <text:p>8,88867719</text:p>
          </table:table-cell>
          <table:table-cell office:value-type="float" office:value="-1.37858589" calcext:value-type="float">
            <text:p>-1,37858589</text:p>
          </table:table-cell>
        </table:table-row>
        <table:table-row table:style-name="ro1">
          <table:table-cell office:value-type="float" office:value="8.86025985" calcext:value-type="float">
            <text:p>8,86025985</text:p>
          </table:table-cell>
          <table:table-cell office:value-type="float" office:value="-1.11755534" calcext:value-type="float">
            <text:p>-1,11755534</text:p>
          </table:table-cell>
        </table:table-row>
        <table:table-row table:style-name="ro1">
          <table:table-cell office:value-type="float" office:value="8.57414074" calcext:value-type="float">
            <text:p>8,57414074</text:p>
          </table:table-cell>
          <table:table-cell office:value-type="float" office:value="-1.20937589" calcext:value-type="float">
            <text:p>-1,20937589</text:p>
          </table:table-cell>
        </table:table-row>
        <table:table-row table:style-name="ro1">
          <table:table-cell office:value-type="float" office:value="8.70944949" calcext:value-type="float">
            <text:p>8,70944949</text:p>
          </table:table-cell>
          <table:table-cell office:value-type="float" office:value="-0.70019921" calcext:value-type="float">
            <text:p>-0,70019921</text:p>
          </table:table-cell>
        </table:table-row>
        <table:table-row table:style-name="ro1">
          <table:table-cell office:value-type="float" office:value="9.19624549" calcext:value-type="float">
            <text:p>9,19624549</text:p>
          </table:table-cell>
          <table:table-cell office:value-type="float" office:value="-1.25204809" calcext:value-type="float">
            <text:p>-1,25204809</text:p>
          </table:table-cell>
        </table:table-row>
        <table:table-row table:style-name="ro1">
          <table:table-cell office:value-type="float" office:value="8.30760894" calcext:value-type="float">
            <text:p>8,30760894</text:p>
          </table:table-cell>
          <table:table-cell office:value-type="float" office:value="-1.37464213" calcext:value-type="float">
            <text:p>-1,37464213</text:p>
          </table:table-cell>
        </table:table-row>
        <table:table-row table:style-name="ro1">
          <table:table-cell office:value-type="float" office:value="9.61326435" calcext:value-type="float">
            <text:p>9,61326435</text:p>
          </table:table-cell>
          <table:table-cell office:value-type="float" office:value="-1.30717804" calcext:value-type="float">
            <text:p>-1,30717804</text:p>
          </table:table-cell>
        </table:table-row>
        <table:table-row table:style-name="ro1">
          <table:table-cell office:value-type="float" office:value="9.4770499" calcext:value-type="float">
            <text:p>9,4770499</text:p>
          </table:table-cell>
          <table:table-cell office:value-type="float" office:value="-1.26963911" calcext:value-type="float">
            <text:p>-1,26963911</text:p>
          </table:table-cell>
        </table:table-row>
        <table:table-row table:style-name="ro1">
          <table:table-cell office:value-type="float" office:value="8.82245957" calcext:value-type="float">
            <text:p>8,82245957</text:p>
          </table:table-cell>
          <table:table-cell office:value-type="float" office:value="-1.27911162" calcext:value-type="float">
            <text:p>-1,27911162</text:p>
          </table:table-cell>
        </table:table-row>
        <table:table-row table:style-name="ro1">
          <table:table-cell office:value-type="float" office:value="8.79321044" calcext:value-type="float">
            <text:p>8,79321044</text:p>
          </table:table-cell>
          <table:table-cell office:value-type="float" office:value="-1.70879535" calcext:value-type="float">
            <text:p>-1,70879535</text:p>
          </table:table-cell>
        </table:table-row>
        <table:table-row table:style-name="ro1">
          <table:table-cell office:value-type="float" office:value="8.22574144" calcext:value-type="float">
            <text:p>8,22574144</text:p>
          </table:table-cell>
          <table:table-cell office:value-type="float" office:value="-0.13848197" calcext:value-type="float">
            <text:p>-0,13848197</text:p>
          </table:table-cell>
        </table:table-row>
        <table:table-row table:style-name="ro1">
          <table:table-cell office:value-type="float" office:value="8.69390783" calcext:value-type="float">
            <text:p>8,69390783</text:p>
          </table:table-cell>
          <table:table-cell office:value-type="float" office:value="-1.15273129" calcext:value-type="float">
            <text:p>-1,15273129</text:p>
          </table:table-cell>
        </table:table-row>
        <table:table-row table:style-name="ro1">
          <table:table-cell office:value-type="float" office:value="9.01654151" calcext:value-type="float">
            <text:p>9,01654151</text:p>
          </table:table-cell>
          <table:table-cell office:value-type="float" office:value="-1.34865222" calcext:value-type="float">
            <text:p>-1,34865222</text:p>
          </table:table-cell>
        </table:table-row>
        <table:table-row table:style-name="ro1">
          <table:table-cell office:value-type="float" office:value="9.07241226" calcext:value-type="float">
            <text:p>9,07241226</text:p>
          </table:table-cell>
          <table:table-cell office:value-type="float" office:value="-0.60953463" calcext:value-type="float">
            <text:p>-0,60953463</text:p>
          </table:table-cell>
        </table:table-row>
        <table:table-row table:style-name="ro1">
          <table:table-cell office:value-type="float" office:value="8.93291311" calcext:value-type="float">
            <text:p>8,93291311</text:p>
          </table:table-cell>
          <table:table-cell office:value-type="float" office:value="-1.31235601" calcext:value-type="float">
            <text:p>-1,31235601</text:p>
          </table:table-cell>
        </table:table-row>
        <table:table-row table:style-name="ro1">
          <table:table-cell office:value-type="float" office:value="9.02388659" calcext:value-type="float">
            <text:p>9,02388659</text:p>
          </table:table-cell>
          <table:table-cell office:value-type="float" office:value="-1.07482612" calcext:value-type="float">
            <text:p>-1,07482612</text:p>
          </table:table-cell>
        </table:table-row>
        <table:table-row table:style-name="ro1">
          <table:table-cell office:value-type="float" office:value="9.3495086" calcext:value-type="float">
            <text:p>9,3495086</text:p>
          </table:table-cell>
          <table:table-cell office:value-type="float" office:value="-1.434878" calcext:value-type="float">
            <text:p>-1,434878</text:p>
          </table:table-cell>
        </table:table-row>
        <table:table-row table:style-name="ro1">
          <table:table-cell office:value-type="float" office:value="8.71562423" calcext:value-type="float">
            <text:p>8,71562423</text:p>
          </table:table-cell>
          <table:table-cell office:value-type="float" office:value="-2.0268673" calcext:value-type="float">
            <text:p>-2,0268673</text:p>
          </table:table-cell>
        </table:table-row>
        <table:table-row table:style-name="ro1">
          <table:table-cell office:value-type="float" office:value="8.80667121" calcext:value-type="float">
            <text:p>8,80667121</text:p>
          </table:table-cell>
          <table:table-cell office:value-type="float" office:value="-1.52765888" calcext:value-type="float">
            <text:p>-1,52765888</text:p>
          </table:table-cell>
        </table:table-row>
        <table:table-row table:style-name="ro1">
          <table:table-cell office:value-type="float" office:value="9.33326651" calcext:value-type="float">
            <text:p>9,33326651</text:p>
          </table:table-cell>
          <table:table-cell office:value-type="float" office:value="-1.52714432" calcext:value-type="float">
            <text:p>-1,52714432</text:p>
          </table:table-cell>
        </table:table-row>
        <table:table-row table:style-name="ro1">
          <table:table-cell office:value-type="float" office:value="8.7166874" calcext:value-type="float">
            <text:p>8,7166874</text:p>
          </table:table-cell>
          <table:table-cell office:value-type="float" office:value="-1.53111876" calcext:value-type="float">
            <text:p>-1,53111876</text:p>
          </table:table-cell>
        </table:table-row>
        <table:table-row table:style-name="ro1">
          <table:table-cell office:value-type="float" office:value="8.81740767" calcext:value-type="float">
            <text:p>8,81740767</text:p>
          </table:table-cell>
          <table:table-cell office:value-type="float" office:value="-1.81880415" calcext:value-type="float">
            <text:p>-1,81880415</text:p>
          </table:table-cell>
        </table:table-row>
        <table:table-row table:style-name="ro1">
          <table:table-cell office:value-type="float" office:value="9.18921471" calcext:value-type="float">
            <text:p>9,18921471</text:p>
          </table:table-cell>
          <table:table-cell office:value-type="float" office:value="-1.75428452" calcext:value-type="float">
            <text:p>-1,75428452</text:p>
          </table:table-cell>
        </table:table-row>
        <table:table-row table:style-name="ro1">
          <table:table-cell office:value-type="float" office:value="9.43812385" calcext:value-type="float">
            <text:p>9,43812385</text:p>
          </table:table-cell>
          <table:table-cell office:value-type="float" office:value="-1.01406801" calcext:value-type="float">
            <text:p>-1,01406801</text:p>
          </table:table-cell>
        </table:table-row>
        <table:table-row table:style-name="ro1">
          <table:table-cell office:value-type="float" office:value="8.90887196" calcext:value-type="float">
            <text:p>8,90887196</text:p>
          </table:table-cell>
          <table:table-cell office:value-type="float" office:value="-0.5917977" calcext:value-type="float">
            <text:p>-0,5917977</text:p>
          </table:table-cell>
        </table:table-row>
        <table:table-row table:style-name="ro1">
          <table:table-cell office:value-type="float" office:value="8.69644523" calcext:value-type="float">
            <text:p>8,69644523</text:p>
          </table:table-cell>
          <table:table-cell office:value-type="float" office:value="-1.29265931" calcext:value-type="float">
            <text:p>-1,29265931</text:p>
          </table:table-cell>
        </table:table-row>
        <table:table-row table:style-name="ro1">
          <table:table-cell office:value-type="float" office:value="9.55399749" calcext:value-type="float">
            <text:p>9,55399749</text:p>
          </table:table-cell>
          <table:table-cell office:value-type="float" office:value="-1.69508228" calcext:value-type="float">
            <text:p>-1,69508228</text:p>
          </table:table-cell>
        </table:table-row>
        <table:table-row table:style-name="ro1">
          <table:table-cell office:value-type="float" office:value="9.33811501" calcext:value-type="float">
            <text:p>9,33811501</text:p>
          </table:table-cell>
          <table:table-cell office:value-type="float" office:value="-1.49683812" calcext:value-type="float">
            <text:p>-1,49683812</text:p>
          </table:table-cell>
        </table:table-row>
        <table:table-row table:style-name="ro1">
          <table:table-cell office:value-type="float" office:value="9.25751333" calcext:value-type="float">
            <text:p>9,25751333</text:p>
          </table:table-cell>
          <table:table-cell office:value-type="float" office:value="-1.1975781" calcext:value-type="float">
            <text:p>-1,1975781</text:p>
          </table:table-cell>
        </table:table-row>
        <table:table-row table:style-name="ro1">
          <table:table-cell office:value-type="float" office:value="8.17924762" calcext:value-type="float">
            <text:p>8,17924762</text:p>
          </table:table-cell>
          <table:table-cell office:value-type="float" office:value="-1.47016026" calcext:value-type="float">
            <text:p>-1,47016026</text:p>
          </table:table-cell>
        </table:table-row>
        <table:table-row table:style-name="ro1">
          <table:table-cell office:value-type="float" office:value="8.6352297" calcext:value-type="float">
            <text:p>8,6352297</text:p>
          </table:table-cell>
          <table:table-cell office:value-type="float" office:value="-1.02356906" calcext:value-type="float">
            <text:p>-1,02356906</text:p>
          </table:table-cell>
        </table:table-row>
        <table:table-row table:style-name="ro1">
          <table:table-cell office:value-type="float" office:value="9.22470761" calcext:value-type="float">
            <text:p>9,22470761</text:p>
          </table:table-cell>
          <table:table-cell office:value-type="float" office:value="-1.44862761" calcext:value-type="float">
            <text:p>-1,44862761</text:p>
          </table:table-cell>
        </table:table-row>
        <table:table-row table:style-name="ro1">
          <table:table-cell office:value-type="float" office:value="9.64351687" calcext:value-type="float">
            <text:p>9,64351687</text:p>
          </table:table-cell>
          <table:table-cell office:value-type="float" office:value="-0.75081667" calcext:value-type="float">
            <text:p>-0,75081667</text:p>
          </table:table-cell>
        </table:table-row>
        <table:table-row table:style-name="ro1">
          <table:table-cell office:value-type="float" office:value="8.91669621" calcext:value-type="float">
            <text:p>8,91669621</text:p>
          </table:table-cell>
          <table:table-cell office:value-type="float" office:value="-1.20055448" calcext:value-type="float">
            <text:p>-1,20055448</text:p>
          </table:table-cell>
        </table:table-row>
        <table:table-row table:style-name="ro1">
          <table:table-cell office:value-type="float" office:value="8.72760865" calcext:value-type="float">
            <text:p>8,72760865</text:p>
          </table:table-cell>
          <table:table-cell office:value-type="float" office:value="-0.6633528" calcext:value-type="float">
            <text:p>-0,6633528</text:p>
          </table:table-cell>
        </table:table-row>
        <table:table-row table:style-name="ro1">
          <table:table-cell office:value-type="float" office:value="8.98381879" calcext:value-type="float">
            <text:p>8,98381879</text:p>
          </table:table-cell>
          <table:table-cell office:value-type="float" office:value="-1.65104457" calcext:value-type="float">
            <text:p>-1,65104457</text:p>
          </table:table-cell>
        </table:table-row>
        <table:table-row table:style-name="ro1">
          <table:table-cell office:value-type="float" office:value="8.64795865" calcext:value-type="float">
            <text:p>8,64795865</text:p>
          </table:table-cell>
          <table:table-cell office:value-type="float" office:value="-1.29388411" calcext:value-type="float">
            <text:p>-1,29388411</text:p>
          </table:table-cell>
        </table:table-row>
        <table:table-row table:style-name="ro1">
          <table:table-cell office:value-type="float" office:value="9.05646848" calcext:value-type="float">
            <text:p>9,05646848</text:p>
          </table:table-cell>
          <table:table-cell office:value-type="float" office:value="-1.29391356" calcext:value-type="float">
            <text:p>-1,29391356</text:p>
          </table:table-cell>
        </table:table-row>
        <table:table-row table:style-name="ro1">
          <table:table-cell office:value-type="float" office:value="9.01396587" calcext:value-type="float">
            <text:p>9,01396587</text:p>
          </table:table-cell>
          <table:table-cell office:value-type="float" office:value="-1.94938609" calcext:value-type="float">
            <text:p>-1,94938609</text:p>
          </table:table-cell>
        </table:table-row>
        <table:table-row table:style-name="ro1">
          <table:table-cell office:value-type="float" office:value="8.91980329" calcext:value-type="float">
            <text:p>8,91980329</text:p>
          </table:table-cell>
          <table:table-cell office:value-type="float" office:value="-1.03495009" calcext:value-type="float">
            <text:p>-1,03495009</text:p>
          </table:table-cell>
        </table:table-row>
        <table:table-row table:style-name="ro1">
          <table:table-cell office:value-type="float" office:value="9.11444293" calcext:value-type="float">
            <text:p>9,11444293</text:p>
          </table:table-cell>
          <table:table-cell office:value-type="float" office:value="-0.92425482" calcext:value-type="float">
            <text:p>-0,92425482</text:p>
          </table:table-cell>
        </table:table-row>
        <table:table-row table:style-name="ro1">
          <table:table-cell office:value-type="float" office:value="8.69848305" calcext:value-type="float">
            <text:p>8,69848305</text:p>
          </table:table-cell>
          <table:table-cell office:value-type="float" office:value="-0.67946674" calcext:value-type="float">
            <text:p>-0,67946674</text:p>
          </table:table-cell>
        </table:table-row>
        <table:table-row table:style-name="ro1">
          <table:table-cell office:value-type="float" office:value="9.2479588" calcext:value-type="float">
            <text:p>9,2479588</text:p>
          </table:table-cell>
          <table:table-cell office:value-type="float" office:value="-1.34619428" calcext:value-type="float">
            <text:p>-1,34619428</text:p>
          </table:table-cell>
        </table:table-row>
        <table:table-row table:style-name="ro1">
          <table:table-cell office:value-type="float" office:value="9.17362233" calcext:value-type="float">
            <text:p>9,17362233</text:p>
          </table:table-cell>
          <table:table-cell office:value-type="float" office:value="-0.91571684" calcext:value-type="float">
            <text:p>-0,91571684</text:p>
          </table:table-cell>
        </table:table-row>
        <table:table-row table:style-name="ro1">
          <table:table-cell office:value-type="float" office:value="7.97918184" calcext:value-type="float">
            <text:p>7,97918184</text:p>
          </table:table-cell>
          <table:table-cell office:value-type="float" office:value="-1.22558249" calcext:value-type="float">
            <text:p>-1,22558249</text:p>
          </table:table-cell>
        </table:table-row>
        <table:table-row table:style-name="ro1">
          <table:table-cell office:value-type="float" office:value="8.62910841" calcext:value-type="float">
            <text:p>8,62910841</text:p>
          </table:table-cell>
          <table:table-cell office:value-type="float" office:value="-1.69167862" calcext:value-type="float">
            <text:p>-1,69167862</text:p>
          </table:table-cell>
        </table:table-row>
        <table:table-row table:style-name="ro1">
          <table:table-cell office:value-type="float" office:value="8.50154807" calcext:value-type="float">
            <text:p>8,50154807</text:p>
          </table:table-cell>
          <table:table-cell office:value-type="float" office:value="-1.81643675" calcext:value-type="float">
            <text:p>-1,81643675</text:p>
          </table:table-cell>
        </table:table-row>
        <table:table-row table:style-name="ro1">
          <table:table-cell office:value-type="float" office:value="8.79385733" calcext:value-type="float">
            <text:p>8,79385733</text:p>
          </table:table-cell>
          <table:table-cell office:value-type="float" office:value="-0.59352803" calcext:value-type="float">
            <text:p>-0,59352803</text:p>
          </table:table-cell>
        </table:table-row>
        <table:table-row table:style-name="ro1">
          <table:table-cell office:value-type="float" office:value="9.35950065" calcext:value-type="float">
            <text:p>9,35950065</text:p>
          </table:table-cell>
          <table:table-cell office:value-type="float" office:value="-1.60375447" calcext:value-type="float">
            <text:p>-1,60375447</text:p>
          </table:table-cell>
        </table:table-row>
        <table:table-row table:style-name="ro1">
          <table:table-cell office:value-type="float" office:value="9.64583693" calcext:value-type="float">
            <text:p>9,64583693</text:p>
          </table:table-cell>
          <table:table-cell office:value-type="float" office:value="-1.80695153" calcext:value-type="float">
            <text:p>-1,80695153</text:p>
          </table:table-cell>
        </table:table-row>
        <table:table-row table:style-name="ro1">
          <table:table-cell office:value-type="float" office:value="8.96274794" calcext:value-type="float">
            <text:p>8,96274794</text:p>
          </table:table-cell>
          <table:table-cell office:value-type="float" office:value="-1.26416579" calcext:value-type="float">
            <text:p>-1,26416579</text:p>
          </table:table-cell>
        </table:table-row>
        <table:table-row table:style-name="ro1">
          <table:table-cell office:value-type="float" office:value="9.39828004" calcext:value-type="float">
            <text:p>9,39828004</text:p>
          </table:table-cell>
          <table:table-cell office:value-type="float" office:value="-0.97320067" calcext:value-type="float">
            <text:p>-0,97320067</text:p>
          </table:table-cell>
        </table:table-row>
        <table:table-row table:style-name="ro1">
          <table:table-cell office:value-type="float" office:value="9.17715733" calcext:value-type="float">
            <text:p>9,17715733</text:p>
          </table:table-cell>
          <table:table-cell office:value-type="float" office:value="-1.31941853" calcext:value-type="float">
            <text:p>-1,31941853</text:p>
          </table:table-cell>
        </table:table-row>
        <table:table-row table:style-name="ro1">
          <table:table-cell office:value-type="float" office:value="9.14158065" calcext:value-type="float">
            <text:p>9,14158065</text:p>
          </table:table-cell>
          <table:table-cell office:value-type="float" office:value="-1.00063034" calcext:value-type="float">
            <text:p>-1,00063034</text:p>
          </table:table-cell>
        </table:table-row>
        <table:table-row table:style-name="ro1">
          <table:table-cell office:value-type="float" office:value="9.87716394" calcext:value-type="float">
            <text:p>9,87716394</text:p>
          </table:table-cell>
          <table:table-cell office:value-type="float" office:value="-1.99939457" calcext:value-type="float">
            <text:p>-1,99939457</text:p>
          </table:table-cell>
        </table:table-row>
        <table:table-row table:style-name="ro1">
          <table:table-cell office:value-type="float" office:value="8.95687073" calcext:value-type="float">
            <text:p>8,95687073</text:p>
          </table:table-cell>
          <table:table-cell office:value-type="float" office:value="-1.61189053" calcext:value-type="float">
            <text:p>-1,61189053</text:p>
          </table:table-cell>
        </table:table-row>
        <table:table-row table:style-name="ro1">
          <table:table-cell office:value-type="float" office:value="8.74548686" calcext:value-type="float">
            <text:p>8,74548686</text:p>
          </table:table-cell>
          <table:table-cell office:value-type="float" office:value="-1.45358855" calcext:value-type="float">
            <text:p>-1,45358855</text:p>
          </table:table-cell>
        </table:table-row>
        <table:table-row table:style-name="ro1">
          <table:table-cell office:value-type="float" office:value="9.15835966" calcext:value-type="float">
            <text:p>9,15835966</text:p>
          </table:table-cell>
          <table:table-cell office:value-type="float" office:value="-1.41936413" calcext:value-type="float">
            <text:p>-1,41936413</text:p>
          </table:table-cell>
        </table:table-row>
        <table:table-row table:style-name="ro1">
          <table:table-cell office:value-type="float" office:value="9.0960666" calcext:value-type="float">
            <text:p>9,0960666</text:p>
          </table:table-cell>
          <table:table-cell office:value-type="float" office:value="-0.70727431" calcext:value-type="float">
            <text:p>-0,70727431</text:p>
          </table:table-cell>
        </table:table-row>
        <table:table-row table:style-name="ro1">
          <table:table-cell office:value-type="float" office:value="8.80850241" calcext:value-type="float">
            <text:p>8,80850241</text:p>
          </table:table-cell>
          <table:table-cell office:value-type="float" office:value="-1.93784496" calcext:value-type="float">
            <text:p>-1,93784496</text:p>
          </table:table-cell>
        </table:table-row>
        <table:table-row table:style-name="ro1">
          <table:table-cell office:value-type="float" office:value="9.48452806" calcext:value-type="float">
            <text:p>9,48452806</text:p>
          </table:table-cell>
          <table:table-cell office:value-type="float" office:value="-2.04819996" calcext:value-type="float">
            <text:p>-2,04819996</text:p>
          </table:table-cell>
        </table:table-row>
        <table:table-row table:style-name="ro1">
          <table:table-cell office:value-type="float" office:value="8.11474476" calcext:value-type="float">
            <text:p>8,11474476</text:p>
          </table:table-cell>
          <table:table-cell office:value-type="float" office:value="-0.94258601" calcext:value-type="float">
            <text:p>-0,94258601</text:p>
          </table:table-cell>
        </table:table-row>
        <table:table-row table:style-name="ro1">
          <table:table-cell office:value-type="float" office:value="9.51059729" calcext:value-type="float">
            <text:p>9,51059729</text:p>
          </table:table-cell>
          <table:table-cell office:value-type="float" office:value="-1.76875626" calcext:value-type="float">
            <text:p>-1,76875626</text:p>
          </table:table-cell>
        </table:table-row>
        <table:table-row table:style-name="ro1">
          <table:table-cell office:value-type="float" office:value="9.1340712" calcext:value-type="float">
            <text:p>9,1340712</text:p>
          </table:table-cell>
          <table:table-cell office:value-type="float" office:value="-1.53584026" calcext:value-type="float">
            <text:p>-1,53584026</text:p>
          </table:table-cell>
        </table:table-row>
        <table:table-row table:style-name="ro1">
          <table:table-cell office:value-type="float" office:value="9.4835483" calcext:value-type="float">
            <text:p>9,4835483</text:p>
          </table:table-cell>
          <table:table-cell office:value-type="float" office:value="-1.07430932" calcext:value-type="float">
            <text:p>-1,07430932</text:p>
          </table:table-cell>
        </table:table-row>
        <table:table-row table:style-name="ro1">
          <table:table-cell office:value-type="float" office:value="8.57757625" calcext:value-type="float">
            <text:p>8,57757625</text:p>
          </table:table-cell>
          <table:table-cell office:value-type="float" office:value="-1.06615566" calcext:value-type="float">
            <text:p>-1,06615566</text:p>
          </table:table-cell>
        </table:table-row>
        <table:table-row table:style-name="ro1">
          <table:table-cell office:value-type="float" office:value="8.71982972" calcext:value-type="float">
            <text:p>8,71982972</text:p>
          </table:table-cell>
          <table:table-cell office:value-type="float" office:value="-1.62058984" calcext:value-type="float">
            <text:p>-1,62058984</text:p>
          </table:table-cell>
        </table:table-row>
        <table:table-row table:style-name="ro1">
          <table:table-cell office:value-type="float" office:value="9.16288534" calcext:value-type="float">
            <text:p>9,16288534</text:p>
          </table:table-cell>
          <table:table-cell office:value-type="float" office:value="-1.11978342" calcext:value-type="float">
            <text:p>-1,11978342</text:p>
          </table:table-cell>
        </table:table-row>
        <table:table-row table:style-name="ro1">
          <table:table-cell office:value-type="float" office:value="9.73432119" calcext:value-type="float">
            <text:p>9,73432119</text:p>
          </table:table-cell>
          <table:table-cell office:value-type="float" office:value="-1.51639844" calcext:value-type="float">
            <text:p>-1,51639844</text:p>
          </table:table-cell>
        </table:table-row>
        <table:table-row table:style-name="ro1">
          <table:table-cell office:value-type="float" office:value="9.44336015" calcext:value-type="float">
            <text:p>9,44336015</text:p>
          </table:table-cell>
          <table:table-cell office:value-type="float" office:value="-1.89141509" calcext:value-type="float">
            <text:p>-1,89141509</text:p>
          </table:table-cell>
        </table:table-row>
        <table:table-row table:style-name="ro1">
          <table:table-cell office:value-type="float" office:value="9.09889766" calcext:value-type="float">
            <text:p>9,09889766</text:p>
          </table:table-cell>
          <table:table-cell office:value-type="float" office:value="-1.83399925" calcext:value-type="float">
            <text:p>-1,83399925</text:p>
          </table:table-cell>
        </table:table-row>
        <table:table-row table:style-name="ro1">
          <table:table-cell office:value-type="float" office:value="8.27971258" calcext:value-type="float">
            <text:p>8,27971258</text:p>
          </table:table-cell>
          <table:table-cell office:value-type="float" office:value="-1.00905362" calcext:value-type="float">
            <text:p>-1,00905362</text:p>
          </table:table-cell>
        </table:table-row>
        <table:table-row table:style-name="ro1">
          <table:table-cell office:value-type="float" office:value="9.25059288" calcext:value-type="float">
            <text:p>9,25059288</text:p>
          </table:table-cell>
          <table:table-cell office:value-type="float" office:value="-0.70401461" calcext:value-type="float">
            <text:p>-0,70401461</text:p>
          </table:table-cell>
        </table:table-row>
        <table:table-row table:style-name="ro1">
          <table:table-cell office:value-type="float" office:value="8.78015405" calcext:value-type="float">
            <text:p>8,78015405</text:p>
          </table:table-cell>
          <table:table-cell office:value-type="float" office:value="-1.61046798" calcext:value-type="float">
            <text:p>-1,61046798</text:p>
          </table:table-cell>
        </table:table-row>
        <table:table-row table:style-name="ro1">
          <table:table-cell office:value-type="float" office:value="9.67709887" calcext:value-type="float">
            <text:p>9,67709887</text:p>
          </table:table-cell>
          <table:table-cell office:value-type="float" office:value="-1.41264349" calcext:value-type="float">
            <text:p>-1,41264349</text:p>
          </table:table-cell>
        </table:table-row>
        <table:table-row table:style-name="ro1">
          <table:table-cell office:value-type="float" office:value="8.88630376" calcext:value-type="float">
            <text:p>8,88630376</text:p>
          </table:table-cell>
          <table:table-cell office:value-type="float" office:value="-0.71136829" calcext:value-type="float">
            <text:p>-0,71136829</text:p>
          </table:table-cell>
        </table:table-row>
        <table:table-row table:style-name="ro1">
          <table:table-cell office:value-type="float" office:value="9.49013636" calcext:value-type="float">
            <text:p>9,49013636</text:p>
          </table:table-cell>
          <table:table-cell office:value-type="float" office:value="-1.12683339" calcext:value-type="float">
            <text:p>-1,12683339</text:p>
          </table:table-cell>
        </table:table-row>
        <table:table-row table:style-name="ro1">
          <table:table-cell office:value-type="float" office:value="8.87391565" calcext:value-type="float">
            <text:p>8,87391565</text:p>
          </table:table-cell>
          <table:table-cell office:value-type="float" office:value="-1.37487993" calcext:value-type="float">
            <text:p>-1,37487993</text:p>
          </table:table-cell>
        </table:table-row>
        <table:table-row table:style-name="ro1">
          <table:table-cell office:value-type="float" office:value="8.79915916" calcext:value-type="float">
            <text:p>8,79915916</text:p>
          </table:table-cell>
          <table:table-cell office:value-type="float" office:value="-1.28045874" calcext:value-type="float">
            <text:p>-1,28045874</text:p>
          </table:table-cell>
        </table:table-row>
        <table:table-row table:style-name="ro1">
          <table:table-cell office:value-type="float" office:value="8.52646167" calcext:value-type="float">
            <text:p>8,52646167</text:p>
          </table:table-cell>
          <table:table-cell office:value-type="float" office:value="-1.68315556" calcext:value-type="float">
            <text:p>-1,68315556</text:p>
          </table:table-cell>
        </table:table-row>
        <table:table-row table:style-name="ro1">
          <table:table-cell office:value-type="float" office:value="9.30176592" calcext:value-type="float">
            <text:p>9,30176592</text:p>
          </table:table-cell>
          <table:table-cell office:value-type="float" office:value="-1.42751309" calcext:value-type="float">
            <text:p>-1,42751309</text:p>
          </table:table-cell>
        </table:table-row>
        <table:table-row table:style-name="ro1">
          <table:table-cell office:value-type="float" office:value="8.94006098" calcext:value-type="float">
            <text:p>8,94006098</text:p>
          </table:table-cell>
          <table:table-cell office:value-type="float" office:value="-1.66752178" calcext:value-type="float">
            <text:p>-1,66752178</text:p>
          </table:table-cell>
        </table:table-row>
        <table:table-row table:style-name="ro1">
          <table:table-cell office:value-type="float" office:value="8.45707275" calcext:value-type="float">
            <text:p>8,45707275</text:p>
          </table:table-cell>
          <table:table-cell office:value-type="float" office:value="-1.63114964" calcext:value-type="float">
            <text:p>-1,63114964</text:p>
          </table:table-cell>
        </table:table-row>
        <table:table-row table:style-name="ro1">
          <table:table-cell office:value-type="float" office:value="9.25836218" calcext:value-type="float">
            <text:p>9,25836218</text:p>
          </table:table-cell>
          <table:table-cell office:value-type="float" office:value="-1.16035594" calcext:value-type="float">
            <text:p>-1,16035594</text:p>
          </table:table-cell>
        </table:table-row>
        <table:table-row table:style-name="ro1">
          <table:table-cell office:value-type="float" office:value="9.12117468" calcext:value-type="float">
            <text:p>9,12117468</text:p>
          </table:table-cell>
          <table:table-cell office:value-type="float" office:value="-1.46238512" calcext:value-type="float">
            <text:p>-1,46238512</text:p>
          </table:table-cell>
        </table:table-row>
        <table:table-row table:style-name="ro1">
          <table:table-cell office:value-type="float" office:value="8.56742883" calcext:value-type="float">
            <text:p>8,56742883</text:p>
          </table:table-cell>
          <table:table-cell office:value-type="float" office:value="-0.5597043" calcext:value-type="float">
            <text:p>-0,5597043</text:p>
          </table:table-cell>
        </table:table-row>
        <table:table-row table:style-name="ro1">
          <table:table-cell office:value-type="float" office:value="8.77088695" calcext:value-type="float">
            <text:p>8,77088695</text:p>
          </table:table-cell>
          <table:table-cell office:value-type="float" office:value="-1.51567555" calcext:value-type="float">
            <text:p>-1,51567555</text:p>
          </table:table-cell>
        </table:table-row>
        <table:table-row table:style-name="ro1">
          <table:table-cell office:value-type="float" office:value="9.62482434" calcext:value-type="float">
            <text:p>9,62482434</text:p>
          </table:table-cell>
          <table:table-cell office:value-type="float" office:value="-1.87660706" calcext:value-type="float">
            <text:p>-1,87660706</text:p>
          </table:table-cell>
        </table:table-row>
        <table:table-row table:style-name="ro1">
          <table:table-cell office:value-type="float" office:value="9.25768932" calcext:value-type="float">
            <text:p>9,25768932</text:p>
          </table:table-cell>
          <table:table-cell office:value-type="float" office:value="-1.49755493" calcext:value-type="float">
            <text:p>-1,49755493</text:p>
          </table:table-cell>
        </table:table-row>
        <table:table-row table:style-name="ro1">
          <table:table-cell office:value-type="float" office:value="9.6075469" calcext:value-type="float">
            <text:p>9,6075469</text:p>
          </table:table-cell>
          <table:table-cell office:value-type="float" office:value="-1.34505107" calcext:value-type="float">
            <text:p>-1,34505107</text:p>
          </table:table-cell>
        </table:table-row>
        <table:table-row table:style-name="ro1">
          <table:table-cell office:value-type="float" office:value="8.26935463" calcext:value-type="float">
            <text:p>8,26935463</text:p>
          </table:table-cell>
          <table:table-cell office:value-type="float" office:value="-1.1962863" calcext:value-type="float">
            <text:p>-1,1962863</text:p>
          </table:table-cell>
        </table:table-row>
        <table:table-row table:style-name="ro1">
          <table:table-cell office:value-type="float" office:value="8.95731004" calcext:value-type="float">
            <text:p>8,95731004</text:p>
          </table:table-cell>
          <table:table-cell office:value-type="float" office:value="-1.02249536" calcext:value-type="float">
            <text:p>-1,02249536</text:p>
          </table:table-cell>
        </table:table-row>
        <table:table-row table:style-name="ro1">
          <table:table-cell office:value-type="float" office:value="8.66439355" calcext:value-type="float">
            <text:p>8,66439355</text:p>
          </table:table-cell>
          <table:table-cell office:value-type="float" office:value="-1.55430249" calcext:value-type="float">
            <text:p>-1,55430249</text:p>
          </table:table-cell>
        </table:table-row>
        <table:table-row table:style-name="ro1">
          <table:table-cell office:value-type="float" office:value="9.33526028" calcext:value-type="float">
            <text:p>9,33526028</text:p>
          </table:table-cell>
          <table:table-cell office:value-type="float" office:value="-1.03912866" calcext:value-type="float">
            <text:p>-1,03912866</text:p>
          </table:table-cell>
        </table:table-row>
        <table:table-row table:style-name="ro1">
          <table:table-cell office:value-type="float" office:value="8.78274341" calcext:value-type="float">
            <text:p>8,78274341</text:p>
          </table:table-cell>
          <table:table-cell office:value-type="float" office:value="-1.02957366" calcext:value-type="float">
            <text:p>-1,02957366</text:p>
          </table:table-cell>
        </table:table-row>
        <table:table-row table:style-name="ro1">
          <table:table-cell office:value-type="float" office:value="8.96036273" calcext:value-type="float">
            <text:p>8,96036273</text:p>
          </table:table-cell>
          <table:table-cell office:value-type="float" office:value="-1.44346865" calcext:value-type="float">
            <text:p>-1,44346865</text:p>
          </table:table-cell>
        </table:table-row>
        <table:table-row table:style-name="ro1">
          <table:table-cell office:value-type="float" office:value="8.78942832" calcext:value-type="float">
            <text:p>8,78942832</text:p>
          </table:table-cell>
          <table:table-cell office:value-type="float" office:value="-1.40187108" calcext:value-type="float">
            <text:p>-1,40187108</text:p>
          </table:table-cell>
        </table:table-row>
        <table:table-row table:style-name="ro1">
          <table:table-cell office:value-type="float" office:value="8.97058268" calcext:value-type="float">
            <text:p>8,97058268</text:p>
          </table:table-cell>
          <table:table-cell office:value-type="float" office:value="-0.71673658" calcext:value-type="float">
            <text:p>-0,71673658</text:p>
          </table:table-cell>
        </table:table-row>
        <table:table-row table:style-name="ro1">
          <table:table-cell office:value-type="float" office:value="8.53215916" calcext:value-type="float">
            <text:p>8,53215916</text:p>
          </table:table-cell>
          <table:table-cell office:value-type="float" office:value="-0.68059713" calcext:value-type="float">
            <text:p>-0,68059713</text:p>
          </table:table-cell>
        </table:table-row>
        <table:table-row table:style-name="ro1">
          <table:table-cell office:value-type="float" office:value="8.61218939" calcext:value-type="float">
            <text:p>8,61218939</text:p>
          </table:table-cell>
          <table:table-cell office:value-type="float" office:value="-1.62461783" calcext:value-type="float">
            <text:p>-1,62461783</text:p>
          </table:table-cell>
        </table:table-row>
        <table:table-row table:style-name="ro1">
          <table:table-cell office:value-type="float" office:value="9.82377902" calcext:value-type="float">
            <text:p>9,82377902</text:p>
          </table:table-cell>
          <table:table-cell office:value-type="float" office:value="-1.29445208" calcext:value-type="float">
            <text:p>-1,29445208</text:p>
          </table:table-cell>
        </table:table-row>
        <table:table-row table:style-name="ro1">
          <table:table-cell office:value-type="float" office:value="8.65928733" calcext:value-type="float">
            <text:p>8,65928733</text:p>
          </table:table-cell>
          <table:table-cell office:value-type="float" office:value="-1.77978957" calcext:value-type="float">
            <text:p>-1,77978957</text:p>
          </table:table-cell>
        </table:table-row>
        <table:table-row table:style-name="ro1">
          <table:table-cell office:value-type="float" office:value="8.6670251" calcext:value-type="float">
            <text:p>8,6670251</text:p>
          </table:table-cell>
          <table:table-cell office:value-type="float" office:value="-1.04410002" calcext:value-type="float">
            <text:p>-1,04410002</text:p>
          </table:table-cell>
        </table:table-row>
        <table:table-row table:style-name="ro1">
          <table:table-cell office:value-type="float" office:value="8.87493398" calcext:value-type="float">
            <text:p>8,87493398</text:p>
          </table:table-cell>
          <table:table-cell office:value-type="float" office:value="-1.56945141" calcext:value-type="float">
            <text:p>-1,56945141</text:p>
          </table:table-cell>
        </table:table-row>
        <table:table-row table:style-name="ro1">
          <table:table-cell office:value-type="float" office:value="9.66851434" calcext:value-type="float">
            <text:p>9,66851434</text:p>
          </table:table-cell>
          <table:table-cell office:value-type="float" office:value="-1.15626621" calcext:value-type="float">
            <text:p>-1,15626621</text:p>
          </table:table-cell>
        </table:table-row>
        <table:table-row table:style-name="ro1">
          <table:table-cell office:value-type="float" office:value="9.41887672" calcext:value-type="float">
            <text:p>9,41887672</text:p>
          </table:table-cell>
          <table:table-cell office:value-type="float" office:value="-0.63585146" calcext:value-type="float">
            <text:p>-0,63585146</text:p>
          </table:table-cell>
        </table:table-row>
        <table:table-row table:style-name="ro1">
          <table:table-cell office:value-type="float" office:value="9.51663934" calcext:value-type="float">
            <text:p>9,51663934</text:p>
          </table:table-cell>
          <table:table-cell office:value-type="float" office:value="-0.78553352" calcext:value-type="float">
            <text:p>-0,78553352</text:p>
          </table:table-cell>
        </table:table-row>
        <table:table-row table:style-name="ro1">
          <table:table-cell office:value-type="float" office:value="8.43610272" calcext:value-type="float">
            <text:p>8,43610272</text:p>
          </table:table-cell>
          <table:table-cell office:value-type="float" office:value="-1.12028005" calcext:value-type="float">
            <text:p>-1,12028005</text:p>
          </table:table-cell>
        </table:table-row>
        <table:table-row table:style-name="ro1">
          <table:table-cell office:value-type="float" office:value="9.39116469" calcext:value-type="float">
            <text:p>9,39116469</text:p>
          </table:table-cell>
          <table:table-cell office:value-type="float" office:value="-1.45564408" calcext:value-type="float">
            <text:p>-1,45564408</text:p>
          </table:table-cell>
        </table:table-row>
        <table:table-row table:style-name="ro1">
          <table:table-cell office:value-type="float" office:value="8.94346296" calcext:value-type="float">
            <text:p>8,94346296</text:p>
          </table:table-cell>
          <table:table-cell office:value-type="float" office:value="-0.89157798" calcext:value-type="float">
            <text:p>-0,89157798</text:p>
          </table:table-cell>
        </table:table-row>
        <table:table-row table:style-name="ro1">
          <table:table-cell office:value-type="float" office:value="9.49438941" calcext:value-type="float">
            <text:p>9,49438941</text:p>
          </table:table-cell>
          <table:table-cell office:value-type="float" office:value="-1.24900656" calcext:value-type="float">
            <text:p>-1,24900656</text:p>
          </table:table-cell>
        </table:table-row>
        <table:table-row table:style-name="ro1">
          <table:table-cell office:value-type="float" office:value="8.70206242" calcext:value-type="float">
            <text:p>8,70206242</text:p>
          </table:table-cell>
          <table:table-cell office:value-type="float" office:value="-1.74214817" calcext:value-type="float">
            <text:p>-1,74214817</text:p>
          </table:table-cell>
        </table:table-row>
        <table:table-row table:style-name="ro1">
          <table:table-cell office:value-type="float" office:value="8.66780513" calcext:value-type="float">
            <text:p>8,66780513</text:p>
          </table:table-cell>
          <table:table-cell office:value-type="float" office:value="-0.46097373" calcext:value-type="float">
            <text:p>-0,46097373</text:p>
          </table:table-cell>
        </table:table-row>
        <table:table-row table:style-name="ro1">
          <table:table-cell office:value-type="float" office:value="8.99581861" calcext:value-type="float">
            <text:p>8,99581861</text:p>
          </table:table-cell>
          <table:table-cell office:value-type="float" office:value="-1.61996254" calcext:value-type="float">
            <text:p>-1,61996254</text:p>
          </table:table-cell>
        </table:table-row>
        <table:table-row table:style-name="ro1">
          <table:table-cell office:value-type="float" office:value="9.02532271" calcext:value-type="float">
            <text:p>9,02532271</text:p>
          </table:table-cell>
          <table:table-cell office:value-type="float" office:value="-1.67927095" calcext:value-type="float">
            <text:p>-1,67927095</text:p>
          </table:table-cell>
        </table:table-row>
        <table:table-row table:style-name="ro1">
          <table:table-cell office:value-type="float" office:value="8.81168827" calcext:value-type="float">
            <text:p>8,81168827</text:p>
          </table:table-cell>
          <table:table-cell office:value-type="float" office:value="-1.12446207" calcext:value-type="float">
            <text:p>-1,12446207</text:p>
          </table:table-cell>
        </table:table-row>
        <table:table-row table:style-name="ro1">
          <table:table-cell office:value-type="float" office:value="9.1412624" calcext:value-type="float">
            <text:p>9,1412624</text:p>
          </table:table-cell>
          <table:table-cell office:value-type="float" office:value="-1.34352186" calcext:value-type="float">
            <text:p>-1,34352186</text:p>
          </table:table-cell>
        </table:table-row>
        <table:table-row table:style-name="ro1">
          <table:table-cell office:value-type="float" office:value="8.24396756" calcext:value-type="float">
            <text:p>8,24396756</text:p>
          </table:table-cell>
          <table:table-cell office:value-type="float" office:value="-0.96160674" calcext:value-type="float">
            <text:p>-0,96160674</text:p>
          </table:table-cell>
        </table:table-row>
        <table:table-row table:style-name="ro1">
          <table:table-cell office:value-type="float" office:value="8.3687159" calcext:value-type="float">
            <text:p>8,3687159</text:p>
          </table:table-cell>
          <table:table-cell office:value-type="float" office:value="-0.59843186" calcext:value-type="float">
            <text:p>-0,59843186</text:p>
          </table:table-cell>
        </table:table-row>
        <table:table-row table:style-name="ro1">
          <table:table-cell office:value-type="float" office:value="9.0435685" calcext:value-type="float">
            <text:p>9,0435685</text:p>
          </table:table-cell>
          <table:table-cell office:value-type="float" office:value="-0.53434092" calcext:value-type="float">
            <text:p>-0,53434092</text:p>
          </table:table-cell>
        </table:table-row>
        <table:table-row table:style-name="ro1">
          <table:table-cell office:value-type="float" office:value="8.6861511" calcext:value-type="float">
            <text:p>8,6861511</text:p>
          </table:table-cell>
          <table:table-cell office:value-type="float" office:value="-1.40964509" calcext:value-type="float">
            <text:p>-1,40964509</text:p>
          </table:table-cell>
        </table:table-row>
        <table:table-row table:style-name="ro1">
          <table:table-cell office:value-type="float" office:value="8.75074466" calcext:value-type="float">
            <text:p>8,75074466</text:p>
          </table:table-cell>
          <table:table-cell office:value-type="float" office:value="-0.92569974" calcext:value-type="float">
            <text:p>-0,92569974</text:p>
          </table:table-cell>
        </table:table-row>
        <table:table-row table:style-name="ro1">
          <table:table-cell office:value-type="float" office:value="8.43204418" calcext:value-type="float">
            <text:p>8,43204418</text:p>
          </table:table-cell>
          <table:table-cell office:value-type="float" office:value="-1.58532224" calcext:value-type="float">
            <text:p>-1,58532224</text:p>
          </table:table-cell>
        </table:table-row>
        <table:table-row table:style-name="ro1">
          <table:table-cell office:value-type="float" office:value="8.25161188" calcext:value-type="float">
            <text:p>8,25161188</text:p>
          </table:table-cell>
          <table:table-cell office:value-type="float" office:value="-1.07739857" calcext:value-type="float">
            <text:p>-1,07739857</text:p>
          </table:table-cell>
        </table:table-row>
        <table:table-row table:style-name="ro1">
          <table:table-cell office:value-type="float" office:value="8.94012579" calcext:value-type="float">
            <text:p>8,94012579</text:p>
          </table:table-cell>
          <table:table-cell office:value-type="float" office:value="-1.23794065" calcext:value-type="float">
            <text:p>-1,23794065</text:p>
          </table:table-cell>
        </table:table-row>
        <table:table-row table:style-name="ro1">
          <table:table-cell office:value-type="float" office:value="9.06603459" calcext:value-type="float">
            <text:p>9,06603459</text:p>
          </table:table-cell>
          <table:table-cell office:value-type="float" office:value="-1.03280143" calcext:value-type="float">
            <text:p>-1,03280143</text:p>
          </table:table-cell>
        </table:table-row>
        <table:table-row table:style-name="ro1">
          <table:table-cell office:value-type="float" office:value="9.20177112" calcext:value-type="float">
            <text:p>9,20177112</text:p>
          </table:table-cell>
          <table:table-cell office:value-type="float" office:value="-1.39523245" calcext:value-type="float">
            <text:p>-1,39523245</text:p>
          </table:table-cell>
        </table:table-row>
        <table:table-row table:style-name="ro1">
          <table:table-cell office:value-type="float" office:value="8.98831823" calcext:value-type="float">
            <text:p>8,98831823</text:p>
          </table:table-cell>
          <table:table-cell office:value-type="float" office:value="-1.42833442" calcext:value-type="float">
            <text:p>-1,42833442</text:p>
          </table:table-cell>
        </table:table-row>
        <table:table-row table:style-name="ro1">
          <table:table-cell office:value-type="float" office:value="8.90493707" calcext:value-type="float">
            <text:p>8,90493707</text:p>
          </table:table-cell>
          <table:table-cell office:value-type="float" office:value="-1.34810405" calcext:value-type="float">
            <text:p>-1,34810405</text:p>
          </table:table-cell>
        </table:table-row>
        <table:table-row table:style-name="ro1">
          <table:table-cell office:value-type="float" office:value="8.44962476" calcext:value-type="float">
            <text:p>8,44962476</text:p>
          </table:table-cell>
          <table:table-cell office:value-type="float" office:value="-1.04433261" calcext:value-type="float">
            <text:p>-1,04433261</text:p>
          </table:table-cell>
        </table:table-row>
        <table:table-row table:style-name="ro1">
          <table:table-cell office:value-type="float" office:value="8.91689872" calcext:value-type="float">
            <text:p>8,91689872</text:p>
          </table:table-cell>
          <table:table-cell office:value-type="float" office:value="-0.64153855" calcext:value-type="float">
            <text:p>-0,64153855</text:p>
          </table:table-cell>
        </table:table-row>
        <table:table-row table:style-name="ro1">
          <table:table-cell office:value-type="float" office:value="8.61335446" calcext:value-type="float">
            <text:p>8,61335446</text:p>
          </table:table-cell>
          <table:table-cell office:value-type="float" office:value="-1.53527637" calcext:value-type="float">
            <text:p>-1,53527637</text:p>
          </table:table-cell>
        </table:table-row>
        <table:table-row table:style-name="ro1">
          <table:table-cell office:value-type="float" office:value="8.33958422" calcext:value-type="float">
            <text:p>8,33958422</text:p>
          </table:table-cell>
          <table:table-cell office:value-type="float" office:value="-1.6883002" calcext:value-type="float">
            <text:p>-1,6883002</text:p>
          </table:table-cell>
        </table:table-row>
        <table:table-row table:style-name="ro1">
          <table:table-cell office:value-type="float" office:value="9.11106458" calcext:value-type="float">
            <text:p>9,11106458</text:p>
          </table:table-cell>
          <table:table-cell office:value-type="float" office:value="-1.61495936" calcext:value-type="float">
            <text:p>-1,61495936</text:p>
          </table:table-cell>
        </table:table-row>
        <table:table-row table:style-name="ro1">
          <table:table-cell office:value-type="float" office:value="8.9234595" calcext:value-type="float">
            <text:p>8,9234595</text:p>
          </table:table-cell>
          <table:table-cell office:value-type="float" office:value="-0.86578185" calcext:value-type="float">
            <text:p>-0,86578185</text:p>
          </table:table-cell>
        </table:table-row>
        <table:table-row table:style-name="ro1">
          <table:table-cell office:value-type="float" office:value="9.11899605" calcext:value-type="float">
            <text:p>9,11899605</text:p>
          </table:table-cell>
          <table:table-cell office:value-type="float" office:value="-0.64530068" calcext:value-type="float">
            <text:p>-0,64530068</text:p>
          </table:table-cell>
        </table:table-row>
        <table:table-row table:style-name="ro1">
          <table:table-cell office:value-type="float" office:value="8.97949793" calcext:value-type="float">
            <text:p>8,97949793</text:p>
          </table:table-cell>
          <table:table-cell office:value-type="float" office:value="-1.39481577" calcext:value-type="float">
            <text:p>-1,39481577</text:p>
          </table:table-cell>
        </table:table-row>
        <table:table-row table:style-name="ro1">
          <table:table-cell office:value-type="float" office:value="8.82758934" calcext:value-type="float">
            <text:p>8,82758934</text:p>
          </table:table-cell>
          <table:table-cell office:value-type="float" office:value="-1.65306977" calcext:value-type="float">
            <text:p>-1,65306977</text:p>
          </table:table-cell>
        </table:table-row>
        <table:table-row table:style-name="ro1">
          <table:table-cell office:value-type="float" office:value="8.9025008" calcext:value-type="float">
            <text:p>8,9025008</text:p>
          </table:table-cell>
          <table:table-cell office:value-type="float" office:value="-0.41779265" calcext:value-type="float">
            <text:p>-0,41779265</text:p>
          </table:table-cell>
        </table:table-row>
        <table:table-row table:style-name="ro1">
          <table:table-cell office:value-type="float" office:value="9.31582009" calcext:value-type="float">
            <text:p>9,31582009</text:p>
          </table:table-cell>
          <table:table-cell office:value-type="float" office:value="-0.76473583" calcext:value-type="float">
            <text:p>-0,76473583</text:p>
          </table:table-cell>
        </table:table-row>
        <table:table-row table:style-name="ro1">
          <table:table-cell office:value-type="float" office:value="8.48680069" calcext:value-type="float">
            <text:p>8,48680069</text:p>
          </table:table-cell>
          <table:table-cell office:value-type="float" office:value="-1.67106482" calcext:value-type="float">
            <text:p>-1,67106482</text:p>
          </table:table-cell>
        </table:table-row>
        <table:table-row table:style-name="ro1">
          <table:table-cell office:value-type="float" office:value="9.21596535" calcext:value-type="float">
            <text:p>9,21596535</text:p>
          </table:table-cell>
          <table:table-cell office:value-type="float" office:value="-1.34088867" calcext:value-type="float">
            <text:p>-1,34088867</text:p>
          </table:table-cell>
        </table:table-row>
        <table:table-row table:style-name="ro1">
          <table:table-cell office:value-type="float" office:value="9.53763356" calcext:value-type="float">
            <text:p>9,53763356</text:p>
          </table:table-cell>
          <table:table-cell office:value-type="float" office:value="-1.75562221" calcext:value-type="float">
            <text:p>-1,75562221</text:p>
          </table:table-cell>
        </table:table-row>
        <table:table-row table:style-name="ro1">
          <table:table-cell office:value-type="float" office:value="9.68152548" calcext:value-type="float">
            <text:p>9,68152548</text:p>
          </table:table-cell>
          <table:table-cell office:value-type="float" office:value="-1.038116" calcext:value-type="float">
            <text:p>-1,038116</text:p>
          </table:table-cell>
        </table:table-row>
        <table:table-row table:style-name="ro1">
          <table:table-cell office:value-type="float" office:value="8.98128685" calcext:value-type="float">
            <text:p>8,98128685</text:p>
          </table:table-cell>
          <table:table-cell office:value-type="float" office:value="-1.60673866" calcext:value-type="float">
            <text:p>-1,60673866</text:p>
          </table:table-cell>
        </table:table-row>
        <table:table-row table:style-name="ro1">
          <table:table-cell office:value-type="float" office:value="8.41764399" calcext:value-type="float">
            <text:p>8,41764399</text:p>
          </table:table-cell>
          <table:table-cell office:value-type="float" office:value="-1.34585299" calcext:value-type="float">
            <text:p>-1,34585299</text:p>
          </table:table-cell>
        </table:table-row>
        <table:table-row table:style-name="ro1">
          <table:table-cell office:value-type="float" office:value="9.31719956" calcext:value-type="float">
            <text:p>9,31719956</text:p>
          </table:table-cell>
          <table:table-cell office:value-type="float" office:value="-1.8228857" calcext:value-type="float">
            <text:p>-1,8228857</text:p>
          </table:table-cell>
        </table:table-row>
        <table:table-row table:style-name="ro1">
          <table:table-cell office:value-type="float" office:value="8.76375929" calcext:value-type="float">
            <text:p>8,76375929</text:p>
          </table:table-cell>
          <table:table-cell office:value-type="float" office:value="-1.31287652" calcext:value-type="float">
            <text:p>-1,31287652</text:p>
          </table:table-cell>
        </table:table-row>
        <table:table-row table:style-name="ro1">
          <table:table-cell office:value-type="float" office:value="9.34286445" calcext:value-type="float">
            <text:p>9,34286445</text:p>
          </table:table-cell>
          <table:table-cell office:value-type="float" office:value="-1.37568461" calcext:value-type="float">
            <text:p>-1,37568461</text:p>
          </table:table-cell>
        </table:table-row>
        <table:table-row table:style-name="ro1">
          <table:table-cell office:value-type="float" office:value="8.64332538" calcext:value-type="float">
            <text:p>8,64332538</text:p>
          </table:table-cell>
          <table:table-cell office:value-type="float" office:value="-0.53318391" calcext:value-type="float">
            <text:p>-0,53318391</text:p>
          </table:table-cell>
        </table:table-row>
        <table:table-row table:style-name="ro1">
          <table:table-cell office:value-type="float" office:value="9.23473988" calcext:value-type="float">
            <text:p>9,23473988</text:p>
          </table:table-cell>
          <table:table-cell office:value-type="float" office:value="-1.08417515" calcext:value-type="float">
            <text:p>-1,08417515</text:p>
          </table:table-cell>
        </table:table-row>
        <table:table-row table:style-name="ro1">
          <table:table-cell office:value-type="float" office:value="8.63723165" calcext:value-type="float">
            <text:p>8,63723165</text:p>
          </table:table-cell>
          <table:table-cell office:value-type="float" office:value="-1.06277227" calcext:value-type="float">
            <text:p>-1,06277227</text:p>
          </table:table-cell>
        </table:table-row>
        <table:table-row table:style-name="ro1">
          <table:table-cell office:value-type="float" office:value="8.47700572" calcext:value-type="float">
            <text:p>8,47700572</text:p>
          </table:table-cell>
          <table:table-cell office:value-type="float" office:value="-1.59502578" calcext:value-type="float">
            <text:p>-1,59502578</text:p>
          </table:table-cell>
        </table:table-row>
        <table:table-row table:style-name="ro1">
          <table:table-cell office:value-type="float" office:value="8.52613187" calcext:value-type="float">
            <text:p>8,52613187</text:p>
          </table:table-cell>
          <table:table-cell office:value-type="float" office:value="-0.44529839" calcext:value-type="float">
            <text:p>-0,44529839</text:p>
          </table:table-cell>
        </table:table-row>
        <table:table-row table:style-name="ro1">
          <table:table-cell office:value-type="float" office:value="9.66091679" calcext:value-type="float">
            <text:p>9,66091679</text:p>
          </table:table-cell>
          <table:table-cell office:value-type="float" office:value="-0.5491915" calcext:value-type="float">
            <text:p>-0,5491915</text:p>
          </table:table-cell>
        </table:table-row>
        <table:table-row table:style-name="ro1">
          <table:table-cell office:value-type="float" office:value="8.72809092" calcext:value-type="float">
            <text:p>8,72809092</text:p>
          </table:table-cell>
          <table:table-cell office:value-type="float" office:value="-1.12874943" calcext:value-type="float">
            <text:p>-1,12874943</text:p>
          </table:table-cell>
        </table:table-row>
        <table:table-row table:style-name="ro1">
          <table:table-cell office:value-type="float" office:value="8.88690321" calcext:value-type="float">
            <text:p>8,88690321</text:p>
          </table:table-cell>
          <table:table-cell office:value-type="float" office:value="-1.56307892" calcext:value-type="float">
            <text:p>-1,56307892</text:p>
          </table:table-cell>
        </table:table-row>
        <table:table-row table:style-name="ro1">
          <table:table-cell office:value-type="float" office:value="8.60099809" calcext:value-type="float">
            <text:p>8,60099809</text:p>
          </table:table-cell>
          <table:table-cell office:value-type="float" office:value="-1.6554316" calcext:value-type="float">
            <text:p>-1,6554316</text:p>
          </table:table-cell>
        </table:table-row>
        <table:table-row table:style-name="ro1">
          <table:table-cell office:value-type="float" office:value="8.88804371" calcext:value-type="float">
            <text:p>8,88804371</text:p>
          </table:table-cell>
          <table:table-cell office:value-type="float" office:value="-0.87713315" calcext:value-type="float">
            <text:p>-0,87713315</text:p>
          </table:table-cell>
        </table:table-row>
        <table:table-row table:style-name="ro1">
          <table:table-cell office:value-type="float" office:value="8.84800955" calcext:value-type="float">
            <text:p>8,84800955</text:p>
          </table:table-cell>
          <table:table-cell office:value-type="float" office:value="-1.42636677" calcext:value-type="float">
            <text:p>-1,42636677</text:p>
          </table:table-cell>
        </table:table-row>
        <table:table-row table:style-name="ro1">
          <table:table-cell office:value-type="float" office:value="9.05703772" calcext:value-type="float">
            <text:p>9,05703772</text:p>
          </table:table-cell>
          <table:table-cell office:value-type="float" office:value="-1.02724613" calcext:value-type="float">
            <text:p>-1,02724613</text:p>
          </table:table-cell>
        </table:table-row>
        <table:table-row table:style-name="ro1">
          <table:table-cell office:value-type="float" office:value="8.18705118" calcext:value-type="float">
            <text:p>8,18705118</text:p>
          </table:table-cell>
          <table:table-cell office:value-type="float" office:value="-1.23359812" calcext:value-type="float">
            <text:p>-1,23359812</text:p>
          </table:table-cell>
        </table:table-row>
        <table:table-row table:style-name="ro1">
          <table:table-cell office:value-type="float" office:value="8.86535935" calcext:value-type="float">
            <text:p>8,86535935</text:p>
          </table:table-cell>
          <table:table-cell office:value-type="float" office:value="-1.06459466" calcext:value-type="float">
            <text:p>-1,06459466</text:p>
          </table:table-cell>
        </table:table-row>
        <table:table-row table:style-name="ro1">
          <table:table-cell office:value-type="float" office:value="9.5915208" calcext:value-type="float">
            <text:p>9,5915208</text:p>
          </table:table-cell>
          <table:table-cell office:value-type="float" office:value="-0.93385589" calcext:value-type="float">
            <text:p>-0,93385589</text:p>
          </table:table-cell>
        </table:table-row>
        <table:table-row table:style-name="ro1">
          <table:table-cell office:value-type="float" office:value="9.14238734" calcext:value-type="float">
            <text:p>9,14238734</text:p>
          </table:table-cell>
          <table:table-cell office:value-type="float" office:value="-1.75342096" calcext:value-type="float">
            <text:p>-1,75342096</text:p>
          </table:table-cell>
        </table:table-row>
        <table:table-row table:style-name="ro1">
          <table:table-cell office:value-type="float" office:value="9.39970491" calcext:value-type="float">
            <text:p>9,39970491</text:p>
          </table:table-cell>
          <table:table-cell office:value-type="float" office:value="-2.08055458" calcext:value-type="float">
            <text:p>-2,08055458</text:p>
          </table:table-cell>
        </table:table-row>
        <table:table-row table:style-name="ro1">
          <table:table-cell office:value-type="float" office:value="8.66373097" calcext:value-type="float">
            <text:p>8,66373097</text:p>
          </table:table-cell>
          <table:table-cell office:value-type="float" office:value="-1.4770037" calcext:value-type="float">
            <text:p>-1,4770037</text:p>
          </table:table-cell>
        </table:table-row>
        <table:table-row table:style-name="ro1">
          <table:table-cell office:value-type="float" office:value="9.52167035" calcext:value-type="float">
            <text:p>9,52167035</text:p>
          </table:table-cell>
          <table:table-cell office:value-type="float" office:value="-1.7349798" calcext:value-type="float">
            <text:p>-1,7349798</text:p>
          </table:table-cell>
        </table:table-row>
        <table:table-row table:style-name="ro1">
          <table:table-cell office:value-type="float" office:value="8.51072856" calcext:value-type="float">
            <text:p>8,51072856</text:p>
          </table:table-cell>
          <table:table-cell office:value-type="float" office:value="-1.10412327" calcext:value-type="float">
            <text:p>-1,10412327</text:p>
          </table:table-cell>
        </table:table-row>
        <table:table-row table:style-name="ro1">
          <table:table-cell office:value-type="float" office:value="8.01413824" calcext:value-type="float">
            <text:p>8,01413824</text:p>
          </table:table-cell>
          <table:table-cell office:value-type="float" office:value="-1.70295784" calcext:value-type="float">
            <text:p>-1,70295784</text:p>
          </table:table-cell>
        </table:table-row>
        <table:table-row table:style-name="ro1">
          <table:table-cell office:value-type="float" office:value="9.12617512" calcext:value-type="float">
            <text:p>9,12617512</text:p>
          </table:table-cell>
          <table:table-cell office:value-type="float" office:value="-0.99448027" calcext:value-type="float">
            <text:p>-0,99448027</text:p>
          </table:table-cell>
        </table:table-row>
        <table:table-row table:style-name="ro1">
          <table:table-cell office:value-type="float" office:value="8.99086808" calcext:value-type="float">
            <text:p>8,99086808</text:p>
          </table:table-cell>
          <table:table-cell office:value-type="float" office:value="-1.49962933" calcext:value-type="float">
            <text:p>-1,49962933</text:p>
          </table:table-cell>
        </table:table-row>
        <table:table-row table:style-name="ro1">
          <table:table-cell office:value-type="float" office:value="9.12018309" calcext:value-type="float">
            <text:p>9,12018309</text:p>
          </table:table-cell>
          <table:table-cell office:value-type="float" office:value="-1.43663873" calcext:value-type="float">
            <text:p>-1,43663873</text:p>
          </table:table-cell>
        </table:table-row>
        <table:table-row table:style-name="ro1">
          <table:table-cell office:value-type="float" office:value="9.11402922" calcext:value-type="float">
            <text:p>9,11402922</text:p>
          </table:table-cell>
          <table:table-cell office:value-type="float" office:value="-1.74796402" calcext:value-type="float">
            <text:p>-1,74796402</text:p>
          </table:table-cell>
        </table:table-row>
        <table:table-row table:style-name="ro1">
          <table:table-cell office:value-type="float" office:value="8.82527873" calcext:value-type="float">
            <text:p>8,82527873</text:p>
          </table:table-cell>
          <table:table-cell office:value-type="float" office:value="-0.5858093" calcext:value-type="float">
            <text:p>-0,5858093</text:p>
          </table:table-cell>
        </table:table-row>
        <table:table-row table:style-name="ro1">
          <table:table-cell office:value-type="float" office:value="9.23266064" calcext:value-type="float">
            <text:p>9,23266064</text:p>
          </table:table-cell>
          <table:table-cell office:value-type="float" office:value="-1.3314157" calcext:value-type="float">
            <text:p>-1,3314157</text:p>
          </table:table-cell>
        </table:table-row>
        <table:table-row table:style-name="ro1">
          <table:table-cell office:value-type="float" office:value="9.0516726" calcext:value-type="float">
            <text:p>9,0516726</text:p>
          </table:table-cell>
          <table:table-cell office:value-type="float" office:value="-1.42597866" calcext:value-type="float">
            <text:p>-1,42597866</text:p>
          </table:table-cell>
        </table:table-row>
        <table:table-row table:style-name="ro1">
          <table:table-cell office:value-type="float" office:value="9.65893551" calcext:value-type="float">
            <text:p>9,65893551</text:p>
          </table:table-cell>
          <table:table-cell office:value-type="float" office:value="-0.85716968" calcext:value-type="float">
            <text:p>-0,85716968</text:p>
          </table:table-cell>
        </table:table-row>
        <table:table-row table:style-name="ro1">
          <table:table-cell office:value-type="float" office:value="8.90008998" calcext:value-type="float">
            <text:p>8,90008998</text:p>
          </table:table-cell>
          <table:table-cell office:value-type="float" office:value="-1.3776624" calcext:value-type="float">
            <text:p>-1,3776624</text:p>
          </table:table-cell>
        </table:table-row>
        <table:table-row table:style-name="ro1">
          <table:table-cell office:value-type="float" office:value="9.19470245" calcext:value-type="float">
            <text:p>9,19470245</text:p>
          </table:table-cell>
          <table:table-cell office:value-type="float" office:value="-1.18518055" calcext:value-type="float">
            <text:p>-1,18518055</text:p>
          </table:table-cell>
        </table:table-row>
        <table:table-row table:style-name="ro1">
          <table:table-cell office:value-type="float" office:value="9.28687823" calcext:value-type="float">
            <text:p>9,28687823</text:p>
          </table:table-cell>
          <table:table-cell office:value-type="float" office:value="-1.78074421" calcext:value-type="float">
            <text:p>-1,78074421</text:p>
          </table:table-cell>
        </table:table-row>
        <table:table-row table:style-name="ro1">
          <table:table-cell office:value-type="float" office:value="9.21053378" calcext:value-type="float">
            <text:p>9,21053378</text:p>
          </table:table-cell>
          <table:table-cell office:value-type="float" office:value="-1.29594565" calcext:value-type="float">
            <text:p>-1,29594565</text:p>
          </table:table-cell>
        </table:table-row>
        <table:table-row table:style-name="ro1">
          <table:table-cell office:value-type="float" office:value="9.26744055" calcext:value-type="float">
            <text:p>9,26744055</text:p>
          </table:table-cell>
          <table:table-cell office:value-type="float" office:value="-1.07379931" calcext:value-type="float">
            <text:p>-1,07379931</text:p>
          </table:table-cell>
        </table:table-row>
        <table:table-row table:style-name="ro1">
          <table:table-cell office:value-type="float" office:value="8.5929701" calcext:value-type="float">
            <text:p>8,5929701</text:p>
          </table:table-cell>
          <table:table-cell office:value-type="float" office:value="-0.93599085" calcext:value-type="float">
            <text:p>-0,93599085</text:p>
          </table:table-cell>
        </table:table-row>
        <table:table-row table:style-name="ro1">
          <table:table-cell office:value-type="float" office:value="9.02982996" calcext:value-type="float">
            <text:p>9,02982996</text:p>
          </table:table-cell>
          <table:table-cell office:value-type="float" office:value="-1.89017678" calcext:value-type="float">
            <text:p>-1,89017678</text:p>
          </table:table-cell>
        </table:table-row>
        <table:table-row table:style-name="ro1">
          <table:table-cell office:value-type="float" office:value="8.94854661" calcext:value-type="float">
            <text:p>8,94854661</text:p>
          </table:table-cell>
          <table:table-cell office:value-type="float" office:value="-0.97165947" calcext:value-type="float">
            <text:p>-0,97165947</text:p>
          </table:table-cell>
        </table:table-row>
        <table:table-row table:style-name="ro1">
          <table:table-cell office:value-type="float" office:value="8.67108643" calcext:value-type="float">
            <text:p>8,67108643</text:p>
          </table:table-cell>
          <table:table-cell office:value-type="float" office:value="-1.62636254" calcext:value-type="float">
            <text:p>-1,62636254</text:p>
          </table:table-cell>
        </table:table-row>
        <table:table-row table:style-name="ro1">
          <table:table-cell office:value-type="float" office:value="9.45209945" calcext:value-type="float">
            <text:p>9,45209945</text:p>
          </table:table-cell>
          <table:table-cell office:value-type="float" office:value="-1.02178324" calcext:value-type="float">
            <text:p>-1,02178324</text:p>
          </table:table-cell>
        </table:table-row>
        <table:table-row table:style-name="ro1">
          <table:table-cell office:value-type="float" office:value="8.1872143" calcext:value-type="float">
            <text:p>8,1872143</text:p>
          </table:table-cell>
          <table:table-cell office:value-type="float" office:value="-0.71622793" calcext:value-type="float">
            <text:p>-0,71622793</text:p>
          </table:table-cell>
        </table:table-row>
        <table:table-row table:style-name="ro1">
          <table:table-cell office:value-type="float" office:value="8.2557736" calcext:value-type="float">
            <text:p>8,2557736</text:p>
          </table:table-cell>
          <table:table-cell office:value-type="float" office:value="-1.10775395" calcext:value-type="float">
            <text:p>-1,10775395</text:p>
          </table:table-cell>
        </table:table-row>
        <table:table-row table:style-name="ro1">
          <table:table-cell office:value-type="float" office:value="8.38130635" calcext:value-type="float">
            <text:p>8,38130635</text:p>
          </table:table-cell>
          <table:table-cell office:value-type="float" office:value="-1.39988057" calcext:value-type="float">
            <text:p>-1,39988057</text:p>
          </table:table-cell>
        </table:table-row>
        <table:table-row table:style-name="ro1">
          <table:table-cell office:value-type="float" office:value="9.61098169" calcext:value-type="float">
            <text:p>9,61098169</text:p>
          </table:table-cell>
          <table:table-cell office:value-type="float" office:value="-1.60431339" calcext:value-type="float">
            <text:p>-1,60431339</text:p>
          </table:table-cell>
        </table:table-row>
        <table:table-row table:style-name="ro1">
          <table:table-cell office:value-type="float" office:value="8.62985129" calcext:value-type="float">
            <text:p>8,62985129</text:p>
          </table:table-cell>
          <table:table-cell office:value-type="float" office:value="-1.55490808" calcext:value-type="float">
            <text:p>-1,55490808</text:p>
          </table:table-cell>
        </table:table-row>
        <table:table-row table:style-name="ro1">
          <table:table-cell office:value-type="float" office:value="9.1460305" calcext:value-type="float">
            <text:p>9,1460305</text:p>
          </table:table-cell>
          <table:table-cell office:value-type="float" office:value="-1.35439188" calcext:value-type="float">
            <text:p>-1,35439188</text:p>
          </table:table-cell>
        </table:table-row>
        <table:table-row table:style-name="ro1">
          <table:table-cell office:value-type="float" office:value="9.07055819" calcext:value-type="float">
            <text:p>9,07055819</text:p>
          </table:table-cell>
          <table:table-cell office:value-type="float" office:value="-1.85844515" calcext:value-type="float">
            <text:p>-1,85844515</text:p>
          </table:table-cell>
        </table:table-row>
        <table:table-row table:style-name="ro1">
          <table:table-cell office:value-type="float" office:value="9.38802235" calcext:value-type="float">
            <text:p>9,38802235</text:p>
          </table:table-cell>
          <table:table-cell office:value-type="float" office:value="-1.11503648" calcext:value-type="float">
            <text:p>-1,11503648</text:p>
          </table:table-cell>
        </table:table-row>
        <table:table-row table:style-name="ro1">
          <table:table-cell office:value-type="float" office:value="8.81361713" calcext:value-type="float">
            <text:p>8,81361713</text:p>
          </table:table-cell>
          <table:table-cell office:value-type="float" office:value="-1.93545012" calcext:value-type="float">
            <text:p>-1,93545012</text:p>
          </table:table-cell>
        </table:table-row>
        <table:table-row table:style-name="ro1">
          <table:table-cell office:value-type="float" office:value="9.35457955" calcext:value-type="float">
            <text:p>9,35457955</text:p>
          </table:table-cell>
          <table:table-cell office:value-type="float" office:value="-1.64373943" calcext:value-type="float">
            <text:p>-1,64373943</text:p>
          </table:table-cell>
        </table:table-row>
        <table:table-row table:style-name="ro1">
          <table:table-cell office:value-type="float" office:value="9.48119521" calcext:value-type="float">
            <text:p>9,48119521</text:p>
          </table:table-cell>
          <table:table-cell office:value-type="float" office:value="-1.6539793" calcext:value-type="float">
            <text:p>-1,6539793</text:p>
          </table:table-cell>
        </table:table-row>
        <table:table-row table:style-name="ro1">
          <table:table-cell office:value-type="float" office:value="8.73420342" calcext:value-type="float">
            <text:p>8,73420342</text:p>
          </table:table-cell>
          <table:table-cell office:value-type="float" office:value="-1.28420762" calcext:value-type="float">
            <text:p>-1,28420762</text:p>
          </table:table-cell>
        </table:table-row>
        <table:table-row table:style-name="ro1">
          <table:table-cell office:value-type="float" office:value="8.97324013" calcext:value-type="float">
            <text:p>8,97324013</text:p>
          </table:table-cell>
          <table:table-cell office:value-type="float" office:value="-0.79200987" calcext:value-type="float">
            <text:p>-0,79200987</text:p>
          </table:table-cell>
        </table:table-row>
        <table:table-row table:style-name="ro1">
          <table:table-cell office:value-type="float" office:value="9.113403" calcext:value-type="float">
            <text:p>9,113403</text:p>
          </table:table-cell>
          <table:table-cell office:value-type="float" office:value="-1.10102575" calcext:value-type="float">
            <text:p>-1,10102575</text:p>
          </table:table-cell>
        </table:table-row>
        <table:table-row table:style-name="ro1">
          <table:table-cell office:value-type="float" office:value="8.89662543" calcext:value-type="float">
            <text:p>8,89662543</text:p>
          </table:table-cell>
          <table:table-cell office:value-type="float" office:value="-1.73561655" calcext:value-type="float">
            <text:p>-1,73561655</text:p>
          </table:table-cell>
        </table:table-row>
        <table:table-row table:style-name="ro1">
          <table:table-cell office:value-type="float" office:value="8.81325568" calcext:value-type="float">
            <text:p>8,81325568</text:p>
          </table:table-cell>
          <table:table-cell office:value-type="float" office:value="-1.36715105" calcext:value-type="float">
            <text:p>-1,36715105</text:p>
          </table:table-cell>
        </table:table-row>
        <table:table-row table:style-name="ro1">
          <table:table-cell office:value-type="float" office:value="9.28175068" calcext:value-type="float">
            <text:p>9,28175068</text:p>
          </table:table-cell>
          <table:table-cell office:value-type="float" office:value="-1.11883457" calcext:value-type="float">
            <text:p>-1,11883457</text:p>
          </table:table-cell>
        </table:table-row>
        <table:table-row table:style-name="ro1">
          <table:table-cell office:value-type="float" office:value="9.25926721" calcext:value-type="float">
            <text:p>9,25926721</text:p>
          </table:table-cell>
          <table:table-cell office:value-type="float" office:value="-1.21837177" calcext:value-type="float">
            <text:p>-1,21837177</text:p>
          </table:table-cell>
        </table:table-row>
        <table:table-row table:style-name="ro1">
          <table:table-cell office:value-type="float" office:value="8.62405047" calcext:value-type="float">
            <text:p>8,62405047</text:p>
          </table:table-cell>
          <table:table-cell office:value-type="float" office:value="-0.81191367" calcext:value-type="float">
            <text:p>-0,81191367</text:p>
          </table:table-cell>
        </table:table-row>
        <table:table-row table:style-name="ro1">
          <table:table-cell office:value-type="float" office:value="9.24287651" calcext:value-type="float">
            <text:p>9,24287651</text:p>
          </table:table-cell>
          <table:table-cell office:value-type="float" office:value="-1.79762509" calcext:value-type="float">
            <text:p>-1,79762509</text:p>
          </table:table-cell>
        </table:table-row>
        <table:table-row table:style-name="ro1">
          <table:table-cell office:value-type="float" office:value="8.95104644" calcext:value-type="float">
            <text:p>8,95104644</text:p>
          </table:table-cell>
          <table:table-cell office:value-type="float" office:value="-1.40471077" calcext:value-type="float">
            <text:p>-1,40471077</text:p>
          </table:table-cell>
        </table:table-row>
        <table:table-row table:style-name="ro1">
          <table:table-cell office:value-type="float" office:value="8.53008196" calcext:value-type="float">
            <text:p>8,53008196</text:p>
          </table:table-cell>
          <table:table-cell office:value-type="float" office:value="-1.55664321" calcext:value-type="float">
            <text:p>-1,55664321</text:p>
          </table:table-cell>
        </table:table-row>
        <table:table-row table:style-name="ro1">
          <table:table-cell office:value-type="float" office:value="9.04634503" calcext:value-type="float">
            <text:p>9,04634503</text:p>
          </table:table-cell>
          <table:table-cell office:value-type="float" office:value="-1.43071512" calcext:value-type="float">
            <text:p>-1,43071512</text:p>
          </table:table-cell>
        </table:table-row>
        <table:table-row table:style-name="ro1">
          <table:table-cell office:value-type="float" office:value="9.41436225" calcext:value-type="float">
            <text:p>9,41436225</text:p>
          </table:table-cell>
          <table:table-cell office:value-type="float" office:value="-1.98520774" calcext:value-type="float">
            <text:p>-1,98520774</text:p>
          </table:table-cell>
        </table:table-row>
        <table:table-row table:style-name="ro1">
          <table:table-cell office:value-type="float" office:value="8.73003401" calcext:value-type="float">
            <text:p>8,73003401</text:p>
          </table:table-cell>
          <table:table-cell office:value-type="float" office:value="-1.52091957" calcext:value-type="float">
            <text:p>-1,52091957</text:p>
          </table:table-cell>
        </table:table-row>
        <table:table-row table:style-name="ro1">
          <table:table-cell office:value-type="float" office:value="9.43126077" calcext:value-type="float">
            <text:p>9,43126077</text:p>
          </table:table-cell>
          <table:table-cell office:value-type="float" office:value="-1.42381202" calcext:value-type="float">
            <text:p>-1,42381202</text:p>
          </table:table-cell>
        </table:table-row>
        <table:table-row table:style-name="ro1">
          <table:table-cell office:value-type="float" office:value="9.58849817" calcext:value-type="float">
            <text:p>9,58849817</text:p>
          </table:table-cell>
          <table:table-cell office:value-type="float" office:value="-1.85358305" calcext:value-type="float">
            <text:p>-1,85358305</text:p>
          </table:table-cell>
        </table:table-row>
        <table:table-row table:style-name="ro1">
          <table:table-cell office:value-type="float" office:value="8.24287195" calcext:value-type="float">
            <text:p>8,24287195</text:p>
          </table:table-cell>
          <table:table-cell office:value-type="float" office:value="-1.49850671" calcext:value-type="float">
            <text:p>-1,49850671</text:p>
          </table:table-cell>
        </table:table-row>
        <table:table-row table:style-name="ro1">
          <table:table-cell office:value-type="float" office:value="9.123526" calcext:value-type="float">
            <text:p>9,123526</text:p>
          </table:table-cell>
          <table:table-cell office:value-type="float" office:value="-1.17680587" calcext:value-type="float">
            <text:p>-1,17680587</text:p>
          </table:table-cell>
        </table:table-row>
        <table:table-row table:style-name="ro1">
          <table:table-cell office:value-type="float" office:value="9.03867881" calcext:value-type="float">
            <text:p>9,03867881</text:p>
          </table:table-cell>
          <table:table-cell office:value-type="float" office:value="-1.11431634" calcext:value-type="float">
            <text:p>-1,11431634</text:p>
          </table:table-cell>
        </table:table-row>
        <table:table-row table:style-name="ro1">
          <table:table-cell office:value-type="float" office:value="9.75870735" calcext:value-type="float">
            <text:p>9,75870735</text:p>
          </table:table-cell>
          <table:table-cell office:value-type="float" office:value="-2.11275883" calcext:value-type="float">
            <text:p>-2,11275883</text:p>
          </table:table-cell>
        </table:table-row>
        <table:table-row table:style-name="ro1">
          <table:table-cell office:value-type="float" office:value="9.24607174" calcext:value-type="float">
            <text:p>9,24607174</text:p>
          </table:table-cell>
          <table:table-cell office:value-type="float" office:value="-1.19629074" calcext:value-type="float">
            <text:p>-1,19629074</text:p>
          </table:table-cell>
        </table:table-row>
        <table:table-row table:style-name="ro1">
          <table:table-cell office:value-type="float" office:value="9.21988458" calcext:value-type="float">
            <text:p>9,21988458</text:p>
          </table:table-cell>
          <table:table-cell office:value-type="float" office:value="-1.5259076" calcext:value-type="float">
            <text:p>-1,5259076</text:p>
          </table:table-cell>
        </table:table-row>
        <table:table-row table:style-name="ro1">
          <table:table-cell office:value-type="float" office:value="9.12505566" calcext:value-type="float">
            <text:p>9,12505566</text:p>
          </table:table-cell>
          <table:table-cell office:value-type="float" office:value="-1.7301396" calcext:value-type="float">
            <text:p>-1,7301396</text:p>
          </table:table-cell>
        </table:table-row>
        <table:table-row table:style-name="ro1">
          <table:table-cell office:value-type="float" office:value="8.80682514" calcext:value-type="float">
            <text:p>8,80682514</text:p>
          </table:table-cell>
          <table:table-cell office:value-type="float" office:value="-1.06271521" calcext:value-type="float">
            <text:p>-1,06271521</text:p>
          </table:table-cell>
        </table:table-row>
        <table:table-row table:style-name="ro1">
          <table:table-cell office:value-type="float" office:value="7.90990265" calcext:value-type="float">
            <text:p>7,90990265</text:p>
          </table:table-cell>
          <table:table-cell office:value-type="float" office:value="-1.68330278" calcext:value-type="float">
            <text:p>-1,68330278</text:p>
          </table:table-cell>
        </table:table-row>
        <table:table-row table:style-name="ro1">
          <table:table-cell office:value-type="float" office:value="8.88357015" calcext:value-type="float">
            <text:p>8,88357015</text:p>
          </table:table-cell>
          <table:table-cell office:value-type="float" office:value="-1.77667277" calcext:value-type="float">
            <text:p>-1,77667277</text:p>
          </table:table-cell>
        </table:table-row>
        <table:table-row table:style-name="ro1">
          <table:table-cell office:value-type="float" office:value="8.57933575" calcext:value-type="float">
            <text:p>8,57933575</text:p>
          </table:table-cell>
          <table:table-cell office:value-type="float" office:value="-1.78181078" calcext:value-type="float">
            <text:p>-1,78181078</text:p>
          </table:table-cell>
        </table:table-row>
        <table:table-row table:style-name="ro1">
          <table:table-cell office:value-type="float" office:value="9.42616716" calcext:value-type="float">
            <text:p>9,42616716</text:p>
          </table:table-cell>
          <table:table-cell office:value-type="float" office:value="-0.97318133" calcext:value-type="float">
            <text:p>-0,97318133</text:p>
          </table:table-cell>
        </table:table-row>
        <table:table-row table:style-name="ro1">
          <table:table-cell office:value-type="float" office:value="8.4414894" calcext:value-type="float">
            <text:p>8,4414894</text:p>
          </table:table-cell>
          <table:table-cell office:value-type="float" office:value="-1.05187146" calcext:value-type="float">
            <text:p>-1,05187146</text:p>
          </table:table-cell>
        </table:table-row>
        <table:table-row table:style-name="ro1">
          <table:table-cell office:value-type="float" office:value="8.99775385" calcext:value-type="float">
            <text:p>8,99775385</text:p>
          </table:table-cell>
          <table:table-cell office:value-type="float" office:value="-1.393621" calcext:value-type="float">
            <text:p>-1,393621</text:p>
          </table:table-cell>
        </table:table-row>
        <table:table-row table:style-name="ro1">
          <table:table-cell office:value-type="float" office:value="9.52650716" calcext:value-type="float">
            <text:p>9,52650716</text:p>
          </table:table-cell>
          <table:table-cell office:value-type="float" office:value="-1.65962594" calcext:value-type="float">
            <text:p>-1,65962594</text:p>
          </table:table-cell>
        </table:table-row>
        <table:table-row table:style-name="ro1">
          <table:table-cell office:value-type="float" office:value="9.11756444" calcext:value-type="float">
            <text:p>9,11756444</text:p>
          </table:table-cell>
          <table:table-cell office:value-type="float" office:value="-0.93661889" calcext:value-type="float">
            <text:p>-0,93661889</text:p>
          </table:table-cell>
        </table:table-row>
        <table:table-row table:style-name="ro1">
          <table:table-cell office:value-type="float" office:value="8.96391211" calcext:value-type="float">
            <text:p>8,96391211</text:p>
          </table:table-cell>
          <table:table-cell office:value-type="float" office:value="-0.65139384" calcext:value-type="float">
            <text:p>-0,65139384</text:p>
          </table:table-cell>
        </table:table-row>
        <table:table-row table:style-name="ro1">
          <table:table-cell office:value-type="float" office:value="8.40720753" calcext:value-type="float">
            <text:p>8,40720753</text:p>
          </table:table-cell>
          <table:table-cell office:value-type="float" office:value="-1.86960797" calcext:value-type="float">
            <text:p>-1,86960797</text:p>
          </table:table-cell>
        </table:table-row>
        <table:table-row table:style-name="ro1">
          <table:table-cell office:value-type="float" office:value="9.08870263" calcext:value-type="float">
            <text:p>9,08870263</text:p>
          </table:table-cell>
          <table:table-cell office:value-type="float" office:value="-1.34655747" calcext:value-type="float">
            <text:p>-1,34655747</text:p>
          </table:table-cell>
        </table:table-row>
        <table:table-row table:style-name="ro1">
          <table:table-cell office:value-type="float" office:value="8.63263734" calcext:value-type="float">
            <text:p>8,63263734</text:p>
          </table:table-cell>
          <table:table-cell office:value-type="float" office:value="-1.36092361" calcext:value-type="float">
            <text:p>-1,36092361</text:p>
          </table:table-cell>
        </table:table-row>
        <table:table-row table:style-name="ro1">
          <table:table-cell office:value-type="float" office:value="8.95901424" calcext:value-type="float">
            <text:p>8,95901424</text:p>
          </table:table-cell>
          <table:table-cell office:value-type="float" office:value="-1.72323367" calcext:value-type="float">
            <text:p>-1,72323367</text:p>
          </table:table-cell>
        </table:table-row>
        <table:table-row table:style-name="ro1">
          <table:table-cell office:value-type="float" office:value="9.00941681" calcext:value-type="float">
            <text:p>9,00941681</text:p>
          </table:table-cell>
          <table:table-cell office:value-type="float" office:value="-1.22705951" calcext:value-type="float">
            <text:p>-1,22705951</text:p>
          </table:table-cell>
        </table:table-row>
        <table:table-row table:style-name="ro1">
          <table:table-cell office:value-type="float" office:value="9.60042772" calcext:value-type="float">
            <text:p>9,60042772</text:p>
          </table:table-cell>
          <table:table-cell office:value-type="float" office:value="-1.19786655" calcext:value-type="float">
            <text:p>-1,19786655</text:p>
          </table:table-cell>
        </table:table-row>
        <table:table-row table:style-name="ro1">
          <table:table-cell office:value-type="float" office:value="9.74810992" calcext:value-type="float">
            <text:p>9,74810992</text:p>
          </table:table-cell>
          <table:table-cell office:value-type="float" office:value="-1.52399923" calcext:value-type="float">
            <text:p>-1,52399923</text:p>
          </table:table-cell>
        </table:table-row>
        <table:table-row table:style-name="ro1">
          <table:table-cell office:value-type="float" office:value="9.59259956" calcext:value-type="float">
            <text:p>9,59259956</text:p>
          </table:table-cell>
          <table:table-cell office:value-type="float" office:value="-1.48688098" calcext:value-type="float">
            <text:p>-1,48688098</text:p>
          </table:table-cell>
        </table:table-row>
        <table:table-row table:style-name="ro1">
          <table:table-cell office:value-type="float" office:value="9.25378131" calcext:value-type="float">
            <text:p>9,25378131</text:p>
          </table:table-cell>
          <table:table-cell office:value-type="float" office:value="-1.55820565" calcext:value-type="float">
            <text:p>-1,55820565</text:p>
          </table:table-cell>
        </table:table-row>
        <table:table-row table:style-name="ro1">
          <table:table-cell office:value-type="float" office:value="8.81797226" calcext:value-type="float">
            <text:p>8,81797226</text:p>
          </table:table-cell>
          <table:table-cell office:value-type="float" office:value="-0.88847468" calcext:value-type="float">
            <text:p>-0,88847468</text:p>
          </table:table-cell>
        </table:table-row>
        <table:table-row table:style-name="ro1">
          <table:table-cell office:value-type="float" office:value="8.85406037" calcext:value-type="float">
            <text:p>8,85406037</text:p>
          </table:table-cell>
          <table:table-cell office:value-type="float" office:value="-0.5232483" calcext:value-type="float">
            <text:p>-0,5232483</text:p>
          </table:table-cell>
        </table:table-row>
        <table:table-row table:style-name="ro1">
          <table:table-cell office:value-type="float" office:value="8.94071225" calcext:value-type="float">
            <text:p>8,94071225</text:p>
          </table:table-cell>
          <table:table-cell office:value-type="float" office:value="-1.31474398" calcext:value-type="float">
            <text:p>-1,31474398</text:p>
          </table:table-cell>
        </table:table-row>
        <table:table-row table:style-name="ro1">
          <table:table-cell office:value-type="float" office:value="8.93204109" calcext:value-type="float">
            <text:p>8,93204109</text:p>
          </table:table-cell>
          <table:table-cell office:value-type="float" office:value="-1.516195" calcext:value-type="float">
            <text:p>-1,516195</text:p>
          </table:table-cell>
        </table:table-row>
        <table:table-row table:style-name="ro1">
          <table:table-cell office:value-type="float" office:value="8.91401046" calcext:value-type="float">
            <text:p>8,91401046</text:p>
          </table:table-cell>
          <table:table-cell office:value-type="float" office:value="-0.9993743" calcext:value-type="float">
            <text:p>-0,9993743</text:p>
          </table:table-cell>
        </table:table-row>
        <table:table-row table:style-name="ro1">
          <table:table-cell office:value-type="float" office:value="8.80018302" calcext:value-type="float">
            <text:p>8,80018302</text:p>
          </table:table-cell>
          <table:table-cell office:value-type="float" office:value="-0.87894437" calcext:value-type="float">
            <text:p>-0,87894437</text:p>
          </table:table-cell>
        </table:table-row>
        <table:table-row table:style-name="ro1">
          <table:table-cell office:value-type="float" office:value="8.90705751" calcext:value-type="float">
            <text:p>8,90705751</text:p>
          </table:table-cell>
          <table:table-cell office:value-type="float" office:value="-0.61432738" calcext:value-type="float">
            <text:p>-0,61432738</text:p>
          </table:table-cell>
        </table:table-row>
        <table:table-row table:style-name="ro1">
          <table:table-cell office:value-type="float" office:value="9.38017454" calcext:value-type="float">
            <text:p>9,38017454</text:p>
          </table:table-cell>
          <table:table-cell office:value-type="float" office:value="-1.99935935" calcext:value-type="float">
            <text:p>-1,99935935</text:p>
          </table:table-cell>
        </table:table-row>
        <table:table-row table:style-name="ro1">
          <table:table-cell office:value-type="float" office:value="9.26322189" calcext:value-type="float">
            <text:p>9,26322189</text:p>
          </table:table-cell>
          <table:table-cell office:value-type="float" office:value="-1.45083917" calcext:value-type="float">
            <text:p>-1,45083917</text:p>
          </table:table-cell>
        </table:table-row>
        <table:table-row table:style-name="ro1">
          <table:table-cell office:value-type="float" office:value="8.97049228" calcext:value-type="float">
            <text:p>8,97049228</text:p>
          </table:table-cell>
          <table:table-cell office:value-type="float" office:value="-0.9017538" calcext:value-type="float">
            <text:p>-0,9017538</text:p>
          </table:table-cell>
        </table:table-row>
        <table:table-row table:style-name="ro1">
          <table:table-cell office:value-type="float" office:value="9.40013066" calcext:value-type="float">
            <text:p>9,40013066</text:p>
          </table:table-cell>
          <table:table-cell office:value-type="float" office:value="-1.92038524" calcext:value-type="float">
            <text:p>-1,92038524</text:p>
          </table:table-cell>
        </table:table-row>
        <table:table-row table:style-name="ro1">
          <table:table-cell office:value-type="float" office:value="9.27786701" calcext:value-type="float">
            <text:p>9,27786701</text:p>
          </table:table-cell>
          <table:table-cell office:value-type="float" office:value="-1.4451666" calcext:value-type="float">
            <text:p>-1,4451666</text:p>
          </table:table-cell>
        </table:table-row>
        <table:table-row table:style-name="ro1">
          <table:table-cell office:value-type="float" office:value="8.60607196" calcext:value-type="float">
            <text:p>8,60607196</text:p>
          </table:table-cell>
          <table:table-cell office:value-type="float" office:value="-0.69365958" calcext:value-type="float">
            <text:p>-0,69365958</text:p>
          </table:table-cell>
        </table:table-row>
        <table:table-row table:style-name="ro1">
          <table:table-cell office:value-type="float" office:value="9.1967402" calcext:value-type="float">
            <text:p>9,1967402</text:p>
          </table:table-cell>
          <table:table-cell office:value-type="float" office:value="-1.475601" calcext:value-type="float">
            <text:p>-1,475601</text:p>
          </table:table-cell>
        </table:table-row>
        <table:table-row table:style-name="ro1">
          <table:table-cell office:value-type="float" office:value="9.64159043" calcext:value-type="float">
            <text:p>9,64159043</text:p>
          </table:table-cell>
          <table:table-cell office:value-type="float" office:value="-1.42631702" calcext:value-type="float">
            <text:p>-1,42631702</text:p>
          </table:table-cell>
        </table:table-row>
        <table:table-row table:style-name="ro1">
          <table:table-cell office:value-type="float" office:value="9.50088433" calcext:value-type="float">
            <text:p>9,50088433</text:p>
          </table:table-cell>
          <table:table-cell office:value-type="float" office:value="-1.32649454" calcext:value-type="float">
            <text:p>-1,32649454</text:p>
          </table:table-cell>
        </table:table-row>
        <table:table-row table:style-name="ro1">
          <table:table-cell office:value-type="float" office:value="9.21201657" calcext:value-type="float">
            <text:p>9,21201657</text:p>
          </table:table-cell>
          <table:table-cell office:value-type="float" office:value="-0.33925734" calcext:value-type="float">
            <text:p>-0,33925734</text:p>
          </table:table-cell>
        </table:table-row>
        <table:table-row table:style-name="ro1">
          <table:table-cell office:value-type="float" office:value="8.43033824" calcext:value-type="float">
            <text:p>8,43033824</text:p>
          </table:table-cell>
          <table:table-cell office:value-type="float" office:value="-1.91624665" calcext:value-type="float">
            <text:p>-1,91624665</text:p>
          </table:table-cell>
        </table:table-row>
        <table:table-row table:style-name="ro1">
          <table:table-cell office:value-type="float" office:value="9.04689944" calcext:value-type="float">
            <text:p>9,04689944</text:p>
          </table:table-cell>
          <table:table-cell office:value-type="float" office:value="-0.47412125" calcext:value-type="float">
            <text:p>-0,47412125</text:p>
          </table:table-cell>
        </table:table-row>
        <table:table-row table:style-name="ro1">
          <table:table-cell office:value-type="float" office:value="8.69371813" calcext:value-type="float">
            <text:p>8,69371813</text:p>
          </table:table-cell>
          <table:table-cell office:value-type="float" office:value="-0.46699122" calcext:value-type="float">
            <text:p>-0,46699122</text:p>
          </table:table-cell>
        </table:table-row>
        <table:table-row table:style-name="ro1">
          <table:table-cell office:value-type="float" office:value="8.95612945" calcext:value-type="float">
            <text:p>8,95612945</text:p>
          </table:table-cell>
          <table:table-cell office:value-type="float" office:value="-1.59673138" calcext:value-type="float">
            <text:p>-1,59673138</text:p>
          </table:table-cell>
        </table:table-row>
        <table:table-row table:style-name="ro1">
          <table:table-cell office:value-type="float" office:value="9.28488159" calcext:value-type="float">
            <text:p>9,28488159</text:p>
          </table:table-cell>
          <table:table-cell office:value-type="float" office:value="-1.44570587" calcext:value-type="float">
            <text:p>-1,44570587</text:p>
          </table:table-cell>
        </table:table-row>
        <table:table-row table:style-name="ro1">
          <table:table-cell office:value-type="float" office:value="8.71521962" calcext:value-type="float">
            <text:p>8,71521962</text:p>
          </table:table-cell>
          <table:table-cell office:value-type="float" office:value="-1.50157685" calcext:value-type="float">
            <text:p>-1,50157685</text:p>
          </table:table-cell>
        </table:table-row>
        <table:table-row table:style-name="ro1">
          <table:table-cell office:value-type="float" office:value="8.92708902" calcext:value-type="float">
            <text:p>8,92708902</text:p>
          </table:table-cell>
          <table:table-cell office:value-type="float" office:value="-0.92351165" calcext:value-type="float">
            <text:p>-0,92351165</text:p>
          </table:table-cell>
        </table:table-row>
        <table:table-row table:style-name="ro1">
          <table:table-cell office:value-type="float" office:value="8.86096714" calcext:value-type="float">
            <text:p>8,86096714</text:p>
          </table:table-cell>
          <table:table-cell office:value-type="float" office:value="-0.6582927" calcext:value-type="float">
            <text:p>-0,6582927</text:p>
          </table:table-cell>
        </table:table-row>
        <table:table-row table:style-name="ro1">
          <table:table-cell office:value-type="float" office:value="9.29949858" calcext:value-type="float">
            <text:p>9,29949858</text:p>
          </table:table-cell>
          <table:table-cell office:value-type="float" office:value="-1.03961444" calcext:value-type="float">
            <text:p>-1,03961444</text:p>
          </table:table-cell>
        </table:table-row>
        <table:table-row table:style-name="ro1">
          <table:table-cell office:value-type="float" office:value="9.21547347" calcext:value-type="float">
            <text:p>9,21547347</text:p>
          </table:table-cell>
          <table:table-cell office:value-type="float" office:value="-1.6170656" calcext:value-type="float">
            <text:p>-1,6170656</text:p>
          </table:table-cell>
        </table:table-row>
        <table:table-row table:style-name="ro1">
          <table:table-cell office:value-type="float" office:value="9.06419132" calcext:value-type="float">
            <text:p>9,06419132</text:p>
          </table:table-cell>
          <table:table-cell office:value-type="float" office:value="-1.39031572" calcext:value-type="float">
            <text:p>-1,39031572</text:p>
          </table:table-cell>
        </table:table-row>
        <table:table-row table:style-name="ro1">
          <table:table-cell office:value-type="float" office:value="8.1277113" calcext:value-type="float">
            <text:p>8,1277113</text:p>
          </table:table-cell>
          <table:table-cell office:value-type="float" office:value="-1.3360793" calcext:value-type="float">
            <text:p>-1,3360793</text:p>
          </table:table-cell>
        </table:table-row>
        <table:table-row table:style-name="ro1">
          <table:table-cell office:value-type="float" office:value="9.96089706" calcext:value-type="float">
            <text:p>9,96089706</text:p>
          </table:table-cell>
          <table:table-cell office:value-type="float" office:value="-1.99877697" calcext:value-type="float">
            <text:p>-1,99877697</text:p>
          </table:table-cell>
        </table:table-row>
        <table:table-row table:style-name="ro1">
          <table:table-cell office:value-type="float" office:value="8.77029077" calcext:value-type="float">
            <text:p>8,77029077</text:p>
          </table:table-cell>
          <table:table-cell office:value-type="float" office:value="-0.25300219" calcext:value-type="float">
            <text:p>-0,25300219</text:p>
          </table:table-cell>
        </table:table-row>
        <table:table-row table:style-name="ro1">
          <table:table-cell office:value-type="float" office:value="8.54802265" calcext:value-type="float">
            <text:p>8,54802265</text:p>
          </table:table-cell>
          <table:table-cell office:value-type="float" office:value="-0.3114429" calcext:value-type="float">
            <text:p>-0,3114429</text:p>
          </table:table-cell>
        </table:table-row>
        <table:table-row table:style-name="ro1">
          <table:table-cell office:value-type="float" office:value="9.6476323" calcext:value-type="float">
            <text:p>9,6476323</text:p>
          </table:table-cell>
          <table:table-cell office:value-type="float" office:value="-1.05074379" calcext:value-type="float">
            <text:p>-1,05074379</text:p>
          </table:table-cell>
        </table:table-row>
        <table:table-row table:style-name="ro1">
          <table:table-cell office:value-type="float" office:value="9.45458771" calcext:value-type="float">
            <text:p>9,45458771</text:p>
          </table:table-cell>
          <table:table-cell office:value-type="float" office:value="-2.13903448" calcext:value-type="float">
            <text:p>-2,13903448</text:p>
          </table:table-cell>
        </table:table-row>
        <table:table-row table:style-name="ro1">
          <table:table-cell office:value-type="float" office:value="9.5317066" calcext:value-type="float">
            <text:p>9,5317066</text:p>
          </table:table-cell>
          <table:table-cell office:value-type="float" office:value="-1.15162413" calcext:value-type="float">
            <text:p>-1,15162413</text:p>
          </table:table-cell>
        </table:table-row>
        <table:table-row table:style-name="ro1">
          <table:table-cell office:value-type="float" office:value="9.23199842" calcext:value-type="float">
            <text:p>9,23199842</text:p>
          </table:table-cell>
          <table:table-cell office:value-type="float" office:value="-1.05760563" calcext:value-type="float">
            <text:p>-1,05760563</text:p>
          </table:table-cell>
        </table:table-row>
        <table:table-row table:style-name="ro1">
          <table:table-cell office:value-type="float" office:value="8.57924772" calcext:value-type="float">
            <text:p>8,57924772</text:p>
          </table:table-cell>
          <table:table-cell office:value-type="float" office:value="-1.02811293" calcext:value-type="float">
            <text:p>-1,02811293</text:p>
          </table:table-cell>
        </table:table-row>
        <table:table-row table:style-name="ro1">
          <table:table-cell office:value-type="float" office:value="8.96869668" calcext:value-type="float">
            <text:p>8,96869668</text:p>
          </table:table-cell>
          <table:table-cell office:value-type="float" office:value="-1.42652508" calcext:value-type="float">
            <text:p>-1,42652508</text:p>
          </table:table-cell>
        </table:table-row>
        <table:table-row table:style-name="ro1">
          <table:table-cell office:value-type="float" office:value="8.88585001" calcext:value-type="float">
            <text:p>8,88585001</text:p>
          </table:table-cell>
          <table:table-cell office:value-type="float" office:value="-1.27244459" calcext:value-type="float">
            <text:p>-1,27244459</text:p>
          </table:table-cell>
        </table:table-row>
        <table:table-row table:style-name="ro1">
          <table:table-cell office:value-type="float" office:value="9.18405227" calcext:value-type="float">
            <text:p>9,18405227</text:p>
          </table:table-cell>
          <table:table-cell office:value-type="float" office:value="-1.68052418" calcext:value-type="float">
            <text:p>-1,68052418</text:p>
          </table:table-cell>
        </table:table-row>
        <table:table-row table:style-name="ro1">
          <table:table-cell office:value-type="float" office:value="9.01816972" calcext:value-type="float">
            <text:p>9,01816972</text:p>
          </table:table-cell>
          <table:table-cell office:value-type="float" office:value="-1.27443023" calcext:value-type="float">
            <text:p>-1,27443023</text:p>
          </table:table-cell>
        </table:table-row>
        <table:table-row table:style-name="ro1">
          <table:table-cell office:value-type="float" office:value="8.89325525" calcext:value-type="float">
            <text:p>8,89325525</text:p>
          </table:table-cell>
          <table:table-cell office:value-type="float" office:value="-1.32912687" calcext:value-type="float">
            <text:p>-1,32912687</text:p>
          </table:table-cell>
        </table:table-row>
        <table:table-row table:style-name="ro1">
          <table:table-cell office:value-type="float" office:value="8.44346632" calcext:value-type="float">
            <text:p>8,44346632</text:p>
          </table:table-cell>
          <table:table-cell office:value-type="float" office:value="-1.15907562" calcext:value-type="float">
            <text:p>-1,15907562</text:p>
          </table:table-cell>
        </table:table-row>
        <table:table-row table:style-name="ro1">
          <table:table-cell office:value-type="float" office:value="9.24686391" calcext:value-type="float">
            <text:p>9,24686391</text:p>
          </table:table-cell>
          <table:table-cell office:value-type="float" office:value="-0.7259249" calcext:value-type="float">
            <text:p>-0,7259249</text:p>
          </table:table-cell>
        </table:table-row>
        <table:table-row table:style-name="ro1">
          <table:table-cell office:value-type="float" office:value="9.29804189" calcext:value-type="float">
            <text:p>9,29804189</text:p>
          </table:table-cell>
          <table:table-cell office:value-type="float" office:value="-0.87370862" calcext:value-type="float">
            <text:p>-0,87370862</text:p>
          </table:table-cell>
        </table:table-row>
        <table:table-row table:style-name="ro1">
          <table:table-cell office:value-type="float" office:value="8.70486158" calcext:value-type="float">
            <text:p>8,70486158</text:p>
          </table:table-cell>
          <table:table-cell office:value-type="float" office:value="-1.70731221" calcext:value-type="float">
            <text:p>-1,70731221</text:p>
          </table:table-cell>
        </table:table-row>
        <table:table-row table:style-name="ro1">
          <table:table-cell office:value-type="float" office:value="10.0734808" calcext:value-type="float">
            <text:p>10,0734808</text:p>
          </table:table-cell>
          <table:table-cell office:value-type="float" office:value="-1.30087016" calcext:value-type="float">
            <text:p>-1,30087016</text:p>
          </table:table-cell>
        </table:table-row>
        <table:table-row table:style-name="ro1">
          <table:table-cell office:value-type="float" office:value="8.65486613" calcext:value-type="float">
            <text:p>8,65486613</text:p>
          </table:table-cell>
          <table:table-cell office:value-type="float" office:value="-0.94725412" calcext:value-type="float">
            <text:p>-0,94725412</text:p>
          </table:table-cell>
        </table:table-row>
        <table:table-row table:style-name="ro1">
          <table:table-cell office:value-type="float" office:value="9.33739821" calcext:value-type="float">
            <text:p>9,33739821</text:p>
          </table:table-cell>
          <table:table-cell office:value-type="float" office:value="-1.17026834" calcext:value-type="float">
            <text:p>-1,17026834</text:p>
          </table:table-cell>
        </table:table-row>
        <table:table-row table:style-name="ro1">
          <table:table-cell office:value-type="float" office:value="9.50956595" calcext:value-type="float">
            <text:p>9,50956595</text:p>
          </table:table-cell>
          <table:table-cell office:value-type="float" office:value="-0.8376613" calcext:value-type="float">
            <text:p>-0,8376613</text:p>
          </table:table-cell>
        </table:table-row>
        <table:table-row table:style-name="ro1">
          <table:table-cell office:value-type="float" office:value="8.73434645" calcext:value-type="float">
            <text:p>8,73434645</text:p>
          </table:table-cell>
          <table:table-cell office:value-type="float" office:value="-1.67309617" calcext:value-type="float">
            <text:p>-1,67309617</text:p>
          </table:table-cell>
        </table:table-row>
        <table:table-row table:style-name="ro1">
          <table:table-cell office:value-type="float" office:value="9.01150841" calcext:value-type="float">
            <text:p>9,01150841</text:p>
          </table:table-cell>
          <table:table-cell office:value-type="float" office:value="-1.1936206" calcext:value-type="float">
            <text:p>-1,1936206</text:p>
          </table:table-cell>
        </table:table-row>
        <table:table-row table:style-name="ro1">
          <table:table-cell office:value-type="float" office:value="8.95874802" calcext:value-type="float">
            <text:p>8,95874802</text:p>
          </table:table-cell>
          <table:table-cell office:value-type="float" office:value="-1.91103478" calcext:value-type="float">
            <text:p>-1,91103478</text:p>
          </table:table-cell>
        </table:table-row>
        <table:table-row table:style-name="ro1">
          <table:table-cell office:value-type="float" office:value="9.24695543" calcext:value-type="float">
            <text:p>9,24695543</text:p>
          </table:table-cell>
          <table:table-cell office:value-type="float" office:value="-1.52362858" calcext:value-type="float">
            <text:p>-1,52362858</text:p>
          </table:table-cell>
        </table:table-row>
        <table:table-row table:style-name="ro1">
          <table:table-cell office:value-type="float" office:value="8.99386346" calcext:value-type="float">
            <text:p>8,99386346</text:p>
          </table:table-cell>
          <table:table-cell office:value-type="float" office:value="-1.61522038" calcext:value-type="float">
            <text:p>-1,61522038</text:p>
          </table:table-cell>
        </table:table-row>
        <table:table-row table:style-name="ro1">
          <table:table-cell office:value-type="float" office:value="8.34915255" calcext:value-type="float">
            <text:p>8,34915255</text:p>
          </table:table-cell>
          <table:table-cell office:value-type="float" office:value="-2.14533186" calcext:value-type="float">
            <text:p>-2,14533186</text:p>
          </table:table-cell>
        </table:table-row>
        <table:table-row table:style-name="ro1">
          <table:table-cell office:value-type="float" office:value="8.49899507" calcext:value-type="float">
            <text:p>8,49899507</text:p>
          </table:table-cell>
          <table:table-cell office:value-type="float" office:value="-1.19797651" calcext:value-type="float">
            <text:p>-1,19797651</text:p>
          </table:table-cell>
        </table:table-row>
        <table:table-row table:style-name="ro1">
          <table:table-cell office:value-type="float" office:value="9.30879687" calcext:value-type="float">
            <text:p>9,30879687</text:p>
          </table:table-cell>
          <table:table-cell office:value-type="float" office:value="-1.6605321" calcext:value-type="float">
            <text:p>-1,6605321</text:p>
          </table:table-cell>
        </table:table-row>
        <table:table-row table:style-name="ro1">
          <table:table-cell office:value-type="float" office:value="9.29192247" calcext:value-type="float">
            <text:p>9,29192247</text:p>
          </table:table-cell>
          <table:table-cell office:value-type="float" office:value="-1.67897565" calcext:value-type="float">
            <text:p>-1,67897565</text:p>
          </table:table-cell>
        </table:table-row>
        <table:table-row table:style-name="ro1">
          <table:table-cell office:value-type="float" office:value="9.14808702" calcext:value-type="float">
            <text:p>9,14808702</text:p>
          </table:table-cell>
          <table:table-cell office:value-type="float" office:value="-1.34857004" calcext:value-type="float">
            <text:p>-1,34857004</text:p>
          </table:table-cell>
        </table:table-row>
        <table:table-row table:style-name="ro1">
          <table:table-cell office:value-type="float" office:value="8.30438665" calcext:value-type="float">
            <text:p>8,30438665</text:p>
          </table:table-cell>
          <table:table-cell office:value-type="float" office:value="-0.7710131" calcext:value-type="float">
            <text:p>-0,7710131</text:p>
          </table:table-cell>
        </table:table-row>
        <table:table-row table:style-name="ro1">
          <table:table-cell office:value-type="float" office:value="8.85642058" calcext:value-type="float">
            <text:p>8,85642058</text:p>
          </table:table-cell>
          <table:table-cell office:value-type="float" office:value="-1.10467531" calcext:value-type="float">
            <text:p>-1,10467531</text:p>
          </table:table-cell>
        </table:table-row>
        <table:table-row table:style-name="ro1">
          <table:table-cell office:value-type="float" office:value="9.31717907" calcext:value-type="float">
            <text:p>9,31717907</text:p>
          </table:table-cell>
          <table:table-cell office:value-type="float" office:value="-1.16600949" calcext:value-type="float">
            <text:p>-1,16600949</text:p>
          </table:table-cell>
        </table:table-row>
        <table:table-row table:style-name="ro1">
          <table:table-cell office:value-type="float" office:value="8.87411415" calcext:value-type="float">
            <text:p>8,87411415</text:p>
          </table:table-cell>
          <table:table-cell office:value-type="float" office:value="-1.50254786" calcext:value-type="float">
            <text:p>-1,50254786</text:p>
          </table:table-cell>
        </table:table-row>
        <table:table-row table:style-name="ro1">
          <table:table-cell office:value-type="float" office:value="9.07983227" calcext:value-type="float">
            <text:p>9,07983227</text:p>
          </table:table-cell>
          <table:table-cell office:value-type="float" office:value="-1.36800452" calcext:value-type="float">
            <text:p>-1,36800452</text:p>
          </table:table-cell>
        </table:table-row>
        <table:table-row table:style-name="ro1">
          <table:table-cell office:value-type="float" office:value="8.53935976" calcext:value-type="float">
            <text:p>8,53935976</text:p>
          </table:table-cell>
          <table:table-cell office:value-type="float" office:value="-1.45626037" calcext:value-type="float">
            <text:p>-1,45626037</text:p>
          </table:table-cell>
        </table:table-row>
        <table:table-row table:style-name="ro1">
          <table:table-cell office:value-type="float" office:value="8.99991138" calcext:value-type="float">
            <text:p>8,99991138</text:p>
          </table:table-cell>
          <table:table-cell office:value-type="float" office:value="-1.54939372" calcext:value-type="float">
            <text:p>-1,54939372</text:p>
          </table:table-cell>
        </table:table-row>
        <table:table-row table:style-name="ro1">
          <table:table-cell office:value-type="float" office:value="9.01653429" calcext:value-type="float">
            <text:p>9,01653429</text:p>
          </table:table-cell>
          <table:table-cell office:value-type="float" office:value="-1.61204342" calcext:value-type="float">
            <text:p>-1,61204342</text:p>
          </table:table-cell>
        </table:table-row>
        <table:table-row table:style-name="ro1">
          <table:table-cell office:value-type="float" office:value="8.97288208" calcext:value-type="float">
            <text:p>8,97288208</text:p>
          </table:table-cell>
          <table:table-cell office:value-type="float" office:value="-0.81483942" calcext:value-type="float">
            <text:p>-0,81483942</text:p>
          </table:table-cell>
        </table:table-row>
        <table:table-row table:style-name="ro1">
          <table:table-cell office:value-type="float" office:value="8.85866405" calcext:value-type="float">
            <text:p>8,85866405</text:p>
          </table:table-cell>
          <table:table-cell office:value-type="float" office:value="-1.80815834" calcext:value-type="float">
            <text:p>-1,80815834</text:p>
          </table:table-cell>
        </table:table-row>
        <table:table-row table:style-name="ro1">
          <table:table-cell office:value-type="float" office:value="9.32779643" calcext:value-type="float">
            <text:p>9,32779643</text:p>
          </table:table-cell>
          <table:table-cell office:value-type="float" office:value="-1.63893712" calcext:value-type="float">
            <text:p>-1,63893712</text:p>
          </table:table-cell>
        </table:table-row>
        <table:table-row table:style-name="ro1">
          <table:table-cell office:value-type="float" office:value="9.16679963" calcext:value-type="float">
            <text:p>9,16679963</text:p>
          </table:table-cell>
          <table:table-cell office:value-type="float" office:value="-0.91418192" calcext:value-type="float">
            <text:p>-0,91418192</text:p>
          </table:table-cell>
        </table:table-row>
        <table:table-row table:style-name="ro1">
          <table:table-cell office:value-type="float" office:value="9.06871113" calcext:value-type="float">
            <text:p>9,06871113</text:p>
          </table:table-cell>
          <table:table-cell office:value-type="float" office:value="-1.64845905" calcext:value-type="float">
            <text:p>-1,64845905</text:p>
          </table:table-cell>
        </table:table-row>
        <table:table-row table:style-name="ro1">
          <table:table-cell office:value-type="float" office:value="9.19097695" calcext:value-type="float">
            <text:p>9,19097695</text:p>
          </table:table-cell>
          <table:table-cell office:value-type="float" office:value="-0.93480844" calcext:value-type="float">
            <text:p>-0,93480844</text:p>
          </table:table-cell>
        </table:table-row>
        <table:table-row table:style-name="ro1">
          <table:table-cell office:value-type="float" office:value="9.14599969" calcext:value-type="float">
            <text:p>9,14599969</text:p>
          </table:table-cell>
          <table:table-cell office:value-type="float" office:value="-1.16072756" calcext:value-type="float">
            <text:p>-1,16072756</text:p>
          </table:table-cell>
        </table:table-row>
        <table:table-row table:style-name="ro1">
          <table:table-cell office:value-type="float" office:value="9.05360994" calcext:value-type="float">
            <text:p>9,05360994</text:p>
          </table:table-cell>
          <table:table-cell office:value-type="float" office:value="-0.3849453" calcext:value-type="float">
            <text:p>-0,3849453</text:p>
          </table:table-cell>
        </table:table-row>
        <table:table-row table:style-name="ro1">
          <table:table-cell office:value-type="float" office:value="9.06145335" calcext:value-type="float">
            <text:p>9,06145335</text:p>
          </table:table-cell>
          <table:table-cell office:value-type="float" office:value="-2.19082979" calcext:value-type="float">
            <text:p>-2,19082979</text:p>
          </table:table-cell>
        </table:table-row>
        <table:table-row table:style-name="ro1">
          <table:table-cell office:value-type="float" office:value="9.71106792" calcext:value-type="float">
            <text:p>9,71106792</text:p>
          </table:table-cell>
          <table:table-cell office:value-type="float" office:value="-1.96544469" calcext:value-type="float">
            <text:p>-1,96544469</text:p>
          </table:table-cell>
        </table:table-row>
        <table:table-row table:style-name="ro1">
          <table:table-cell office:value-type="float" office:value="8.45872146" calcext:value-type="float">
            <text:p>8,45872146</text:p>
          </table:table-cell>
          <table:table-cell office:value-type="float" office:value="-2.07026049" calcext:value-type="float">
            <text:p>-2,07026049</text:p>
          </table:table-cell>
        </table:table-row>
        <table:table-row table:style-name="ro1">
          <table:table-cell office:value-type="float" office:value="9.07817124" calcext:value-type="float">
            <text:p>9,07817124</text:p>
          </table:table-cell>
          <table:table-cell office:value-type="float" office:value="-1.74833028" calcext:value-type="float">
            <text:p>-1,74833028</text:p>
          </table:table-cell>
        </table:table-row>
        <table:table-row table:style-name="ro1">
          <table:table-cell office:value-type="float" office:value="9.90791209" calcext:value-type="float">
            <text:p>9,90791209</text:p>
          </table:table-cell>
          <table:table-cell office:value-type="float" office:value="-1.63355979" calcext:value-type="float">
            <text:p>-1,63355979</text:p>
          </table:table-cell>
        </table:table-row>
        <table:table-row table:style-name="ro1">
          <table:table-cell office:value-type="float" office:value="8.8977613" calcext:value-type="float">
            <text:p>8,8977613</text:p>
          </table:table-cell>
          <table:table-cell office:value-type="float" office:value="-0.88807101" calcext:value-type="float">
            <text:p>-0,88807101</text:p>
          </table:table-cell>
        </table:table-row>
        <table:table-row table:style-name="ro1">
          <table:table-cell office:value-type="float" office:value="9.56139894" calcext:value-type="float">
            <text:p>9,56139894</text:p>
          </table:table-cell>
          <table:table-cell office:value-type="float" office:value="-1.36870384" calcext:value-type="float">
            <text:p>-1,36870384</text:p>
          </table:table-cell>
        </table:table-row>
        <table:table-row table:style-name="ro1">
          <table:table-cell office:value-type="float" office:value="9.38918012" calcext:value-type="float">
            <text:p>9,38918012</text:p>
          </table:table-cell>
          <table:table-cell office:value-type="float" office:value="-0.67070779" calcext:value-type="float">
            <text:p>-0,67070779</text:p>
          </table:table-cell>
        </table:table-row>
        <table:table-row table:style-name="ro1">
          <table:table-cell office:value-type="float" office:value="8.67489842" calcext:value-type="float">
            <text:p>8,67489842</text:p>
          </table:table-cell>
          <table:table-cell office:value-type="float" office:value="-0.88685982" calcext:value-type="float">
            <text:p>-0,88685982</text:p>
          </table:table-cell>
        </table:table-row>
        <table:table-row table:style-name="ro1">
          <table:table-cell office:value-type="float" office:value="8.443465" calcext:value-type="float">
            <text:p>8,443465</text:p>
          </table:table-cell>
          <table:table-cell office:value-type="float" office:value="-0.97646231" calcext:value-type="float">
            <text:p>-0,97646231</text:p>
          </table:table-cell>
        </table:table-row>
        <table:table-row table:style-name="ro1">
          <table:table-cell office:value-type="float" office:value="8.96542402" calcext:value-type="float">
            <text:p>8,96542402</text:p>
          </table:table-cell>
          <table:table-cell office:value-type="float" office:value="-1.43262772" calcext:value-type="float">
            <text:p>-1,43262772</text:p>
          </table:table-cell>
        </table:table-row>
        <table:table-row table:style-name="ro1">
          <table:table-cell office:value-type="float" office:value="8.91394109" calcext:value-type="float">
            <text:p>8,91394109</text:p>
          </table:table-cell>
          <table:table-cell office:value-type="float" office:value="-1.63870995" calcext:value-type="float">
            <text:p>-1,63870995</text:p>
          </table:table-cell>
        </table:table-row>
        <table:table-row table:style-name="ro1">
          <table:table-cell office:value-type="float" office:value="8.80200655" calcext:value-type="float">
            <text:p>8,80200655</text:p>
          </table:table-cell>
          <table:table-cell office:value-type="float" office:value="-0.98744291" calcext:value-type="float">
            <text:p>-0,98744291</text:p>
          </table:table-cell>
        </table:table-row>
        <table:table-row table:style-name="ro1">
          <table:table-cell office:value-type="float" office:value="9.26809899" calcext:value-type="float">
            <text:p>9,26809899</text:p>
          </table:table-cell>
          <table:table-cell office:value-type="float" office:value="-1.34057247" calcext:value-type="float">
            <text:p>-1,34057247</text:p>
          </table:table-cell>
        </table:table-row>
        <table:table-row table:style-name="ro1">
          <table:table-cell office:value-type="float" office:value="8.48291321" calcext:value-type="float">
            <text:p>8,48291321</text:p>
          </table:table-cell>
          <table:table-cell office:value-type="float" office:value="-0.51678163" calcext:value-type="float">
            <text:p>-0,51678163</text:p>
          </table:table-cell>
        </table:table-row>
        <table:table-row table:style-name="ro1">
          <table:table-cell office:value-type="float" office:value="8.5434613" calcext:value-type="float">
            <text:p>8,5434613</text:p>
          </table:table-cell>
          <table:table-cell office:value-type="float" office:value="-1.06482342" calcext:value-type="float">
            <text:p>-1,06482342</text:p>
          </table:table-cell>
        </table:table-row>
        <table:table-row table:style-name="ro1">
          <table:table-cell office:value-type="float" office:value="8.11103821" calcext:value-type="float">
            <text:p>8,11103821</text:p>
          </table:table-cell>
          <table:table-cell office:value-type="float" office:value="-2.0230062" calcext:value-type="float">
            <text:p>-2,0230062</text:p>
          </table:table-cell>
        </table:table-row>
        <table:table-row table:style-name="ro1">
          <table:table-cell office:value-type="float" office:value="8.36958452" calcext:value-type="float">
            <text:p>8,36958452</text:p>
          </table:table-cell>
          <table:table-cell office:value-type="float" office:value="-1.39236808" calcext:value-type="float">
            <text:p>-1,39236808</text:p>
          </table:table-cell>
        </table:table-row>
        <table:table-row table:style-name="ro1">
          <table:table-cell office:value-type="float" office:value="9.1250588" calcext:value-type="float">
            <text:p>9,1250588</text:p>
          </table:table-cell>
          <table:table-cell office:value-type="float" office:value="-1.39567477" calcext:value-type="float">
            <text:p>-1,39567477</text:p>
          </table:table-cell>
        </table:table-row>
        <table:table-row table:style-name="ro1">
          <table:table-cell office:value-type="float" office:value="9.15316591" calcext:value-type="float">
            <text:p>9,15316591</text:p>
          </table:table-cell>
          <table:table-cell office:value-type="float" office:value="-1.36073365" calcext:value-type="float">
            <text:p>-1,36073365</text:p>
          </table:table-cell>
        </table:table-row>
        <table:table-row table:style-name="ro1">
          <table:table-cell office:value-type="float" office:value="9.13460835" calcext:value-type="float">
            <text:p>9,13460835</text:p>
          </table:table-cell>
          <table:table-cell office:value-type="float" office:value="-0.9932162" calcext:value-type="float">
            <text:p>-0,9932162</text:p>
          </table:table-cell>
        </table:table-row>
        <table:table-row table:style-name="ro1">
          <table:table-cell office:value-type="float" office:value="9.40465975" calcext:value-type="float">
            <text:p>9,40465975</text:p>
          </table:table-cell>
          <table:table-cell office:value-type="float" office:value="-0.83365267" calcext:value-type="float">
            <text:p>-0,83365267</text:p>
          </table:table-cell>
        </table:table-row>
        <table:table-row table:style-name="ro1">
          <table:table-cell office:value-type="float" office:value="8.65919966" calcext:value-type="float">
            <text:p>8,65919966</text:p>
          </table:table-cell>
          <table:table-cell office:value-type="float" office:value="-1.5629701" calcext:value-type="float">
            <text:p>-1,5629701</text:p>
          </table:table-cell>
        </table:table-row>
        <table:table-row table:style-name="ro1">
          <table:table-cell office:value-type="float" office:value="9.03611888" calcext:value-type="float">
            <text:p>9,03611888</text:p>
          </table:table-cell>
          <table:table-cell office:value-type="float" office:value="-1.21683633" calcext:value-type="float">
            <text:p>-1,21683633</text:p>
          </table:table-cell>
        </table:table-row>
        <table:table-row table:style-name="ro1">
          <table:table-cell office:value-type="float" office:value="8.94852052" calcext:value-type="float">
            <text:p>8,94852052</text:p>
          </table:table-cell>
          <table:table-cell office:value-type="float" office:value="-1.35153689" calcext:value-type="float">
            <text:p>-1,35153689</text:p>
          </table:table-cell>
        </table:table-row>
        <table:table-row table:style-name="ro1">
          <table:table-cell office:value-type="float" office:value="9.35610423" calcext:value-type="float">
            <text:p>9,35610423</text:p>
          </table:table-cell>
          <table:table-cell office:value-type="float" office:value="-0.88497508" calcext:value-type="float">
            <text:p>-0,88497508</text:p>
          </table:table-cell>
        </table:table-row>
        <table:table-row table:style-name="ro1">
          <table:table-cell office:value-type="float" office:value="8.50654789" calcext:value-type="float">
            <text:p>8,50654789</text:p>
          </table:table-cell>
          <table:table-cell office:value-type="float" office:value="-0.8096941" calcext:value-type="float">
            <text:p>-0,8096941</text:p>
          </table:table-cell>
        </table:table-row>
        <table:table-row table:style-name="ro1">
          <table:table-cell office:value-type="float" office:value="8.6411711" calcext:value-type="float">
            <text:p>8,6411711</text:p>
          </table:table-cell>
          <table:table-cell office:value-type="float" office:value="-1.58881435" calcext:value-type="float">
            <text:p>-1,58881435</text:p>
          </table:table-cell>
        </table:table-row>
        <table:table-row table:style-name="ro1">
          <table:table-cell office:value-type="float" office:value="10.47948882" calcext:value-type="float">
            <text:p>10,47948882</text:p>
          </table:table-cell>
          <table:table-cell office:value-type="float" office:value="26.29787221" calcext:value-type="float">
            <text:p>26,29787221</text:p>
          </table:table-cell>
        </table:table-row>
        <table:table-row table:style-name="ro1">
          <table:table-cell office:value-type="float" office:value="9.65264552" calcext:value-type="float">
            <text:p>9,65264552</text:p>
          </table:table-cell>
          <table:table-cell office:value-type="float" office:value="26.23893981" calcext:value-type="float">
            <text:p>26,23893981</text:p>
          </table:table-cell>
        </table:table-row>
        <table:table-row table:style-name="ro1">
          <table:table-cell office:value-type="float" office:value="10.21705003" calcext:value-type="float">
            <text:p>10,21705003</text:p>
          </table:table-cell>
          <table:table-cell office:value-type="float" office:value="26.17545417" calcext:value-type="float">
            <text:p>26,17545417</text:p>
          </table:table-cell>
        </table:table-row>
        <table:table-row table:style-name="ro1">
          <table:table-cell office:value-type="float" office:value="9.65743167" calcext:value-type="float">
            <text:p>9,65743167</text:p>
          </table:table-cell>
          <table:table-cell office:value-type="float" office:value="26.5668324" calcext:value-type="float">
            <text:p>26,5668324</text:p>
          </table:table-cell>
        </table:table-row>
        <table:table-row table:style-name="ro1">
          <table:table-cell office:value-type="float" office:value="10.25993348" calcext:value-type="float">
            <text:p>10,25993348</text:p>
          </table:table-cell>
          <table:table-cell office:value-type="float" office:value="25.4703799" calcext:value-type="float">
            <text:p>25,4703799</text:p>
          </table:table-cell>
        </table:table-row>
        <table:table-row table:style-name="ro1">
          <table:table-cell office:value-type="float" office:value="9.92591645" calcext:value-type="float">
            <text:p>9,92591645</text:p>
          </table:table-cell>
          <table:table-cell office:value-type="float" office:value="26.55596854" calcext:value-type="float">
            <text:p>26,55596854</text:p>
          </table:table-cell>
        </table:table-row>
        <table:table-row table:style-name="ro1">
          <table:table-cell office:value-type="float" office:value="9.73725691" calcext:value-type="float">
            <text:p>9,73725691</text:p>
          </table:table-cell>
          <table:table-cell office:value-type="float" office:value="25.91822716" calcext:value-type="float">
            <text:p>25,91822716</text:p>
          </table:table-cell>
        </table:table-row>
        <table:table-row table:style-name="ro1">
          <table:table-cell office:value-type="float" office:value="9.51781791" calcext:value-type="float">
            <text:p>9,51781791</text:p>
          </table:table-cell>
          <table:table-cell office:value-type="float" office:value="26.03859236" calcext:value-type="float">
            <text:p>26,03859236</text:p>
          </table:table-cell>
        </table:table-row>
        <table:table-row table:style-name="ro1">
          <table:table-cell office:value-type="float" office:value="10.0136656" calcext:value-type="float">
            <text:p>10,0136656</text:p>
          </table:table-cell>
          <table:table-cell office:value-type="float" office:value="26.84975866" calcext:value-type="float">
            <text:p>26,84975866</text:p>
          </table:table-cell>
        </table:table-row>
        <table:table-row table:style-name="ro1">
          <table:table-cell office:value-type="float" office:value="9.99010852" calcext:value-type="float">
            <text:p>9,99010852</text:p>
          </table:table-cell>
          <table:table-cell office:value-type="float" office:value="26.78920779" calcext:value-type="float">
            <text:p>26,78920779</text:p>
          </table:table-cell>
        </table:table-row>
        <table:table-row table:style-name="ro1">
          <table:table-cell office:value-type="float" office:value="9.38881377" calcext:value-type="float">
            <text:p>9,38881377</text:p>
          </table:table-cell>
          <table:table-cell office:value-type="float" office:value="26.53872608" calcext:value-type="float">
            <text:p>26,53872608</text:p>
          </table:table-cell>
        </table:table-row>
        <table:table-row table:style-name="ro1">
          <table:table-cell office:value-type="float" office:value="10.58157498" calcext:value-type="float">
            <text:p>10,58157498</text:p>
          </table:table-cell>
          <table:table-cell office:value-type="float" office:value="26.9472608" calcext:value-type="float">
            <text:p>26,9472608</text:p>
          </table:table-cell>
        </table:table-row>
        <table:table-row table:style-name="ro1">
          <table:table-cell office:value-type="float" office:value="9.5475617" calcext:value-type="float">
            <text:p>9,5475617</text:p>
          </table:table-cell>
          <table:table-cell office:value-type="float" office:value="25.8405828" calcext:value-type="float">
            <text:p>25,8405828</text:p>
          </table:table-cell>
        </table:table-row>
        <table:table-row table:style-name="ro1">
          <table:table-cell office:value-type="float" office:value="10.43944144" calcext:value-type="float">
            <text:p>10,43944144</text:p>
          </table:table-cell>
          <table:table-cell office:value-type="float" office:value="26.11912954" calcext:value-type="float">
            <text:p>26,11912954</text:p>
          </table:table-cell>
        </table:table-row>
        <table:table-row table:style-name="ro1">
          <table:table-cell office:value-type="float" office:value="10.51555311" calcext:value-type="float">
            <text:p>10,51555311</text:p>
          </table:table-cell>
          <table:table-cell office:value-type="float" office:value="26.26514886" calcext:value-type="float">
            <text:p>26,26514886</text:p>
          </table:table-cell>
        </table:table-row>
        <table:table-row table:style-name="ro1">
          <table:table-cell office:value-type="float" office:value="10.46338534" calcext:value-type="float">
            <text:p>10,46338534</text:p>
          </table:table-cell>
          <table:table-cell office:value-type="float" office:value="26.145122" calcext:value-type="float">
            <text:p>26,145122</text:p>
          </table:table-cell>
        </table:table-row>
        <table:table-row table:style-name="ro1">
          <table:table-cell office:value-type="float" office:value="9.31889471" calcext:value-type="float">
            <text:p>9,31889471</text:p>
          </table:table-cell>
          <table:table-cell office:value-type="float" office:value="26.08467541" calcext:value-type="float">
            <text:p>26,08467541</text:p>
          </table:table-cell>
        </table:table-row>
        <table:table-row table:style-name="ro1">
          <table:table-cell office:value-type="float" office:value="10.03524772" calcext:value-type="float">
            <text:p>10,03524772</text:p>
          </table:table-cell>
          <table:table-cell office:value-type="float" office:value="26.59860243" calcext:value-type="float">
            <text:p>26,59860243</text:p>
          </table:table-cell>
        </table:table-row>
        <table:table-row table:style-name="ro1">
          <table:table-cell office:value-type="float" office:value="10.06674453" calcext:value-type="float">
            <text:p>10,06674453</text:p>
          </table:table-cell>
          <table:table-cell office:value-type="float" office:value="27.14218069" calcext:value-type="float">
            <text:p>27,14218069</text:p>
          </table:table-cell>
        </table:table-row>
        <table:table-row table:style-name="ro1">
          <table:table-cell office:value-type="float" office:value="9.65647738" calcext:value-type="float">
            <text:p>9,65647738</text:p>
          </table:table-cell>
          <table:table-cell office:value-type="float" office:value="26.42838737" calcext:value-type="float">
            <text:p>26,42838737</text:p>
          </table:table-cell>
        </table:table-row>
        <table:table-row table:style-name="ro1">
          <table:table-cell office:value-type="float" office:value="10.9957102" calcext:value-type="float">
            <text:p>10,9957102</text:p>
          </table:table-cell>
          <table:table-cell office:value-type="float" office:value="26.25166365" calcext:value-type="float">
            <text:p>26,25166365</text:p>
          </table:table-cell>
        </table:table-row>
        <table:table-row table:style-name="ro1">
          <table:table-cell office:value-type="float" office:value="10.14323415" calcext:value-type="float">
            <text:p>10,14323415</text:p>
          </table:table-cell>
          <table:table-cell office:value-type="float" office:value="26.21375088" calcext:value-type="float">
            <text:p>26,21375088</text:p>
          </table:table-cell>
        </table:table-row>
        <table:table-row table:style-name="ro1">
          <table:table-cell office:value-type="float" office:value="9.03588662" calcext:value-type="float">
            <text:p>9,03588662</text:p>
          </table:table-cell>
          <table:table-cell office:value-type="float" office:value="26.46011961" calcext:value-type="float">
            <text:p>26,46011961</text:p>
          </table:table-cell>
        </table:table-row>
        <table:table-row table:style-name="ro1">
          <table:table-cell office:value-type="float" office:value="9.74560946" calcext:value-type="float">
            <text:p>9,74560946</text:p>
          </table:table-cell>
          <table:table-cell office:value-type="float" office:value="26.08825784" calcext:value-type="float">
            <text:p>26,08825784</text:p>
          </table:table-cell>
        </table:table-row>
        <table:table-row table:style-name="ro1">
          <table:table-cell office:value-type="float" office:value="10.62493832" calcext:value-type="float">
            <text:p>10,62493832</text:p>
          </table:table-cell>
          <table:table-cell office:value-type="float" office:value="26.63781629" calcext:value-type="float">
            <text:p>26,63781629</text:p>
          </table:table-cell>
        </table:table-row>
        <table:table-row table:style-name="ro1">
          <table:table-cell office:value-type="float" office:value="10.24168384" calcext:value-type="float">
            <text:p>10,24168384</text:p>
          </table:table-cell>
          <table:table-cell office:value-type="float" office:value="25.69874678" calcext:value-type="float">
            <text:p>25,69874678</text:p>
          </table:table-cell>
        </table:table-row>
        <table:table-row table:style-name="ro1">
          <table:table-cell office:value-type="float" office:value="10.72478609" calcext:value-type="float">
            <text:p>10,72478609</text:p>
          </table:table-cell>
          <table:table-cell office:value-type="float" office:value="26.14769331" calcext:value-type="float">
            <text:p>26,14769331</text:p>
          </table:table-cell>
        </table:table-row>
        <table:table-row table:style-name="ro1">
          <table:table-cell office:value-type="float" office:value="9.39804095" calcext:value-type="float">
            <text:p>9,39804095</text:p>
          </table:table-cell>
          <table:table-cell office:value-type="float" office:value="26.27041417" calcext:value-type="float">
            <text:p>26,27041417</text:p>
          </table:table-cell>
        </table:table-row>
        <table:table-row table:style-name="ro1">
          <table:table-cell office:value-type="float" office:value="10.41891668" calcext:value-type="float">
            <text:p>10,41891668</text:p>
          </table:table-cell>
          <table:table-cell office:value-type="float" office:value="26.5606634" calcext:value-type="float">
            <text:p>26,5606634</text:p>
          </table:table-cell>
        </table:table-row>
        <table:table-row table:style-name="ro1">
          <table:table-cell office:value-type="float" office:value="10.30762809" calcext:value-type="float">
            <text:p>10,30762809</text:p>
          </table:table-cell>
          <table:table-cell office:value-type="float" office:value="27.02748999" calcext:value-type="float">
            <text:p>27,02748999</text:p>
          </table:table-cell>
        </table:table-row>
        <table:table-row table:style-name="ro1">
          <table:table-cell office:value-type="float" office:value="10.29661403" calcext:value-type="float">
            <text:p>10,29661403</text:p>
          </table:table-cell>
          <table:table-cell office:value-type="float" office:value="25.95247948" calcext:value-type="float">
            <text:p>25,95247948</text:p>
          </table:table-cell>
        </table:table-row>
        <table:table-row table:style-name="ro1">
          <table:table-cell office:value-type="float" office:value="9.81874841" calcext:value-type="float">
            <text:p>9,81874841</text:p>
          </table:table-cell>
          <table:table-cell office:value-type="float" office:value="25.80022891" calcext:value-type="float">
            <text:p>25,80022891</text:p>
          </table:table-cell>
        </table:table-row>
        <table:table-row table:style-name="ro1">
          <table:table-cell office:value-type="float" office:value="9.68742133" calcext:value-type="float">
            <text:p>9,68742133</text:p>
          </table:table-cell>
          <table:table-cell office:value-type="float" office:value="27.04597804" calcext:value-type="float">
            <text:p>27,04597804</text:p>
          </table:table-cell>
        </table:table-row>
        <table:table-row table:style-name="ro1">
          <table:table-cell office:value-type="float" office:value="9.98570635" calcext:value-type="float">
            <text:p>9,98570635</text:p>
          </table:table-cell>
          <table:table-cell office:value-type="float" office:value="26.34832546" calcext:value-type="float">
            <text:p>26,34832546</text:p>
          </table:table-cell>
        </table:table-row>
        <table:table-row table:style-name="ro1">
          <table:table-cell office:value-type="float" office:value="9.63785878" calcext:value-type="float">
            <text:p>9,63785878</text:p>
          </table:table-cell>
          <table:table-cell office:value-type="float" office:value="26.67953385" calcext:value-type="float">
            <text:p>26,67953385</text:p>
          </table:table-cell>
        </table:table-row>
        <table:table-row table:style-name="ro1">
          <table:table-cell office:value-type="float" office:value="10.97569348" calcext:value-type="float">
            <text:p>10,97569348</text:p>
          </table:table-cell>
          <table:table-cell office:value-type="float" office:value="26.15757971" calcext:value-type="float">
            <text:p>26,15757971</text:p>
          </table:table-cell>
        </table:table-row>
        <table:table-row table:style-name="ro1">
          <table:table-cell office:value-type="float" office:value="9.56179688" calcext:value-type="float">
            <text:p>9,56179688</text:p>
          </table:table-cell>
          <table:table-cell office:value-type="float" office:value="26.63179984" calcext:value-type="float">
            <text:p>26,63179984</text:p>
          </table:table-cell>
        </table:table-row>
        <table:table-row table:style-name="ro1">
          <table:table-cell office:value-type="float" office:value="10.05013332" calcext:value-type="float">
            <text:p>10,05013332</text:p>
          </table:table-cell>
          <table:table-cell office:value-type="float" office:value="26.40694293" calcext:value-type="float">
            <text:p>26,40694293</text:p>
          </table:table-cell>
        </table:table-row>
        <table:table-row table:style-name="ro1">
          <table:table-cell office:value-type="float" office:value="10.86421177" calcext:value-type="float">
            <text:p>10,86421177</text:p>
          </table:table-cell>
          <table:table-cell office:value-type="float" office:value="25.89317627" calcext:value-type="float">
            <text:p>25,89317627</text:p>
          </table:table-cell>
        </table:table-row>
        <table:table-row table:style-name="ro1">
          <table:table-cell office:value-type="float" office:value="9.67081326" calcext:value-type="float">
            <text:p>9,67081326</text:p>
          </table:table-cell>
          <table:table-cell office:value-type="float" office:value="26.52673734" calcext:value-type="float">
            <text:p>26,52673734</text:p>
          </table:table-cell>
        </table:table-row>
        <table:table-row table:style-name="ro1">
          <table:table-cell office:value-type="float" office:value="10.49102618" calcext:value-type="float">
            <text:p>10,49102618</text:p>
          </table:table-cell>
          <table:table-cell office:value-type="float" office:value="26.38751997" calcext:value-type="float">
            <text:p>26,38751997</text:p>
          </table:table-cell>
        </table:table-row>
        <table:table-row table:style-name="ro1">
          <table:table-cell office:value-type="float" office:value="9.57366415" calcext:value-type="float">
            <text:p>9,57366415</text:p>
          </table:table-cell>
          <table:table-cell office:value-type="float" office:value="27.34630581" calcext:value-type="float">
            <text:p>27,34630581</text:p>
          </table:table-cell>
        </table:table-row>
        <table:table-row table:style-name="ro1">
          <table:table-cell office:value-type="float" office:value="10.0034237" calcext:value-type="float">
            <text:p>10,0034237</text:p>
          </table:table-cell>
          <table:table-cell office:value-type="float" office:value="25.32993044" calcext:value-type="float">
            <text:p>25,32993044</text:p>
          </table:table-cell>
        </table:table-row>
        <table:table-row table:style-name="ro1">
          <table:table-cell office:value-type="float" office:value="9.80934368" calcext:value-type="float">
            <text:p>9,80934368</text:p>
          </table:table-cell>
          <table:table-cell office:value-type="float" office:value="25.82056349" calcext:value-type="float">
            <text:p>25,82056349</text:p>
          </table:table-cell>
        </table:table-row>
        <table:table-row table:style-name="ro1">
          <table:table-cell office:value-type="float" office:value="10.34209377" calcext:value-type="float">
            <text:p>10,34209377</text:p>
          </table:table-cell>
          <table:table-cell office:value-type="float" office:value="25.88511339" calcext:value-type="float">
            <text:p>25,88511339</text:p>
          </table:table-cell>
        </table:table-row>
        <table:table-row table:style-name="ro1">
          <table:table-cell office:value-type="float" office:value="10.68710417" calcext:value-type="float">
            <text:p>10,68710417</text:p>
          </table:table-cell>
          <table:table-cell office:value-type="float" office:value="26.50322873" calcext:value-type="float">
            <text:p>26,50322873</text:p>
          </table:table-cell>
        </table:table-row>
        <table:table-row table:style-name="ro1">
          <table:table-cell office:value-type="float" office:value="10.35213593" calcext:value-type="float">
            <text:p>10,35213593</text:p>
          </table:table-cell>
          <table:table-cell office:value-type="float" office:value="26.72659581" calcext:value-type="float">
            <text:p>26,72659581</text:p>
          </table:table-cell>
        </table:table-row>
        <table:table-row table:style-name="ro1">
          <table:table-cell office:value-type="float" office:value="10.47157852" calcext:value-type="float">
            <text:p>10,47157852</text:p>
          </table:table-cell>
          <table:table-cell office:value-type="float" office:value="27.20649964" calcext:value-type="float">
            <text:p>27,20649964</text:p>
          </table:table-cell>
        </table:table-row>
        <table:table-row table:style-name="ro1">
          <table:table-cell office:value-type="float" office:value="9.7253341" calcext:value-type="float">
            <text:p>9,7253341</text:p>
          </table:table-cell>
          <table:table-cell office:value-type="float" office:value="26.31100648" calcext:value-type="float">
            <text:p>26,31100648</text:p>
          </table:table-cell>
        </table:table-row>
        <table:table-row table:style-name="ro1">
          <table:table-cell office:value-type="float" office:value="9.52630126" calcext:value-type="float">
            <text:p>9,52630126</text:p>
          </table:table-cell>
          <table:table-cell office:value-type="float" office:value="25.80494138" calcext:value-type="float">
            <text:p>25,80494138</text:p>
          </table:table-cell>
        </table:table-row>
        <table:table-row table:style-name="ro1">
          <table:table-cell office:value-type="float" office:value="10.09409124" calcext:value-type="float">
            <text:p>10,09409124</text:p>
          </table:table-cell>
          <table:table-cell office:value-type="float" office:value="26.4603365" calcext:value-type="float">
            <text:p>26,4603365</text:p>
          </table:table-cell>
        </table:table-row>
        <table:table-row table:style-name="ro1">
          <table:table-cell office:value-type="float" office:value="9.80926162" calcext:value-type="float">
            <text:p>9,80926162</text:p>
          </table:table-cell>
          <table:table-cell office:value-type="float" office:value="26.49337618" calcext:value-type="float">
            <text:p>26,49337618</text:p>
          </table:table-cell>
        </table:table-row>
        <table:table-row table:style-name="ro1">
          <table:table-cell office:value-type="float" office:value="10.0179909" calcext:value-type="float">
            <text:p>10,0179909</text:p>
          </table:table-cell>
          <table:table-cell office:value-type="float" office:value="25.91326967" calcext:value-type="float">
            <text:p>25,91326967</text:p>
          </table:table-cell>
        </table:table-row>
        <table:table-row table:style-name="ro1">
          <table:table-cell office:value-type="float" office:value="9.78028759" calcext:value-type="float">
            <text:p>9,78028759</text:p>
          </table:table-cell>
          <table:table-cell office:value-type="float" office:value="26.65220825" calcext:value-type="float">
            <text:p>26,65220825</text:p>
          </table:table-cell>
        </table:table-row>
        <table:table-row table:style-name="ro1">
          <table:table-cell office:value-type="float" office:value="10.17811859" calcext:value-type="float">
            <text:p>10,17811859</text:p>
          </table:table-cell>
          <table:table-cell office:value-type="float" office:value="25.86342877" calcext:value-type="float">
            <text:p>25,86342877</text:p>
          </table:table-cell>
        </table:table-row>
        <table:table-row table:style-name="ro1">
          <table:table-cell office:value-type="float" office:value="9.88437622" calcext:value-type="float">
            <text:p>9,88437622</text:p>
          </table:table-cell>
          <table:table-cell office:value-type="float" office:value="26.13885583" calcext:value-type="float">
            <text:p>26,13885583</text:p>
          </table:table-cell>
        </table:table-row>
        <table:table-row table:style-name="ro1">
          <table:table-cell office:value-type="float" office:value="10.21664542" calcext:value-type="float">
            <text:p>10,21664542</text:p>
          </table:table-cell>
          <table:table-cell office:value-type="float" office:value="25.87624012" calcext:value-type="float">
            <text:p>25,87624012</text:p>
          </table:table-cell>
        </table:table-row>
        <table:table-row table:style-name="ro1">
          <table:table-cell office:value-type="float" office:value="9.18017921" calcext:value-type="float">
            <text:p>9,18017921</text:p>
          </table:table-cell>
          <table:table-cell office:value-type="float" office:value="25.80848144" calcext:value-type="float">
            <text:p>25,80848144</text:p>
          </table:table-cell>
        </table:table-row>
        <table:table-row table:style-name="ro1">
          <table:table-cell office:value-type="float" office:value="9.83969782" calcext:value-type="float">
            <text:p>9,83969782</text:p>
          </table:table-cell>
          <table:table-cell office:value-type="float" office:value="26.07355539" calcext:value-type="float">
            <text:p>26,07355539</text:p>
          </table:table-cell>
        </table:table-row>
        <table:table-row table:style-name="ro1">
          <table:table-cell office:value-type="float" office:value="10.46381808" calcext:value-type="float">
            <text:p>10,46381808</text:p>
          </table:table-cell>
          <table:table-cell office:value-type="float" office:value="26.39502058" calcext:value-type="float">
            <text:p>26,39502058</text:p>
          </table:table-cell>
        </table:table-row>
        <table:table-row table:style-name="ro1">
          <table:table-cell office:value-type="float" office:value="10.03304631" calcext:value-type="float">
            <text:p>10,03304631</text:p>
          </table:table-cell>
          <table:table-cell office:value-type="float" office:value="26.12173163" calcext:value-type="float">
            <text:p>26,12173163</text:p>
          </table:table-cell>
        </table:table-row>
        <table:table-row table:style-name="ro1">
          <table:table-cell office:value-type="float" office:value="10.05513642" calcext:value-type="float">
            <text:p>10,05513642</text:p>
          </table:table-cell>
          <table:table-cell office:value-type="float" office:value="26.03553411" calcext:value-type="float">
            <text:p>26,03553411</text:p>
          </table:table-cell>
        </table:table-row>
        <table:table-row table:style-name="ro1">
          <table:table-cell office:value-type="float" office:value="9.79247157" calcext:value-type="float">
            <text:p>9,79247157</text:p>
          </table:table-cell>
          <table:table-cell office:value-type="float" office:value="26.27722826" calcext:value-type="float">
            <text:p>26,27722826</text:p>
          </table:table-cell>
        </table:table-row>
        <table:table-row table:style-name="ro1">
          <table:table-cell office:value-type="float" office:value="10.38876148" calcext:value-type="float">
            <text:p>10,38876148</text:p>
          </table:table-cell>
          <table:table-cell office:value-type="float" office:value="25.76846945" calcext:value-type="float">
            <text:p>25,76846945</text:p>
          </table:table-cell>
        </table:table-row>
        <table:table-row table:style-name="ro1">
          <table:table-cell office:value-type="float" office:value="9.84722673" calcext:value-type="float">
            <text:p>9,84722673</text:p>
          </table:table-cell>
          <table:table-cell office:value-type="float" office:value="26.59814254" calcext:value-type="float">
            <text:p>26,59814254</text:p>
          </table:table-cell>
        </table:table-row>
        <table:table-row table:style-name="ro1">
          <table:table-cell office:value-type="float" office:value="10.14782346" calcext:value-type="float">
            <text:p>10,14782346</text:p>
          </table:table-cell>
          <table:table-cell office:value-type="float" office:value="26.08714393" calcext:value-type="float">
            <text:p>26,08714393</text:p>
          </table:table-cell>
        </table:table-row>
        <table:table-row table:style-name="ro1">
          <table:table-cell office:value-type="float" office:value="10.17611734" calcext:value-type="float">
            <text:p>10,17611734</text:p>
          </table:table-cell>
          <table:table-cell office:value-type="float" office:value="26.57639475" calcext:value-type="float">
            <text:p>26,57639475</text:p>
          </table:table-cell>
        </table:table-row>
        <table:table-row table:style-name="ro1">
          <table:table-cell office:value-type="float" office:value="9.60444925" calcext:value-type="float">
            <text:p>9,60444925</text:p>
          </table:table-cell>
          <table:table-cell office:value-type="float" office:value="26.31498601" calcext:value-type="float">
            <text:p>26,31498601</text:p>
          </table:table-cell>
        </table:table-row>
        <table:table-row table:style-name="ro1">
          <table:table-cell office:value-type="float" office:value="9.43735212" calcext:value-type="float">
            <text:p>9,43735212</text:p>
          </table:table-cell>
          <table:table-cell office:value-type="float" office:value="26.44934903" calcext:value-type="float">
            <text:p>26,44934903</text:p>
          </table:table-cell>
        </table:table-row>
        <table:table-row table:style-name="ro1">
          <table:table-cell office:value-type="float" office:value="9.63624187" calcext:value-type="float">
            <text:p>9,63624187</text:p>
          </table:table-cell>
          <table:table-cell office:value-type="float" office:value="25.91809952" calcext:value-type="float">
            <text:p>25,91809952</text:p>
          </table:table-cell>
        </table:table-row>
        <table:table-row table:style-name="ro1">
          <table:table-cell office:value-type="float" office:value="9.9576121" calcext:value-type="float">
            <text:p>9,9576121</text:p>
          </table:table-cell>
          <table:table-cell office:value-type="float" office:value="25.6209163" calcext:value-type="float">
            <text:p>25,6209163</text:p>
          </table:table-cell>
        </table:table-row>
        <table:table-row table:style-name="ro1">
          <table:table-cell office:value-type="float" office:value="10.1149553" calcext:value-type="float">
            <text:p>10,1149553</text:p>
          </table:table-cell>
          <table:table-cell office:value-type="float" office:value="25.77788372" calcext:value-type="float">
            <text:p>25,77788372</text:p>
          </table:table-cell>
        </table:table-row>
        <table:table-row table:style-name="ro1">
          <table:table-cell office:value-type="float" office:value="9.68055498" calcext:value-type="float">
            <text:p>9,68055498</text:p>
          </table:table-cell>
          <table:table-cell office:value-type="float" office:value="25.62504382" calcext:value-type="float">
            <text:p>25,62504382</text:p>
          </table:table-cell>
        </table:table-row>
        <table:table-row table:style-name="ro1">
          <table:table-cell office:value-type="float" office:value="9.98753988" calcext:value-type="float">
            <text:p>9,98753988</text:p>
          </table:table-cell>
          <table:table-cell office:value-type="float" office:value="26.28747796" calcext:value-type="float">
            <text:p>26,28747796</text:p>
          </table:table-cell>
        </table:table-row>
        <table:table-row table:style-name="ro1">
          <table:table-cell office:value-type="float" office:value="9.59722654" calcext:value-type="float">
            <text:p>9,59722654</text:p>
          </table:table-cell>
          <table:table-cell office:value-type="float" office:value="26.54248871" calcext:value-type="float">
            <text:p>26,54248871</text:p>
          </table:table-cell>
        </table:table-row>
        <table:table-row table:style-name="ro1">
          <table:table-cell office:value-type="float" office:value="9.3269426" calcext:value-type="float">
            <text:p>9,3269426</text:p>
          </table:table-cell>
          <table:table-cell office:value-type="float" office:value="26.01114261" calcext:value-type="float">
            <text:p>26,01114261</text:p>
          </table:table-cell>
        </table:table-row>
        <table:table-row table:style-name="ro1">
          <table:table-cell office:value-type="float" office:value="9.49715771" calcext:value-type="float">
            <text:p>9,49715771</text:p>
          </table:table-cell>
          <table:table-cell office:value-type="float" office:value="26.21572804" calcext:value-type="float">
            <text:p>26,21572804</text:p>
          </table:table-cell>
        </table:table-row>
        <table:table-row table:style-name="ro1">
          <table:table-cell office:value-type="float" office:value="10.34458212" calcext:value-type="float">
            <text:p>10,34458212</text:p>
          </table:table-cell>
          <table:table-cell office:value-type="float" office:value="26.3306113" calcext:value-type="float">
            <text:p>26,3306113</text:p>
          </table:table-cell>
        </table:table-row>
        <table:table-row table:style-name="ro1">
          <table:table-cell office:value-type="float" office:value="10.11636448" calcext:value-type="float">
            <text:p>10,11636448</text:p>
          </table:table-cell>
          <table:table-cell office:value-type="float" office:value="26.36376622" calcext:value-type="float">
            <text:p>26,36376622</text:p>
          </table:table-cell>
        </table:table-row>
        <table:table-row table:style-name="ro1">
          <table:table-cell office:value-type="float" office:value="9.47513" calcext:value-type="float">
            <text:p>9,47513</text:p>
          </table:table-cell>
          <table:table-cell office:value-type="float" office:value="26.63510023" calcext:value-type="float">
            <text:p>26,63510023</text:p>
          </table:table-cell>
        </table:table-row>
        <table:table-row table:style-name="ro1">
          <table:table-cell office:value-type="float" office:value="10.0635096" calcext:value-type="float">
            <text:p>10,0635096</text:p>
          </table:table-cell>
          <table:table-cell office:value-type="float" office:value="26.33277923" calcext:value-type="float">
            <text:p>26,33277923</text:p>
          </table:table-cell>
        </table:table-row>
        <table:table-row table:style-name="ro1">
          <table:table-cell office:value-type="float" office:value="9.56537642" calcext:value-type="float">
            <text:p>9,56537642</text:p>
          </table:table-cell>
          <table:table-cell office:value-type="float" office:value="25.88158008" calcext:value-type="float">
            <text:p>25,88158008</text:p>
          </table:table-cell>
        </table:table-row>
        <table:table-row table:style-name="ro1">
          <table:table-cell office:value-type="float" office:value="10.43057752" calcext:value-type="float">
            <text:p>10,43057752</text:p>
          </table:table-cell>
          <table:table-cell office:value-type="float" office:value="25.6806575" calcext:value-type="float">
            <text:p>25,6806575</text:p>
          </table:table-cell>
        </table:table-row>
        <table:table-row table:style-name="ro1">
          <table:table-cell office:value-type="float" office:value="9.99476817" calcext:value-type="float">
            <text:p>9,99476817</text:p>
          </table:table-cell>
          <table:table-cell office:value-type="float" office:value="26.26156667" calcext:value-type="float">
            <text:p>26,26156667</text:p>
          </table:table-cell>
        </table:table-row>
        <table:table-row table:style-name="ro1">
          <table:table-cell office:value-type="float" office:value="10.61403079" calcext:value-type="float">
            <text:p>10,61403079</text:p>
          </table:table-cell>
          <table:table-cell office:value-type="float" office:value="26.54858042" calcext:value-type="float">
            <text:p>26,54858042</text:p>
          </table:table-cell>
        </table:table-row>
        <table:table-row table:style-name="ro1">
          <table:table-cell office:value-type="float" office:value="10.68946452" calcext:value-type="float">
            <text:p>10,68946452</text:p>
          </table:table-cell>
          <table:table-cell office:value-type="float" office:value="26.54091506" calcext:value-type="float">
            <text:p>26,54091506</text:p>
          </table:table-cell>
        </table:table-row>
        <table:table-row table:style-name="ro1">
          <table:table-cell office:value-type="float" office:value="9.82714446" calcext:value-type="float">
            <text:p>9,82714446</text:p>
          </table:table-cell>
          <table:table-cell office:value-type="float" office:value="26.40664271" calcext:value-type="float">
            <text:p>26,40664271</text:p>
          </table:table-cell>
        </table:table-row>
        <table:table-row table:style-name="ro1">
          <table:table-cell office:value-type="float" office:value="10.06102239" calcext:value-type="float">
            <text:p>10,06102239</text:p>
          </table:table-cell>
          <table:table-cell office:value-type="float" office:value="26.6419532" calcext:value-type="float">
            <text:p>26,6419532</text:p>
          </table:table-cell>
        </table:table-row>
        <table:table-row table:style-name="ro1">
          <table:table-cell office:value-type="float" office:value="9.8608898" calcext:value-type="float">
            <text:p>9,8608898</text:p>
          </table:table-cell>
          <table:table-cell office:value-type="float" office:value="25.99853451" calcext:value-type="float">
            <text:p>25,99853451</text:p>
          </table:table-cell>
        </table:table-row>
        <table:table-row table:style-name="ro1">
          <table:table-cell office:value-type="float" office:value="10.19693492" calcext:value-type="float">
            <text:p>10,19693492</text:p>
          </table:table-cell>
          <table:table-cell office:value-type="float" office:value="25.7842083" calcext:value-type="float">
            <text:p>25,7842083</text:p>
          </table:table-cell>
        </table:table-row>
        <table:table-row table:style-name="ro1">
          <table:table-cell office:value-type="float" office:value="10.04391205" calcext:value-type="float">
            <text:p>10,04391205</text:p>
          </table:table-cell>
          <table:table-cell office:value-type="float" office:value="25.87273582" calcext:value-type="float">
            <text:p>25,87273582</text:p>
          </table:table-cell>
        </table:table-row>
        <table:table-row table:style-name="ro1">
          <table:table-cell office:value-type="float" office:value="10.27986449" calcext:value-type="float">
            <text:p>10,27986449</text:p>
          </table:table-cell>
          <table:table-cell office:value-type="float" office:value="26.42659799" calcext:value-type="float">
            <text:p>26,42659799</text:p>
          </table:table-cell>
        </table:table-row>
        <table:table-row table:style-name="ro1">
          <table:table-cell office:value-type="float" office:value="9.90660013" calcext:value-type="float">
            <text:p>9,90660013</text:p>
          </table:table-cell>
          <table:table-cell office:value-type="float" office:value="26.38256872" calcext:value-type="float">
            <text:p>26,38256872</text:p>
          </table:table-cell>
        </table:table-row>
        <table:table-row table:style-name="ro1">
          <table:table-cell office:value-type="float" office:value="10.33957446" calcext:value-type="float">
            <text:p>10,33957446</text:p>
          </table:table-cell>
          <table:table-cell office:value-type="float" office:value="26.17481109" calcext:value-type="float">
            <text:p>26,17481109</text:p>
          </table:table-cell>
        </table:table-row>
        <table:table-row table:style-name="ro1">
          <table:table-cell office:value-type="float" office:value="10.44299138" calcext:value-type="float">
            <text:p>10,44299138</text:p>
          </table:table-cell>
          <table:table-cell office:value-type="float" office:value="25.94688705" calcext:value-type="float">
            <text:p>25,94688705</text:p>
          </table:table-cell>
        </table:table-row>
        <table:table-row table:style-name="ro1">
          <table:table-cell office:value-type="float" office:value="10.07991642" calcext:value-type="float">
            <text:p>10,07991642</text:p>
          </table:table-cell>
          <table:table-cell office:value-type="float" office:value="26.45622877" calcext:value-type="float">
            <text:p>26,45622877</text:p>
          </table:table-cell>
        </table:table-row>
        <table:table-row table:style-name="ro1">
          <table:table-cell office:value-type="float" office:value="10.66419717" calcext:value-type="float">
            <text:p>10,66419717</text:p>
          </table:table-cell>
          <table:table-cell office:value-type="float" office:value="26.0918722" calcext:value-type="float">
            <text:p>26,0918722</text:p>
          </table:table-cell>
        </table:table-row>
        <table:table-row table:style-name="ro1">
          <table:table-cell office:value-type="float" office:value="9.86145302" calcext:value-type="float">
            <text:p>9,86145302</text:p>
          </table:table-cell>
          <table:table-cell office:value-type="float" office:value="26.11101853" calcext:value-type="float">
            <text:p>26,11101853</text:p>
          </table:table-cell>
        </table:table-row>
        <table:table-row table:style-name="ro1">
          <table:table-cell office:value-type="float" office:value="10.18255526" calcext:value-type="float">
            <text:p>10,18255526</text:p>
          </table:table-cell>
          <table:table-cell office:value-type="float" office:value="26.21058883" calcext:value-type="float">
            <text:p>26,21058883</text:p>
          </table:table-cell>
        </table:table-row>
        <table:table-row table:style-name="ro1">
          <table:table-cell office:value-type="float" office:value="9.62178358" calcext:value-type="float">
            <text:p>9,62178358</text:p>
          </table:table-cell>
          <table:table-cell office:value-type="float" office:value="26.39760344" calcext:value-type="float">
            <text:p>26,39760344</text:p>
          </table:table-cell>
        </table:table-row>
        <table:table-row table:style-name="ro1">
          <table:table-cell office:value-type="float" office:value="9.91685559" calcext:value-type="float">
            <text:p>9,91685559</text:p>
          </table:table-cell>
          <table:table-cell office:value-type="float" office:value="26.62127387" calcext:value-type="float">
            <text:p>26,62127387</text:p>
          </table:table-cell>
        </table:table-row>
        <table:table-row table:style-name="ro1">
          <table:table-cell office:value-type="float" office:value="9.8704703" calcext:value-type="float">
            <text:p>9,8704703</text:p>
          </table:table-cell>
          <table:table-cell office:value-type="float" office:value="26.36293887" calcext:value-type="float">
            <text:p>26,36293887</text:p>
          </table:table-cell>
        </table:table-row>
        <table:table-row table:style-name="ro1">
          <table:table-cell office:value-type="float" office:value="9.78639764" calcext:value-type="float">
            <text:p>9,78639764</text:p>
          </table:table-cell>
          <table:table-cell office:value-type="float" office:value="26.64696367" calcext:value-type="float">
            <text:p>26,64696367</text:p>
          </table:table-cell>
        </table:table-row>
        <table:table-row table:style-name="ro1">
          <table:table-cell office:value-type="float" office:value="9.90911137" calcext:value-type="float">
            <text:p>9,90911137</text:p>
          </table:table-cell>
          <table:table-cell office:value-type="float" office:value="25.98429019" calcext:value-type="float">
            <text:p>25,98429019</text:p>
          </table:table-cell>
        </table:table-row>
        <table:table-row table:style-name="ro1">
          <table:table-cell office:value-type="float" office:value="10.84722284" calcext:value-type="float">
            <text:p>10,84722284</text:p>
          </table:table-cell>
          <table:table-cell office:value-type="float" office:value="26.54965903" calcext:value-type="float">
            <text:p>26,54965903</text:p>
          </table:table-cell>
        </table:table-row>
        <table:table-row table:style-name="ro1">
          <table:table-cell office:value-type="float" office:value="10.69209163" calcext:value-type="float">
            <text:p>10,69209163</text:p>
          </table:table-cell>
          <table:table-cell office:value-type="float" office:value="26.17107213" calcext:value-type="float">
            <text:p>26,17107213</text:p>
          </table:table-cell>
        </table:table-row>
        <table:table-row table:style-name="ro1">
          <table:table-cell office:value-type="float" office:value="9.97366994" calcext:value-type="float">
            <text:p>9,97366994</text:p>
          </table:table-cell>
          <table:table-cell office:value-type="float" office:value="26.02237043" calcext:value-type="float">
            <text:p>26,02237043</text:p>
          </table:table-cell>
        </table:table-row>
        <table:table-row table:style-name="ro1">
          <table:table-cell office:value-type="float" office:value="10.37257941" calcext:value-type="float">
            <text:p>10,37257941</text:p>
          </table:table-cell>
          <table:table-cell office:value-type="float" office:value="26.65967056" calcext:value-type="float">
            <text:p>26,65967056</text:p>
          </table:table-cell>
        </table:table-row>
        <table:table-row table:style-name="ro1">
          <table:table-cell office:value-type="float" office:value="10.09895937" calcext:value-type="float">
            <text:p>10,09895937</text:p>
          </table:table-cell>
          <table:table-cell office:value-type="float" office:value="25.72907008" calcext:value-type="float">
            <text:p>25,72907008</text:p>
          </table:table-cell>
        </table:table-row>
        <table:table-row table:style-name="ro1">
          <table:table-cell office:value-type="float" office:value="10.40423833" calcext:value-type="float">
            <text:p>10,40423833</text:p>
          </table:table-cell>
          <table:table-cell office:value-type="float" office:value="27.00523042" calcext:value-type="float">
            <text:p>27,00523042</text:p>
          </table:table-cell>
        </table:table-row>
        <table:table-row table:style-name="ro1">
          <table:table-cell office:value-type="float" office:value="9.56777385" calcext:value-type="float">
            <text:p>9,56777385</text:p>
          </table:table-cell>
          <table:table-cell office:value-type="float" office:value="25.89288995" calcext:value-type="float">
            <text:p>25,89288995</text:p>
          </table:table-cell>
        </table:table-row>
        <table:table-row table:style-name="ro1">
          <table:table-cell office:value-type="float" office:value="9.89467399" calcext:value-type="float">
            <text:p>9,89467399</text:p>
          </table:table-cell>
          <table:table-cell office:value-type="float" office:value="26.08781077" calcext:value-type="float">
            <text:p>26,08781077</text:p>
          </table:table-cell>
        </table:table-row>
        <table:table-row table:style-name="ro1">
          <table:table-cell office:value-type="float" office:value="9.91228413" calcext:value-type="float">
            <text:p>9,91228413</text:p>
          </table:table-cell>
          <table:table-cell office:value-type="float" office:value="26.15027091" calcext:value-type="float">
            <text:p>26,15027091</text:p>
          </table:table-cell>
        </table:table-row>
        <table:table-row table:style-name="ro1">
          <table:table-cell office:value-type="float" office:value="9.59820297" calcext:value-type="float">
            <text:p>9,59820297</text:p>
          </table:table-cell>
          <table:table-cell office:value-type="float" office:value="26.21776582" calcext:value-type="float">
            <text:p>26,21776582</text:p>
          </table:table-cell>
        </table:table-row>
        <table:table-row table:style-name="ro1">
          <table:table-cell office:value-type="float" office:value="10.42416006" calcext:value-type="float">
            <text:p>10,42416006</text:p>
          </table:table-cell>
          <table:table-cell office:value-type="float" office:value="26.40427965" calcext:value-type="float">
            <text:p>26,40427965</text:p>
          </table:table-cell>
        </table:table-row>
        <table:table-row table:style-name="ro1">
          <table:table-cell office:value-type="float" office:value="9.90540273" calcext:value-type="float">
            <text:p>9,90540273</text:p>
          </table:table-cell>
          <table:table-cell office:value-type="float" office:value="27.0632165" calcext:value-type="float">
            <text:p>27,0632165</text:p>
          </table:table-cell>
        </table:table-row>
        <table:table-row table:style-name="ro1">
          <table:table-cell office:value-type="float" office:value="9.89471592" calcext:value-type="float">
            <text:p>9,89471592</text:p>
          </table:table-cell>
          <table:table-cell office:value-type="float" office:value="26.32907328" calcext:value-type="float">
            <text:p>26,32907328</text:p>
          </table:table-cell>
        </table:table-row>
        <table:table-row table:style-name="ro1">
          <table:table-cell office:value-type="float" office:value="9.73215041" calcext:value-type="float">
            <text:p>9,73215041</text:p>
          </table:table-cell>
          <table:table-cell office:value-type="float" office:value="26.06803978" calcext:value-type="float">
            <text:p>26,06803978</text:p>
          </table:table-cell>
        </table:table-row>
        <table:table-row table:style-name="ro1">
          <table:table-cell office:value-type="float" office:value="9.86451611" calcext:value-type="float">
            <text:p>9,86451611</text:p>
          </table:table-cell>
          <table:table-cell office:value-type="float" office:value="25.35636002" calcext:value-type="float">
            <text:p>25,35636002</text:p>
          </table:table-cell>
        </table:table-row>
        <table:table-row table:style-name="ro1">
          <table:table-cell office:value-type="float" office:value="10.24367869" calcext:value-type="float">
            <text:p>10,24367869</text:p>
          </table:table-cell>
          <table:table-cell office:value-type="float" office:value="25.57512785" calcext:value-type="float">
            <text:p>25,57512785</text:p>
          </table:table-cell>
        </table:table-row>
        <table:table-row table:style-name="ro1">
          <table:table-cell office:value-type="float" office:value="10.17785398" calcext:value-type="float">
            <text:p>10,17785398</text:p>
          </table:table-cell>
          <table:table-cell office:value-type="float" office:value="25.96244861" calcext:value-type="float">
            <text:p>25,96244861</text:p>
          </table:table-cell>
        </table:table-row>
        <table:table-row table:style-name="ro1">
          <table:table-cell office:value-type="float" office:value="10.30753594" calcext:value-type="float">
            <text:p>10,30753594</text:p>
          </table:table-cell>
          <table:table-cell office:value-type="float" office:value="26.2051409" calcext:value-type="float">
            <text:p>26,2051409</text:p>
          </table:table-cell>
        </table:table-row>
        <table:table-row table:style-name="ro1">
          <table:table-cell office:value-type="float" office:value="9.32364346" calcext:value-type="float">
            <text:p>9,32364346</text:p>
          </table:table-cell>
          <table:table-cell office:value-type="float" office:value="25.7043709" calcext:value-type="float">
            <text:p>25,7043709</text:p>
          </table:table-cell>
        </table:table-row>
        <table:table-row table:style-name="ro1">
          <table:table-cell office:value-type="float" office:value="9.59217455" calcext:value-type="float">
            <text:p>9,59217455</text:p>
          </table:table-cell>
          <table:table-cell office:value-type="float" office:value="25.82627785" calcext:value-type="float">
            <text:p>25,82627785</text:p>
          </table:table-cell>
        </table:table-row>
        <table:table-row table:style-name="ro1">
          <table:table-cell office:value-type="float" office:value="10.02230588" calcext:value-type="float">
            <text:p>10,02230588</text:p>
          </table:table-cell>
          <table:table-cell office:value-type="float" office:value="26.09578516" calcext:value-type="float">
            <text:p>26,09578516</text:p>
          </table:table-cell>
        </table:table-row>
        <table:table-row table:style-name="ro1">
          <table:table-cell office:value-type="float" office:value="11.1416364" calcext:value-type="float">
            <text:p>11,1416364</text:p>
          </table:table-cell>
          <table:table-cell office:value-type="float" office:value="25.67974736" calcext:value-type="float">
            <text:p>25,67974736</text:p>
          </table:table-cell>
        </table:table-row>
        <table:table-row table:style-name="ro1">
          <table:table-cell office:value-type="float" office:value="9.33753116" calcext:value-type="float">
            <text:p>9,33753116</text:p>
          </table:table-cell>
          <table:table-cell office:value-type="float" office:value="26.88987702" calcext:value-type="float">
            <text:p>26,88987702</text:p>
          </table:table-cell>
        </table:table-row>
        <table:table-row table:style-name="ro1">
          <table:table-cell office:value-type="float" office:value="9.89241385" calcext:value-type="float">
            <text:p>9,89241385</text:p>
          </table:table-cell>
          <table:table-cell office:value-type="float" office:value="26.40768747" calcext:value-type="float">
            <text:p>26,40768747</text:p>
          </table:table-cell>
        </table:table-row>
        <table:table-row table:style-name="ro1">
          <table:table-cell office:value-type="float" office:value="10.10348008" calcext:value-type="float">
            <text:p>10,10348008</text:p>
          </table:table-cell>
          <table:table-cell office:value-type="float" office:value="26.28840941" calcext:value-type="float">
            <text:p>26,28840941</text:p>
          </table:table-cell>
        </table:table-row>
        <table:table-row table:style-name="ro1">
          <table:table-cell office:value-type="float" office:value="9.92972985" calcext:value-type="float">
            <text:p>9,92972985</text:p>
          </table:table-cell>
          <table:table-cell office:value-type="float" office:value="27.01499118" calcext:value-type="float">
            <text:p>27,01499118</text:p>
          </table:table-cell>
        </table:table-row>
        <table:table-row table:style-name="ro1">
          <table:table-cell office:value-type="float" office:value="9.96022556" calcext:value-type="float">
            <text:p>9,96022556</text:p>
          </table:table-cell>
          <table:table-cell office:value-type="float" office:value="25.66851975" calcext:value-type="float">
            <text:p>25,66851975</text:p>
          </table:table-cell>
        </table:table-row>
        <table:table-row table:style-name="ro1">
          <table:table-cell office:value-type="float" office:value="9.83857498" calcext:value-type="float">
            <text:p>9,83857498</text:p>
          </table:table-cell>
          <table:table-cell office:value-type="float" office:value="26.39328178" calcext:value-type="float">
            <text:p>26,39328178</text:p>
          </table:table-cell>
        </table:table-row>
        <table:table-row table:style-name="ro1">
          <table:table-cell office:value-type="float" office:value="10.30811816" calcext:value-type="float">
            <text:p>10,30811816</text:p>
          </table:table-cell>
          <table:table-cell office:value-type="float" office:value="26.215484" calcext:value-type="float">
            <text:p>26,215484</text:p>
          </table:table-cell>
        </table:table-row>
        <table:table-row table:style-name="ro1">
          <table:table-cell office:value-type="float" office:value="9.44179536" calcext:value-type="float">
            <text:p>9,44179536</text:p>
          </table:table-cell>
          <table:table-cell office:value-type="float" office:value="26.50918677" calcext:value-type="float">
            <text:p>26,50918677</text:p>
          </table:table-cell>
        </table:table-row>
        <table:table-row table:style-name="ro1">
          <table:table-cell office:value-type="float" office:value="10.15709657" calcext:value-type="float">
            <text:p>10,15709657</text:p>
          </table:table-cell>
          <table:table-cell office:value-type="float" office:value="26.33439342" calcext:value-type="float">
            <text:p>26,33439342</text:p>
          </table:table-cell>
        </table:table-row>
        <table:table-row table:style-name="ro1">
          <table:table-cell office:value-type="float" office:value="10.07001517" calcext:value-type="float">
            <text:p>10,07001517</text:p>
          </table:table-cell>
          <table:table-cell office:value-type="float" office:value="26.67467671" calcext:value-type="float">
            <text:p>26,67467671</text:p>
          </table:table-cell>
        </table:table-row>
        <table:table-row table:style-name="ro1">
          <table:table-cell office:value-type="float" office:value="10.80600164" calcext:value-type="float">
            <text:p>10,80600164</text:p>
          </table:table-cell>
          <table:table-cell office:value-type="float" office:value="25.85896148" calcext:value-type="float">
            <text:p>25,85896148</text:p>
          </table:table-cell>
        </table:table-row>
        <table:table-row table:style-name="ro1">
          <table:table-cell office:value-type="float" office:value="9.29532612" calcext:value-type="float">
            <text:p>9,29532612</text:p>
          </table:table-cell>
          <table:table-cell office:value-type="float" office:value="26.68294556" calcext:value-type="float">
            <text:p>26,68294556</text:p>
          </table:table-cell>
        </table:table-row>
        <table:table-row table:style-name="ro1">
          <table:table-cell office:value-type="float" office:value="10.69866979" calcext:value-type="float">
            <text:p>10,69866979</text:p>
          </table:table-cell>
          <table:table-cell office:value-type="float" office:value="26.06752593" calcext:value-type="float">
            <text:p>26,06752593</text:p>
          </table:table-cell>
        </table:table-row>
        <table:table-row table:style-name="ro1">
          <table:table-cell office:value-type="float" office:value="9.96759931" calcext:value-type="float">
            <text:p>9,96759931</text:p>
          </table:table-cell>
          <table:table-cell office:value-type="float" office:value="26.85312101" calcext:value-type="float">
            <text:p>26,85312101</text:p>
          </table:table-cell>
        </table:table-row>
        <table:table-row table:style-name="ro1">
          <table:table-cell office:value-type="float" office:value="9.3862212" calcext:value-type="float">
            <text:p>9,3862212</text:p>
          </table:table-cell>
          <table:table-cell office:value-type="float" office:value="25.9168971" calcext:value-type="float">
            <text:p>25,9168971</text:p>
          </table:table-cell>
        </table:table-row>
        <table:table-row table:style-name="ro1">
          <table:table-cell office:value-type="float" office:value="9.92251872" calcext:value-type="float">
            <text:p>9,92251872</text:p>
          </table:table-cell>
          <table:table-cell office:value-type="float" office:value="26.39389468" calcext:value-type="float">
            <text:p>26,39389468</text:p>
          </table:table-cell>
        </table:table-row>
        <table:table-row table:style-name="ro1">
          <table:table-cell office:value-type="float" office:value="10.35557417" calcext:value-type="float">
            <text:p>10,35557417</text:p>
          </table:table-cell>
          <table:table-cell office:value-type="float" office:value="26.09574862" calcext:value-type="float">
            <text:p>26,09574862</text:p>
          </table:table-cell>
        </table:table-row>
        <table:table-row table:style-name="ro1">
          <table:table-cell office:value-type="float" office:value="9.62677748" calcext:value-type="float">
            <text:p>9,62677748</text:p>
          </table:table-cell>
          <table:table-cell office:value-type="float" office:value="25.63913537" calcext:value-type="float">
            <text:p>25,63913537</text:p>
          </table:table-cell>
        </table:table-row>
        <table:table-row table:style-name="ro1">
          <table:table-cell office:value-type="float" office:value="10.33484644" calcext:value-type="float">
            <text:p>10,33484644</text:p>
          </table:table-cell>
          <table:table-cell office:value-type="float" office:value="25.71978773" calcext:value-type="float">
            <text:p>25,71978773</text:p>
          </table:table-cell>
        </table:table-row>
        <table:table-row table:style-name="ro1">
          <table:table-cell office:value-type="float" office:value="9.84860851" calcext:value-type="float">
            <text:p>9,84860851</text:p>
          </table:table-cell>
          <table:table-cell office:value-type="float" office:value="26.43283196" calcext:value-type="float">
            <text:p>26,43283196</text:p>
          </table:table-cell>
        </table:table-row>
        <table:table-row table:style-name="ro1">
          <table:table-cell office:value-type="float" office:value="9.61273493" calcext:value-type="float">
            <text:p>9,61273493</text:p>
          </table:table-cell>
          <table:table-cell office:value-type="float" office:value="25.72925213" calcext:value-type="float">
            <text:p>25,72925213</text:p>
          </table:table-cell>
        </table:table-row>
        <table:table-row table:style-name="ro1">
          <table:table-cell office:value-type="float" office:value="9.15502309" calcext:value-type="float">
            <text:p>9,15502309</text:p>
          </table:table-cell>
          <table:table-cell office:value-type="float" office:value="25.69147044" calcext:value-type="float">
            <text:p>25,69147044</text:p>
          </table:table-cell>
        </table:table-row>
        <table:table-row table:style-name="ro1">
          <table:table-cell office:value-type="float" office:value="9.76905191" calcext:value-type="float">
            <text:p>9,76905191</text:p>
          </table:table-cell>
          <table:table-cell office:value-type="float" office:value="26.0068953" calcext:value-type="float">
            <text:p>26,0068953</text:p>
          </table:table-cell>
        </table:table-row>
        <table:table-row table:style-name="ro1">
          <table:table-cell office:value-type="float" office:value="10.65947" calcext:value-type="float">
            <text:p>10,65947</text:p>
          </table:table-cell>
          <table:table-cell office:value-type="float" office:value="26.37358028" calcext:value-type="float">
            <text:p>26,37358028</text:p>
          </table:table-cell>
        </table:table-row>
        <table:table-row table:style-name="ro1">
          <table:table-cell office:value-type="float" office:value="9.10042006" calcext:value-type="float">
            <text:p>9,10042006</text:p>
          </table:table-cell>
          <table:table-cell office:value-type="float" office:value="26.4889364" calcext:value-type="float">
            <text:p>26,4889364</text:p>
          </table:table-cell>
        </table:table-row>
        <table:table-row table:style-name="ro1">
          <table:table-cell office:value-type="float" office:value="9.66809489" calcext:value-type="float">
            <text:p>9,66809489</text:p>
          </table:table-cell>
          <table:table-cell office:value-type="float" office:value="26.55775802" calcext:value-type="float">
            <text:p>26,55775802</text:p>
          </table:table-cell>
        </table:table-row>
        <table:table-row table:style-name="ro1">
          <table:table-cell office:value-type="float" office:value="9.85832151" calcext:value-type="float">
            <text:p>9,85832151</text:p>
          </table:table-cell>
          <table:table-cell office:value-type="float" office:value="25.84409352" calcext:value-type="float">
            <text:p>25,84409352</text:p>
          </table:table-cell>
        </table:table-row>
        <table:table-row table:style-name="ro1">
          <table:table-cell office:value-type="float" office:value="10.36043028" calcext:value-type="float">
            <text:p>10,36043028</text:p>
          </table:table-cell>
          <table:table-cell office:value-type="float" office:value="27.25144877" calcext:value-type="float">
            <text:p>27,25144877</text:p>
          </table:table-cell>
        </table:table-row>
        <table:table-row table:style-name="ro1">
          <table:table-cell office:value-type="float" office:value="10.10395554" calcext:value-type="float">
            <text:p>10,10395554</text:p>
          </table:table-cell>
          <table:table-cell office:value-type="float" office:value="26.52314031" calcext:value-type="float">
            <text:p>26,52314031</text:p>
          </table:table-cell>
        </table:table-row>
        <table:table-row table:style-name="ro1">
          <table:table-cell office:value-type="float" office:value="10.45441904" calcext:value-type="float">
            <text:p>10,45441904</text:p>
          </table:table-cell>
          <table:table-cell office:value-type="float" office:value="25.98065735" calcext:value-type="float">
            <text:p>25,98065735</text:p>
          </table:table-cell>
        </table:table-row>
        <table:table-row table:style-name="ro1">
          <table:table-cell office:value-type="float" office:value="9.65591602" calcext:value-type="float">
            <text:p>9,65591602</text:p>
          </table:table-cell>
          <table:table-cell office:value-type="float" office:value="26.0499239" calcext:value-type="float">
            <text:p>26,0499239</text:p>
          </table:table-cell>
        </table:table-row>
        <table:table-row table:style-name="ro1">
          <table:table-cell office:value-type="float" office:value="9.76596541" calcext:value-type="float">
            <text:p>9,76596541</text:p>
          </table:table-cell>
          <table:table-cell office:value-type="float" office:value="26.38622478" calcext:value-type="float">
            <text:p>26,38622478</text:p>
          </table:table-cell>
        </table:table-row>
        <table:table-row table:style-name="ro1">
          <table:table-cell office:value-type="float" office:value="9.7098343" calcext:value-type="float">
            <text:p>9,7098343</text:p>
          </table:table-cell>
          <table:table-cell office:value-type="float" office:value="26.101659" calcext:value-type="float">
            <text:p>26,101659</text:p>
          </table:table-cell>
        </table:table-row>
        <table:table-row table:style-name="ro1">
          <table:table-cell office:value-type="float" office:value="10.44260985" calcext:value-type="float">
            <text:p>10,44260985</text:p>
          </table:table-cell>
          <table:table-cell office:value-type="float" office:value="26.57947866" calcext:value-type="float">
            <text:p>26,57947866</text:p>
          </table:table-cell>
        </table:table-row>
        <table:table-row table:style-name="ro1">
          <table:table-cell office:value-type="float" office:value="10.61846797" calcext:value-type="float">
            <text:p>10,61846797</text:p>
          </table:table-cell>
          <table:table-cell office:value-type="float" office:value="26.47384372" calcext:value-type="float">
            <text:p>26,47384372</text:p>
          </table:table-cell>
        </table:table-row>
        <table:table-row table:style-name="ro1">
          <table:table-cell office:value-type="float" office:value="9.86112202" calcext:value-type="float">
            <text:p>9,86112202</text:p>
          </table:table-cell>
          <table:table-cell office:value-type="float" office:value="26.47735753" calcext:value-type="float">
            <text:p>26,47735753</text:p>
          </table:table-cell>
        </table:table-row>
        <table:table-row table:style-name="ro1">
          <table:table-cell office:value-type="float" office:value="10.07681337" calcext:value-type="float">
            <text:p>10,07681337</text:p>
          </table:table-cell>
          <table:table-cell office:value-type="float" office:value="26.57807435" calcext:value-type="float">
            <text:p>26,57807435</text:p>
          </table:table-cell>
        </table:table-row>
        <table:table-row table:style-name="ro1">
          <table:table-cell office:value-type="float" office:value="10.33483466" calcext:value-type="float">
            <text:p>10,33483466</text:p>
          </table:table-cell>
          <table:table-cell office:value-type="float" office:value="26.90119538" calcext:value-type="float">
            <text:p>26,90119538</text:p>
          </table:table-cell>
        </table:table-row>
        <table:table-row table:style-name="ro1">
          <table:table-cell office:value-type="float" office:value="9.99143088" calcext:value-type="float">
            <text:p>9,99143088</text:p>
          </table:table-cell>
          <table:table-cell office:value-type="float" office:value="25.89902949" calcext:value-type="float">
            <text:p>25,89902949</text:p>
          </table:table-cell>
        </table:table-row>
        <table:table-row table:style-name="ro1">
          <table:table-cell office:value-type="float" office:value="10.35598179" calcext:value-type="float">
            <text:p>10,35598179</text:p>
          </table:table-cell>
          <table:table-cell office:value-type="float" office:value="26.36691036" calcext:value-type="float">
            <text:p>26,36691036</text:p>
          </table:table-cell>
        </table:table-row>
        <table:table-row table:style-name="ro1">
          <table:table-cell office:value-type="float" office:value="9.77471759" calcext:value-type="float">
            <text:p>9,77471759</text:p>
          </table:table-cell>
          <table:table-cell office:value-type="float" office:value="26.35325044" calcext:value-type="float">
            <text:p>26,35325044</text:p>
          </table:table-cell>
        </table:table-row>
        <table:table-row table:style-name="ro1">
          <table:table-cell office:value-type="float" office:value="10.38080044" calcext:value-type="float">
            <text:p>10,38080044</text:p>
          </table:table-cell>
          <table:table-cell office:value-type="float" office:value="25.64217387" calcext:value-type="float">
            <text:p>25,64217387</text:p>
          </table:table-cell>
        </table:table-row>
        <table:table-row table:style-name="ro1">
          <table:table-cell office:value-type="float" office:value="9.52800304" calcext:value-type="float">
            <text:p>9,52800304</text:p>
          </table:table-cell>
          <table:table-cell office:value-type="float" office:value="26.70073193" calcext:value-type="float">
            <text:p>26,70073193</text:p>
          </table:table-cell>
        </table:table-row>
        <table:table-row table:style-name="ro1">
          <table:table-cell office:value-type="float" office:value="10.7177909" calcext:value-type="float">
            <text:p>10,7177909</text:p>
          </table:table-cell>
          <table:table-cell office:value-type="float" office:value="26.58930082" calcext:value-type="float">
            <text:p>26,58930082</text:p>
          </table:table-cell>
        </table:table-row>
        <table:table-row table:style-name="ro1">
          <table:table-cell office:value-type="float" office:value="10.4066292" calcext:value-type="float">
            <text:p>10,4066292</text:p>
          </table:table-cell>
          <table:table-cell office:value-type="float" office:value="26.32969321" calcext:value-type="float">
            <text:p>26,32969321</text:p>
          </table:table-cell>
        </table:table-row>
        <table:table-row table:style-name="ro1">
          <table:table-cell office:value-type="float" office:value="10.1111642" calcext:value-type="float">
            <text:p>10,1111642</text:p>
          </table:table-cell>
          <table:table-cell office:value-type="float" office:value="25.12363611" calcext:value-type="float">
            <text:p>25,12363611</text:p>
          </table:table-cell>
        </table:table-row>
        <table:table-row table:style-name="ro1">
          <table:table-cell office:value-type="float" office:value="10.02532417" calcext:value-type="float">
            <text:p>10,02532417</text:p>
          </table:table-cell>
          <table:table-cell office:value-type="float" office:value="25.8452788" calcext:value-type="float">
            <text:p>25,8452788</text:p>
          </table:table-cell>
        </table:table-row>
        <table:table-row table:style-name="ro1">
          <table:table-cell office:value-type="float" office:value="10.07317173" calcext:value-type="float">
            <text:p>10,07317173</text:p>
          </table:table-cell>
          <table:table-cell office:value-type="float" office:value="26.64910727" calcext:value-type="float">
            <text:p>26,64910727</text:p>
          </table:table-cell>
        </table:table-row>
        <table:table-row table:style-name="ro1">
          <table:table-cell office:value-type="float" office:value="9.92828771" calcext:value-type="float">
            <text:p>9,92828771</text:p>
          </table:table-cell>
          <table:table-cell office:value-type="float" office:value="26.5056121" calcext:value-type="float">
            <text:p>26,5056121</text:p>
          </table:table-cell>
        </table:table-row>
        <table:table-row table:style-name="ro1">
          <table:table-cell office:value-type="float" office:value="10.09338135" calcext:value-type="float">
            <text:p>10,09338135</text:p>
          </table:table-cell>
          <table:table-cell office:value-type="float" office:value="26.38235983" calcext:value-type="float">
            <text:p>26,38235983</text:p>
          </table:table-cell>
        </table:table-row>
        <table:table-row table:style-name="ro1">
          <table:table-cell office:value-type="float" office:value="10.35049072" calcext:value-type="float">
            <text:p>10,35049072</text:p>
          </table:table-cell>
          <table:table-cell office:value-type="float" office:value="26.80622343" calcext:value-type="float">
            <text:p>26,80622343</text:p>
          </table:table-cell>
        </table:table-row>
        <table:table-row table:style-name="ro1">
          <table:table-cell office:value-type="float" office:value="10.36357218" calcext:value-type="float">
            <text:p>10,36357218</text:p>
          </table:table-cell>
          <table:table-cell office:value-type="float" office:value="26.44945039" calcext:value-type="float">
            <text:p>26,44945039</text:p>
          </table:table-cell>
        </table:table-row>
        <table:table-row table:style-name="ro1">
          <table:table-cell office:value-type="float" office:value="9.90489942" calcext:value-type="float">
            <text:p>9,90489942</text:p>
          </table:table-cell>
          <table:table-cell office:value-type="float" office:value="26.35270663" calcext:value-type="float">
            <text:p>26,35270663</text:p>
          </table:table-cell>
        </table:table-row>
        <table:table-row table:style-name="ro1">
          <table:table-cell office:value-type="float" office:value="10.6178098" calcext:value-type="float">
            <text:p>10,6178098</text:p>
          </table:table-cell>
          <table:table-cell office:value-type="float" office:value="26.31035872" calcext:value-type="float">
            <text:p>26,31035872</text:p>
          </table:table-cell>
        </table:table-row>
        <table:table-row table:style-name="ro1">
          <table:table-cell office:value-type="float" office:value="10.00064427" calcext:value-type="float">
            <text:p>10,00064427</text:p>
          </table:table-cell>
          <table:table-cell office:value-type="float" office:value="26.61051476" calcext:value-type="float">
            <text:p>26,61051476</text:p>
          </table:table-cell>
        </table:table-row>
        <table:table-row table:style-name="ro1">
          <table:table-cell office:value-type="float" office:value="10.39818771" calcext:value-type="float">
            <text:p>10,39818771</text:p>
          </table:table-cell>
          <table:table-cell office:value-type="float" office:value="26.24064501" calcext:value-type="float">
            <text:p>26,24064501</text:p>
          </table:table-cell>
        </table:table-row>
        <table:table-row table:style-name="ro1">
          <table:table-cell office:value-type="float" office:value="10.39664258" calcext:value-type="float">
            <text:p>10,39664258</text:p>
          </table:table-cell>
          <table:table-cell office:value-type="float" office:value="25.78870445" calcext:value-type="float">
            <text:p>25,78870445</text:p>
          </table:table-cell>
        </table:table-row>
        <table:table-row table:style-name="ro1">
          <table:table-cell office:value-type="float" office:value="10.05630075" calcext:value-type="float">
            <text:p>10,05630075</text:p>
          </table:table-cell>
          <table:table-cell office:value-type="float" office:value="26.43957606" calcext:value-type="float">
            <text:p>26,43957606</text:p>
          </table:table-cell>
        </table:table-row>
        <table:table-row table:style-name="ro1">
          <table:table-cell office:value-type="float" office:value="10.56297367" calcext:value-type="float">
            <text:p>10,56297367</text:p>
          </table:table-cell>
          <table:table-cell office:value-type="float" office:value="26.21589855" calcext:value-type="float">
            <text:p>26,21589855</text:p>
          </table:table-cell>
        </table:table-row>
        <table:table-row table:style-name="ro1">
          <table:table-cell office:value-type="float" office:value="10.24656976" calcext:value-type="float">
            <text:p>10,24656976</text:p>
          </table:table-cell>
          <table:table-cell office:value-type="float" office:value="26.4595944" calcext:value-type="float">
            <text:p>26,4595944</text:p>
          </table:table-cell>
        </table:table-row>
        <table:table-row table:style-name="ro1">
          <table:table-cell office:value-type="float" office:value="9.59289702" calcext:value-type="float">
            <text:p>9,59289702</text:p>
          </table:table-cell>
          <table:table-cell office:value-type="float" office:value="26.37062144" calcext:value-type="float">
            <text:p>26,37062144</text:p>
          </table:table-cell>
        </table:table-row>
        <table:table-row table:style-name="ro1">
          <table:table-cell office:value-type="float" office:value="10.36799125" calcext:value-type="float">
            <text:p>10,36799125</text:p>
          </table:table-cell>
          <table:table-cell office:value-type="float" office:value="25.62548734" calcext:value-type="float">
            <text:p>25,62548734</text:p>
          </table:table-cell>
        </table:table-row>
        <table:table-row table:style-name="ro1">
          <table:table-cell office:value-type="float" office:value="10.42584203" calcext:value-type="float">
            <text:p>10,42584203</text:p>
          </table:table-cell>
          <table:table-cell office:value-type="float" office:value="26.00535664" calcext:value-type="float">
            <text:p>26,00535664</text:p>
          </table:table-cell>
        </table:table-row>
        <table:table-row table:style-name="ro1">
          <table:table-cell office:value-type="float" office:value="10.3423601" calcext:value-type="float">
            <text:p>10,3423601</text:p>
          </table:table-cell>
          <table:table-cell office:value-type="float" office:value="25.99559575" calcext:value-type="float">
            <text:p>25,99559575</text:p>
          </table:table-cell>
        </table:table-row>
        <table:table-row table:style-name="ro1">
          <table:table-cell office:value-type="float" office:value="9.82307031" calcext:value-type="float">
            <text:p>9,82307031</text:p>
          </table:table-cell>
          <table:table-cell office:value-type="float" office:value="26.16182427" calcext:value-type="float">
            <text:p>26,16182427</text:p>
          </table:table-cell>
        </table:table-row>
        <table:table-row table:style-name="ro1">
          <table:table-cell office:value-type="float" office:value="10.57143179" calcext:value-type="float">
            <text:p>10,57143179</text:p>
          </table:table-cell>
          <table:table-cell office:value-type="float" office:value="25.67520592" calcext:value-type="float">
            <text:p>25,67520592</text:p>
          </table:table-cell>
        </table:table-row>
        <table:table-row table:style-name="ro1">
          <table:table-cell office:value-type="float" office:value="9.68944876" calcext:value-type="float">
            <text:p>9,68944876</text:p>
          </table:table-cell>
          <table:table-cell office:value-type="float" office:value="26.86823934" calcext:value-type="float">
            <text:p>26,86823934</text:p>
          </table:table-cell>
        </table:table-row>
        <table:table-row table:style-name="ro1">
          <table:table-cell office:value-type="float" office:value="9.67529136" calcext:value-type="float">
            <text:p>9,67529136</text:p>
          </table:table-cell>
          <table:table-cell office:value-type="float" office:value="26.23584207" calcext:value-type="float">
            <text:p>26,23584207</text:p>
          </table:table-cell>
        </table:table-row>
        <table:table-row table:style-name="ro1">
          <table:table-cell office:value-type="float" office:value="10.17121474" calcext:value-type="float">
            <text:p>10,17121474</text:p>
          </table:table-cell>
          <table:table-cell office:value-type="float" office:value="26.56117989" calcext:value-type="float">
            <text:p>26,56117989</text:p>
          </table:table-cell>
        </table:table-row>
        <table:table-row table:style-name="ro1">
          <table:table-cell office:value-type="float" office:value="9.54375586" calcext:value-type="float">
            <text:p>9,54375586</text:p>
          </table:table-cell>
          <table:table-cell office:value-type="float" office:value="26.26471824" calcext:value-type="float">
            <text:p>26,26471824</text:p>
          </table:table-cell>
        </table:table-row>
        <table:table-row table:style-name="ro1">
          <table:table-cell office:value-type="float" office:value="10.18972716" calcext:value-type="float">
            <text:p>10,18972716</text:p>
          </table:table-cell>
          <table:table-cell office:value-type="float" office:value="26.96859115" calcext:value-type="float">
            <text:p>26,96859115</text:p>
          </table:table-cell>
        </table:table-row>
        <table:table-row table:style-name="ro1">
          <table:table-cell office:value-type="float" office:value="10.16166144" calcext:value-type="float">
            <text:p>10,16166144</text:p>
          </table:table-cell>
          <table:table-cell office:value-type="float" office:value="26.51504098" calcext:value-type="float">
            <text:p>26,51504098</text:p>
          </table:table-cell>
        </table:table-row>
        <table:table-row table:style-name="ro1">
          <table:table-cell office:value-type="float" office:value="10.24883565" calcext:value-type="float">
            <text:p>10,24883565</text:p>
          </table:table-cell>
          <table:table-cell office:value-type="float" office:value="26.4575978" calcext:value-type="float">
            <text:p>26,4575978</text:p>
          </table:table-cell>
        </table:table-row>
        <table:table-row table:style-name="ro1">
          <table:table-cell office:value-type="float" office:value="9.46635293" calcext:value-type="float">
            <text:p>9,46635293</text:p>
          </table:table-cell>
          <table:table-cell office:value-type="float" office:value="26.42336877" calcext:value-type="float">
            <text:p>26,42336877</text:p>
          </table:table-cell>
        </table:table-row>
        <table:table-row table:style-name="ro1">
          <table:table-cell office:value-type="float" office:value="10.46466763" calcext:value-type="float">
            <text:p>10,46466763</text:p>
          </table:table-cell>
          <table:table-cell office:value-type="float" office:value="25.30529706" calcext:value-type="float">
            <text:p>25,30529706</text:p>
          </table:table-cell>
        </table:table-row>
        <table:table-row table:style-name="ro1">
          <table:table-cell office:value-type="float" office:value="10.65340625" calcext:value-type="float">
            <text:p>10,65340625</text:p>
          </table:table-cell>
          <table:table-cell office:value-type="float" office:value="26.35565828" calcext:value-type="float">
            <text:p>26,35565828</text:p>
          </table:table-cell>
        </table:table-row>
        <table:table-row table:style-name="ro1">
          <table:table-cell office:value-type="float" office:value="10.26805492" calcext:value-type="float">
            <text:p>10,26805492</text:p>
          </table:table-cell>
          <table:table-cell office:value-type="float" office:value="25.92511272" calcext:value-type="float">
            <text:p>25,92511272</text:p>
          </table:table-cell>
        </table:table-row>
        <table:table-row table:style-name="ro1">
          <table:table-cell office:value-type="float" office:value="10.05741713" calcext:value-type="float">
            <text:p>10,05741713</text:p>
          </table:table-cell>
          <table:table-cell office:value-type="float" office:value="25.80065177" calcext:value-type="float">
            <text:p>25,80065177</text:p>
          </table:table-cell>
        </table:table-row>
        <table:table-row table:style-name="ro1">
          <table:table-cell office:value-type="float" office:value="10.20243029" calcext:value-type="float">
            <text:p>10,20243029</text:p>
          </table:table-cell>
          <table:table-cell office:value-type="float" office:value="26.15086614" calcext:value-type="float">
            <text:p>26,15086614</text:p>
          </table:table-cell>
        </table:table-row>
        <table:table-row table:style-name="ro1">
          <table:table-cell office:value-type="float" office:value="9.51321309" calcext:value-type="float">
            <text:p>9,51321309</text:p>
          </table:table-cell>
          <table:table-cell office:value-type="float" office:value="26.54973794" calcext:value-type="float">
            <text:p>26,54973794</text:p>
          </table:table-cell>
        </table:table-row>
        <table:table-row table:style-name="ro1">
          <table:table-cell office:value-type="float" office:value="10.58818853" calcext:value-type="float">
            <text:p>10,58818853</text:p>
          </table:table-cell>
          <table:table-cell office:value-type="float" office:value="26.35253074" calcext:value-type="float">
            <text:p>26,35253074</text:p>
          </table:table-cell>
        </table:table-row>
        <table:table-row table:style-name="ro1">
          <table:table-cell office:value-type="float" office:value="9.83186791" calcext:value-type="float">
            <text:p>9,83186791</text:p>
          </table:table-cell>
          <table:table-cell office:value-type="float" office:value="26.26778959" calcext:value-type="float">
            <text:p>26,26778959</text:p>
          </table:table-cell>
        </table:table-row>
        <table:table-row table:style-name="ro1">
          <table:table-cell office:value-type="float" office:value="9.88573911" calcext:value-type="float">
            <text:p>9,88573911</text:p>
          </table:table-cell>
          <table:table-cell office:value-type="float" office:value="26.65173891" calcext:value-type="float">
            <text:p>26,65173891</text:p>
          </table:table-cell>
        </table:table-row>
        <table:table-row table:style-name="ro1">
          <table:table-cell office:value-type="float" office:value="10.31087237" calcext:value-type="float">
            <text:p>10,31087237</text:p>
          </table:table-cell>
          <table:table-cell office:value-type="float" office:value="25.61195245" calcext:value-type="float">
            <text:p>25,61195245</text:p>
          </table:table-cell>
        </table:table-row>
        <table:table-row table:style-name="ro1">
          <table:table-cell office:value-type="float" office:value="9.48302655" calcext:value-type="float">
            <text:p>9,48302655</text:p>
          </table:table-cell>
          <table:table-cell office:value-type="float" office:value="25.58397581" calcext:value-type="float">
            <text:p>25,58397581</text:p>
          </table:table-cell>
        </table:table-row>
        <table:table-row table:style-name="ro1">
          <table:table-cell office:value-type="float" office:value="9.76088543" calcext:value-type="float">
            <text:p>9,76088543</text:p>
          </table:table-cell>
          <table:table-cell office:value-type="float" office:value="26.31868679" calcext:value-type="float">
            <text:p>26,31868679</text:p>
          </table:table-cell>
        </table:table-row>
        <table:table-row table:style-name="ro1">
          <table:table-cell office:value-type="float" office:value="10.08575358" calcext:value-type="float">
            <text:p>10,08575358</text:p>
          </table:table-cell>
          <table:table-cell office:value-type="float" office:value="26.35292049" calcext:value-type="float">
            <text:p>26,35292049</text:p>
          </table:table-cell>
        </table:table-row>
        <table:table-row table:style-name="ro1">
          <table:table-cell office:value-type="float" office:value="9.93603868" calcext:value-type="float">
            <text:p>9,93603868</text:p>
          </table:table-cell>
          <table:table-cell office:value-type="float" office:value="26.5608939" calcext:value-type="float">
            <text:p>26,5608939</text:p>
          </table:table-cell>
        </table:table-row>
        <table:table-row table:style-name="ro1">
          <table:table-cell office:value-type="float" office:value="9.61234864" calcext:value-type="float">
            <text:p>9,61234864</text:p>
          </table:table-cell>
          <table:table-cell office:value-type="float" office:value="26.60065981" calcext:value-type="float">
            <text:p>26,60065981</text:p>
          </table:table-cell>
        </table:table-row>
        <table:table-row table:style-name="ro1">
          <table:table-cell office:value-type="float" office:value="10.28261449" calcext:value-type="float">
            <text:p>10,28261449</text:p>
          </table:table-cell>
          <table:table-cell office:value-type="float" office:value="26.18490059" calcext:value-type="float">
            <text:p>26,18490059</text:p>
          </table:table-cell>
        </table:table-row>
        <table:table-row table:style-name="ro1">
          <table:table-cell office:value-type="float" office:value="9.98488496" calcext:value-type="float">
            <text:p>9,98488496</text:p>
          </table:table-cell>
          <table:table-cell office:value-type="float" office:value="25.92851448" calcext:value-type="float">
            <text:p>25,92851448</text:p>
          </table:table-cell>
        </table:table-row>
        <table:table-row table:style-name="ro1">
          <table:table-cell office:value-type="float" office:value="9.49161136" calcext:value-type="float">
            <text:p>9,49161136</text:p>
          </table:table-cell>
          <table:table-cell office:value-type="float" office:value="25.89514608" calcext:value-type="float">
            <text:p>25,89514608</text:p>
          </table:table-cell>
        </table:table-row>
        <table:table-row table:style-name="ro1">
          <table:table-cell office:value-type="float" office:value="9.65096385" calcext:value-type="float">
            <text:p>9,65096385</text:p>
          </table:table-cell>
          <table:table-cell office:value-type="float" office:value="26.11339473" calcext:value-type="float">
            <text:p>26,11339473</text:p>
          </table:table-cell>
        </table:table-row>
        <table:table-row table:style-name="ro1">
          <table:table-cell office:value-type="float" office:value="10.11939304" calcext:value-type="float">
            <text:p>10,11939304</text:p>
          </table:table-cell>
          <table:table-cell office:value-type="float" office:value="26.43366523" calcext:value-type="float">
            <text:p>26,43366523</text:p>
          </table:table-cell>
        </table:table-row>
        <table:table-row table:style-name="ro1">
          <table:table-cell office:value-type="float" office:value="10.0067965" calcext:value-type="float">
            <text:p>10,0067965</text:p>
          </table:table-cell>
          <table:table-cell office:value-type="float" office:value="26.39669577" calcext:value-type="float">
            <text:p>26,39669577</text:p>
          </table:table-cell>
        </table:table-row>
        <table:table-row table:style-name="ro1">
          <table:table-cell office:value-type="float" office:value="10.20863718" calcext:value-type="float">
            <text:p>10,20863718</text:p>
          </table:table-cell>
          <table:table-cell office:value-type="float" office:value="25.61311055" calcext:value-type="float">
            <text:p>25,61311055</text:p>
          </table:table-cell>
        </table:table-row>
        <table:table-row table:style-name="ro1">
          <table:table-cell office:value-type="float" office:value="8.75108945" calcext:value-type="float">
            <text:p>8,75108945</text:p>
          </table:table-cell>
          <table:table-cell office:value-type="float" office:value="25.50585081" calcext:value-type="float">
            <text:p>25,50585081</text:p>
          </table:table-cell>
        </table:table-row>
        <table:table-row table:style-name="ro1">
          <table:table-cell office:value-type="float" office:value="9.64475459" calcext:value-type="float">
            <text:p>9,64475459</text:p>
          </table:table-cell>
          <table:table-cell office:value-type="float" office:value="26.07624647" calcext:value-type="float">
            <text:p>26,07624647</text:p>
          </table:table-cell>
        </table:table-row>
        <table:table-row table:style-name="ro1">
          <table:table-cell office:value-type="float" office:value="10.92753905" calcext:value-type="float">
            <text:p>10,92753905</text:p>
          </table:table-cell>
          <table:table-cell office:value-type="float" office:value="26.07574333" calcext:value-type="float">
            <text:p>26,07574333</text:p>
          </table:table-cell>
        </table:table-row>
        <table:table-row table:style-name="ro1">
          <table:table-cell office:value-type="float" office:value="9.65325141" calcext:value-type="float">
            <text:p>9,65325141</text:p>
          </table:table-cell>
          <table:table-cell office:value-type="float" office:value="26.243659" calcext:value-type="float">
            <text:p>26,243659</text:p>
          </table:table-cell>
        </table:table-row>
        <table:table-row table:style-name="ro1">
          <table:table-cell office:value-type="float" office:value="10.31594246" calcext:value-type="float">
            <text:p>10,31594246</text:p>
          </table:table-cell>
          <table:table-cell office:value-type="float" office:value="25.87882541" calcext:value-type="float">
            <text:p>25,87882541</text:p>
          </table:table-cell>
        </table:table-row>
        <table:table-row table:style-name="ro1">
          <table:table-cell office:value-type="float" office:value="9.24868263" calcext:value-type="float">
            <text:p>9,24868263</text:p>
          </table:table-cell>
          <table:table-cell office:value-type="float" office:value="26.2364219" calcext:value-type="float">
            <text:p>26,2364219</text:p>
          </table:table-cell>
        </table:table-row>
        <table:table-row table:style-name="ro1">
          <table:table-cell office:value-type="float" office:value="9.7720665" calcext:value-type="float">
            <text:p>9,7720665</text:p>
          </table:table-cell>
          <table:table-cell office:value-type="float" office:value="26.49697255" calcext:value-type="float">
            <text:p>26,49697255</text:p>
          </table:table-cell>
        </table:table-row>
        <table:table-row table:style-name="ro1">
          <table:table-cell office:value-type="float" office:value="10.11998894" calcext:value-type="float">
            <text:p>10,11998894</text:p>
          </table:table-cell>
          <table:table-cell office:value-type="float" office:value="26.53023652" calcext:value-type="float">
            <text:p>26,53023652</text:p>
          </table:table-cell>
        </table:table-row>
        <table:table-row table:style-name="ro1">
          <table:table-cell office:value-type="float" office:value="10.35964674" calcext:value-type="float">
            <text:p>10,35964674</text:p>
          </table:table-cell>
          <table:table-cell office:value-type="float" office:value="26.41851785" calcext:value-type="float">
            <text:p>26,41851785</text:p>
          </table:table-cell>
        </table:table-row>
        <table:table-row table:style-name="ro1">
          <table:table-cell office:value-type="float" office:value="10.09280806" calcext:value-type="float">
            <text:p>10,09280806</text:p>
          </table:table-cell>
          <table:table-cell office:value-type="float" office:value="26.08911107" calcext:value-type="float">
            <text:p>26,08911107</text:p>
          </table:table-cell>
        </table:table-row>
        <table:table-row table:style-name="ro1">
          <table:table-cell office:value-type="float" office:value="9.80705442" calcext:value-type="float">
            <text:p>9,80705442</text:p>
          </table:table-cell>
          <table:table-cell office:value-type="float" office:value="25.29846839" calcext:value-type="float">
            <text:p>25,29846839</text:p>
          </table:table-cell>
        </table:table-row>
        <table:table-row table:style-name="ro1">
          <table:table-cell office:value-type="float" office:value="9.34546092" calcext:value-type="float">
            <text:p>9,34546092</text:p>
          </table:table-cell>
          <table:table-cell office:value-type="float" office:value="26.1782646" calcext:value-type="float">
            <text:p>26,1782646</text:p>
          </table:table-cell>
        </table:table-row>
        <table:table-row table:style-name="ro1">
          <table:table-cell office:value-type="float" office:value="9.78905456" calcext:value-type="float">
            <text:p>9,78905456</text:p>
          </table:table-cell>
          <table:table-cell office:value-type="float" office:value="26.40663201" calcext:value-type="float">
            <text:p>26,40663201</text:p>
          </table:table-cell>
        </table:table-row>
        <table:table-row table:style-name="ro1">
          <table:table-cell office:value-type="float" office:value="9.68653712" calcext:value-type="float">
            <text:p>9,68653712</text:p>
          </table:table-cell>
          <table:table-cell office:value-type="float" office:value="26.70192583" calcext:value-type="float">
            <text:p>26,70192583</text:p>
          </table:table-cell>
        </table:table-row>
        <table:table-row table:style-name="ro1">
          <table:table-cell office:value-type="float" office:value="10.28172116" calcext:value-type="float">
            <text:p>10,28172116</text:p>
          </table:table-cell>
          <table:table-cell office:value-type="float" office:value="25.59015585" calcext:value-type="float">
            <text:p>25,59015585</text:p>
          </table:table-cell>
        </table:table-row>
        <table:table-row table:style-name="ro1">
          <table:table-cell office:value-type="float" office:value="10.66718936" calcext:value-type="float">
            <text:p>10,66718936</text:p>
          </table:table-cell>
          <table:table-cell office:value-type="float" office:value="26.43109653" calcext:value-type="float">
            <text:p>26,43109653</text:p>
          </table:table-cell>
        </table:table-row>
        <table:table-row table:style-name="ro1">
          <table:table-cell office:value-type="float" office:value="9.8901516" calcext:value-type="float">
            <text:p>9,8901516</text:p>
          </table:table-cell>
          <table:table-cell office:value-type="float" office:value="26.59286989" calcext:value-type="float">
            <text:p>26,59286989</text:p>
          </table:table-cell>
        </table:table-row>
        <table:table-row table:style-name="ro1">
          <table:table-cell office:value-type="float" office:value="10.29610925" calcext:value-type="float">
            <text:p>10,29610925</text:p>
          </table:table-cell>
          <table:table-cell office:value-type="float" office:value="26.19602497" calcext:value-type="float">
            <text:p>26,19602497</text:p>
          </table:table-cell>
        </table:table-row>
        <table:table-row table:style-name="ro1">
          <table:table-cell office:value-type="float" office:value="10.17925842" calcext:value-type="float">
            <text:p>10,17925842</text:p>
          </table:table-cell>
          <table:table-cell office:value-type="float" office:value="26.60660749" calcext:value-type="float">
            <text:p>26,60660749</text:p>
          </table:table-cell>
        </table:table-row>
        <table:table-row table:style-name="ro1">
          <table:table-cell office:value-type="float" office:value="10.09672727" calcext:value-type="float">
            <text:p>10,09672727</text:p>
          </table:table-cell>
          <table:table-cell office:value-type="float" office:value="26.6663471" calcext:value-type="float">
            <text:p>26,6663471</text:p>
          </table:table-cell>
        </table:table-row>
        <table:table-row table:style-name="ro1">
          <table:table-cell office:value-type="float" office:value="9.24603141" calcext:value-type="float">
            <text:p>9,24603141</text:p>
          </table:table-cell>
          <table:table-cell office:value-type="float" office:value="25.74671124" calcext:value-type="float">
            <text:p>25,74671124</text:p>
          </table:table-cell>
        </table:table-row>
        <table:table-row table:style-name="ro1">
          <table:table-cell office:value-type="float" office:value="10.28523827" calcext:value-type="float">
            <text:p>10,28523827</text:p>
          </table:table-cell>
          <table:table-cell office:value-type="float" office:value="26.366288" calcext:value-type="float">
            <text:p>26,366288</text:p>
          </table:table-cell>
        </table:table-row>
        <table:table-row table:style-name="ro1">
          <table:table-cell office:value-type="float" office:value="9.80714447" calcext:value-type="float">
            <text:p>9,80714447</text:p>
          </table:table-cell>
          <table:table-cell office:value-type="float" office:value="26.27052906" calcext:value-type="float">
            <text:p>26,27052906</text:p>
          </table:table-cell>
        </table:table-row>
        <table:table-row table:style-name="ro1">
          <table:table-cell office:value-type="float" office:value="10.35336246" calcext:value-type="float">
            <text:p>10,35336246</text:p>
          </table:table-cell>
          <table:table-cell office:value-type="float" office:value="26.25411059" calcext:value-type="float">
            <text:p>26,25411059</text:p>
          </table:table-cell>
        </table:table-row>
        <table:table-row table:style-name="ro1">
          <table:table-cell office:value-type="float" office:value="9.67814344" calcext:value-type="float">
            <text:p>9,67814344</text:p>
          </table:table-cell>
          <table:table-cell office:value-type="float" office:value="26.13023699" calcext:value-type="float">
            <text:p>26,13023699</text:p>
          </table:table-cell>
        </table:table-row>
        <table:table-row table:style-name="ro1">
          <table:table-cell office:value-type="float" office:value="10.33497659" calcext:value-type="float">
            <text:p>10,33497659</text:p>
          </table:table-cell>
          <table:table-cell office:value-type="float" office:value="26.19050393" calcext:value-type="float">
            <text:p>26,19050393</text:p>
          </table:table-cell>
        </table:table-row>
        <table:table-row table:style-name="ro1">
          <table:table-cell office:value-type="float" office:value="10.92922182" calcext:value-type="float">
            <text:p>10,92922182</text:p>
          </table:table-cell>
          <table:table-cell office:value-type="float" office:value="25.6932301" calcext:value-type="float">
            <text:p>25,6932301</text:p>
          </table:table-cell>
        </table:table-row>
        <table:table-row table:style-name="ro1">
          <table:table-cell office:value-type="float" office:value="10.63255716" calcext:value-type="float">
            <text:p>10,63255716</text:p>
          </table:table-cell>
          <table:table-cell office:value-type="float" office:value="25.39100299" calcext:value-type="float">
            <text:p>25,39100299</text:p>
          </table:table-cell>
        </table:table-row>
        <table:table-row table:style-name="ro1">
          <table:table-cell office:value-type="float" office:value="10.60106666" calcext:value-type="float">
            <text:p>10,60106666</text:p>
          </table:table-cell>
          <table:table-cell office:value-type="float" office:value="25.93257493" calcext:value-type="float">
            <text:p>25,93257493</text:p>
          </table:table-cell>
        </table:table-row>
        <table:table-row table:style-name="ro1">
          <table:table-cell office:value-type="float" office:value="9.83524222" calcext:value-type="float">
            <text:p>9,83524222</text:p>
          </table:table-cell>
          <table:table-cell office:value-type="float" office:value="26.23485928" calcext:value-type="float">
            <text:p>26,23485928</text:p>
          </table:table-cell>
        </table:table-row>
        <table:table-row table:style-name="ro1">
          <table:table-cell office:value-type="float" office:value="9.67090205" calcext:value-type="float">
            <text:p>9,67090205</text:p>
          </table:table-cell>
          <table:table-cell office:value-type="float" office:value="25.55974448" calcext:value-type="float">
            <text:p>25,55974448</text:p>
          </table:table-cell>
        </table:table-row>
        <table:table-row table:style-name="ro1">
          <table:table-cell office:value-type="float" office:value="9.92219816" calcext:value-type="float">
            <text:p>9,92219816</text:p>
          </table:table-cell>
          <table:table-cell office:value-type="float" office:value="26.13408187" calcext:value-type="float">
            <text:p>26,13408187</text:p>
          </table:table-cell>
        </table:table-row>
        <table:table-row table:style-name="ro1">
          <table:table-cell office:value-type="float" office:value="9.59625545" calcext:value-type="float">
            <text:p>9,59625545</text:p>
          </table:table-cell>
          <table:table-cell office:value-type="float" office:value="25.45319008" calcext:value-type="float">
            <text:p>25,45319008</text:p>
          </table:table-cell>
        </table:table-row>
        <table:table-row table:style-name="ro1">
          <table:table-cell office:value-type="float" office:value="10.77190054" calcext:value-type="float">
            <text:p>10,77190054</text:p>
          </table:table-cell>
          <table:table-cell office:value-type="float" office:value="25.96724462" calcext:value-type="float">
            <text:p>25,96724462</text:p>
          </table:table-cell>
        </table:table-row>
        <table:table-row table:style-name="ro1">
          <table:table-cell office:value-type="float" office:value="10.19365009" calcext:value-type="float">
            <text:p>10,19365009</text:p>
          </table:table-cell>
          <table:table-cell office:value-type="float" office:value="26.73806495" calcext:value-type="float">
            <text:p>26,73806495</text:p>
          </table:table-cell>
        </table:table-row>
        <table:table-row table:style-name="ro1">
          <table:table-cell office:value-type="float" office:value="9.82063471" calcext:value-type="float">
            <text:p>9,82063471</text:p>
          </table:table-cell>
          <table:table-cell office:value-type="float" office:value="26.2120925" calcext:value-type="float">
            <text:p>26,2120925</text:p>
          </table:table-cell>
        </table:table-row>
        <table:table-row table:style-name="ro1">
          <table:table-cell office:value-type="float" office:value="10.42972041" calcext:value-type="float">
            <text:p>10,42972041</text:p>
          </table:table-cell>
          <table:table-cell office:value-type="float" office:value="25.34470759" calcext:value-type="float">
            <text:p>25,34470759</text:p>
          </table:table-cell>
        </table:table-row>
        <table:table-row table:style-name="ro1">
          <table:table-cell office:value-type="float" office:value="9.267733" calcext:value-type="float">
            <text:p>9,267733</text:p>
          </table:table-cell>
          <table:table-cell office:value-type="float" office:value="26.09356667" calcext:value-type="float">
            <text:p>26,09356667</text:p>
          </table:table-cell>
        </table:table-row>
        <table:table-row table:style-name="ro1">
          <table:table-cell office:value-type="float" office:value="10.3944651" calcext:value-type="float">
            <text:p>10,3944651</text:p>
          </table:table-cell>
          <table:table-cell office:value-type="float" office:value="25.81540878" calcext:value-type="float">
            <text:p>25,81540878</text:p>
          </table:table-cell>
        </table:table-row>
        <table:table-row table:style-name="ro1">
          <table:table-cell office:value-type="float" office:value="10.04049478" calcext:value-type="float">
            <text:p>10,04049478</text:p>
          </table:table-cell>
          <table:table-cell office:value-type="float" office:value="26.49170446" calcext:value-type="float">
            <text:p>26,49170446</text:p>
          </table:table-cell>
        </table:table-row>
        <table:table-row table:style-name="ro1">
          <table:table-cell office:value-type="float" office:value="9.84151466" calcext:value-type="float">
            <text:p>9,84151466</text:p>
          </table:table-cell>
          <table:table-cell office:value-type="float" office:value="25.51561174" calcext:value-type="float">
            <text:p>25,51561174</text:p>
          </table:table-cell>
        </table:table-row>
        <table:table-row table:style-name="ro1">
          <table:table-cell office:value-type="float" office:value="9.64141325" calcext:value-type="float">
            <text:p>9,64141325</text:p>
          </table:table-cell>
          <table:table-cell office:value-type="float" office:value="26.56855683" calcext:value-type="float">
            <text:p>26,56855683</text:p>
          </table:table-cell>
        </table:table-row>
        <table:table-row table:style-name="ro1">
          <table:table-cell office:value-type="float" office:value="10.22797946" calcext:value-type="float">
            <text:p>10,22797946</text:p>
          </table:table-cell>
          <table:table-cell office:value-type="float" office:value="26.2282852" calcext:value-type="float">
            <text:p>26,2282852</text:p>
          </table:table-cell>
        </table:table-row>
        <table:table-row table:style-name="ro1">
          <table:table-cell office:value-type="float" office:value="9.30522146" calcext:value-type="float">
            <text:p>9,30522146</text:p>
          </table:table-cell>
          <table:table-cell office:value-type="float" office:value="26.13039455" calcext:value-type="float">
            <text:p>26,13039455</text:p>
          </table:table-cell>
        </table:table-row>
        <table:table-row table:style-name="ro1">
          <table:table-cell office:value-type="float" office:value="9.65160712" calcext:value-type="float">
            <text:p>9,65160712</text:p>
          </table:table-cell>
          <table:table-cell office:value-type="float" office:value="25.84784984" calcext:value-type="float">
            <text:p>25,84784984</text:p>
          </table:table-cell>
        </table:table-row>
        <table:table-row table:style-name="ro1">
          <table:table-cell office:value-type="float" office:value="9.61031335" calcext:value-type="float">
            <text:p>9,61031335</text:p>
          </table:table-cell>
          <table:table-cell office:value-type="float" office:value="26.04971204" calcext:value-type="float">
            <text:p>26,04971204</text:p>
          </table:table-cell>
        </table:table-row>
        <table:table-row table:style-name="ro1">
          <table:table-cell office:value-type="float" office:value="11.1994503" calcext:value-type="float">
            <text:p>11,1994503</text:p>
          </table:table-cell>
          <table:table-cell office:value-type="float" office:value="26.39261422" calcext:value-type="float">
            <text:p>26,39261422</text:p>
          </table:table-cell>
        </table:table-row>
        <table:table-row table:style-name="ro1">
          <table:table-cell office:value-type="float" office:value="9.99386093" calcext:value-type="float">
            <text:p>9,99386093</text:p>
          </table:table-cell>
          <table:table-cell office:value-type="float" office:value="26.01980472" calcext:value-type="float">
            <text:p>26,01980472</text:p>
          </table:table-cell>
        </table:table-row>
        <table:table-row table:style-name="ro1">
          <table:table-cell office:value-type="float" office:value="10.08274288" calcext:value-type="float">
            <text:p>10,08274288</text:p>
          </table:table-cell>
          <table:table-cell office:value-type="float" office:value="25.64463864" calcext:value-type="float">
            <text:p>25,64463864</text:p>
          </table:table-cell>
        </table:table-row>
        <table:table-row table:style-name="ro1">
          <table:table-cell office:value-type="float" office:value="10.83030986" calcext:value-type="float">
            <text:p>10,83030986</text:p>
          </table:table-cell>
          <table:table-cell office:value-type="float" office:value="26.62225629" calcext:value-type="float">
            <text:p>26,62225629</text:p>
          </table:table-cell>
        </table:table-row>
        <table:table-row table:style-name="ro1">
          <table:table-cell office:value-type="float" office:value="9.98710175" calcext:value-type="float">
            <text:p>9,98710175</text:p>
          </table:table-cell>
          <table:table-cell office:value-type="float" office:value="26.25848267" calcext:value-type="float">
            <text:p>26,25848267</text:p>
          </table:table-cell>
        </table:table-row>
        <table:table-row table:style-name="ro1">
          <table:table-cell office:value-type="float" office:value="10.64218071" calcext:value-type="float">
            <text:p>10,64218071</text:p>
          </table:table-cell>
          <table:table-cell office:value-type="float" office:value="26.82347807" calcext:value-type="float">
            <text:p>26,82347807</text:p>
          </table:table-cell>
        </table:table-row>
        <table:table-row table:style-name="ro1">
          <table:table-cell office:value-type="float" office:value="10.23614526" calcext:value-type="float">
            <text:p>10,23614526</text:p>
          </table:table-cell>
          <table:table-cell office:value-type="float" office:value="26.22005856" calcext:value-type="float">
            <text:p>26,22005856</text:p>
          </table:table-cell>
        </table:table-row>
        <table:table-row table:style-name="ro1">
          <table:table-cell office:value-type="float" office:value="10.11406369" calcext:value-type="float">
            <text:p>10,11406369</text:p>
          </table:table-cell>
          <table:table-cell office:value-type="float" office:value="26.1490965" calcext:value-type="float">
            <text:p>26,1490965</text:p>
          </table:table-cell>
        </table:table-row>
        <table:table-row table:style-name="ro1">
          <table:table-cell office:value-type="float" office:value="10.14242173" calcext:value-type="float">
            <text:p>10,14242173</text:p>
          </table:table-cell>
          <table:table-cell office:value-type="float" office:value="26.95770617" calcext:value-type="float">
            <text:p>26,95770617</text:p>
          </table:table-cell>
        </table:table-row>
        <table:table-row table:style-name="ro1">
          <table:table-cell office:value-type="float" office:value="9.37216341" calcext:value-type="float">
            <text:p>9,37216341</text:p>
          </table:table-cell>
          <table:table-cell office:value-type="float" office:value="25.93280433" calcext:value-type="float">
            <text:p>25,93280433</text:p>
          </table:table-cell>
        </table:table-row>
        <table:table-row table:style-name="ro1">
          <table:table-cell office:value-type="float" office:value="9.61905281" calcext:value-type="float">
            <text:p>9,61905281</text:p>
          </table:table-cell>
          <table:table-cell office:value-type="float" office:value="25.97337405" calcext:value-type="float">
            <text:p>25,97337405</text:p>
          </table:table-cell>
        </table:table-row>
        <table:table-row table:style-name="ro1">
          <table:table-cell office:value-type="float" office:value="10.23178117" calcext:value-type="float">
            <text:p>10,23178117</text:p>
          </table:table-cell>
          <table:table-cell office:value-type="float" office:value="26.09629016" calcext:value-type="float">
            <text:p>26,09629016</text:p>
          </table:table-cell>
        </table:table-row>
        <table:table-row table:style-name="ro1">
          <table:table-cell office:value-type="float" office:value="10.37542292" calcext:value-type="float">
            <text:p>10,37542292</text:p>
          </table:table-cell>
          <table:table-cell office:value-type="float" office:value="26.44579448" calcext:value-type="float">
            <text:p>26,44579448</text:p>
          </table:table-cell>
        </table:table-row>
        <table:table-row table:style-name="ro1">
          <table:table-cell office:value-type="float" office:value="9.67166099" calcext:value-type="float">
            <text:p>9,67166099</text:p>
          </table:table-cell>
          <table:table-cell office:value-type="float" office:value="26.43844209" calcext:value-type="float">
            <text:p>26,43844209</text:p>
          </table:table-cell>
        </table:table-row>
        <table:table-row table:style-name="ro1">
          <table:table-cell office:value-type="float" office:value="10.09155237" calcext:value-type="float">
            <text:p>10,09155237</text:p>
          </table:table-cell>
          <table:table-cell office:value-type="float" office:value="25.99451554" calcext:value-type="float">
            <text:p>25,99451554</text:p>
          </table:table-cell>
        </table:table-row>
        <table:table-row table:style-name="ro1">
          <table:table-cell office:value-type="float" office:value="9.99035618" calcext:value-type="float">
            <text:p>9,99035618</text:p>
          </table:table-cell>
          <table:table-cell office:value-type="float" office:value="26.14527762" calcext:value-type="float">
            <text:p>26,14527762</text:p>
          </table:table-cell>
        </table:table-row>
        <table:table-row table:style-name="ro1">
          <table:table-cell office:value-type="float" office:value="9.70202087" calcext:value-type="float">
            <text:p>9,70202087</text:p>
          </table:table-cell>
          <table:table-cell office:value-type="float" office:value="26.48503516" calcext:value-type="float">
            <text:p>26,48503516</text:p>
          </table:table-cell>
        </table:table-row>
        <table:table-row table:style-name="ro1">
          <table:table-cell office:value-type="float" office:value="10.12660025" calcext:value-type="float">
            <text:p>10,12660025</text:p>
          </table:table-cell>
          <table:table-cell office:value-type="float" office:value="26.55080465" calcext:value-type="float">
            <text:p>26,55080465</text:p>
          </table:table-cell>
        </table:table-row>
        <table:table-row table:style-name="ro1">
          <table:table-cell office:value-type="float" office:value="10.09308532" calcext:value-type="float">
            <text:p>10,09308532</text:p>
          </table:table-cell>
          <table:table-cell office:value-type="float" office:value="26.1683272" calcext:value-type="float">
            <text:p>26,1683272</text:p>
          </table:table-cell>
        </table:table-row>
        <table:table-row table:style-name="ro1">
          <table:table-cell office:value-type="float" office:value="9.36624189" calcext:value-type="float">
            <text:p>9,36624189</text:p>
          </table:table-cell>
          <table:table-cell office:value-type="float" office:value="26.18154795" calcext:value-type="float">
            <text:p>26,18154795</text:p>
          </table:table-cell>
        </table:table-row>
        <table:table-row table:style-name="ro1">
          <table:table-cell office:value-type="float" office:value="9.05341428" calcext:value-type="float">
            <text:p>9,05341428</text:p>
          </table:table-cell>
          <table:table-cell office:value-type="float" office:value="26.11558952" calcext:value-type="float">
            <text:p>26,11558952</text:p>
          </table:table-cell>
        </table:table-row>
        <table:table-row table:style-name="ro1">
          <table:table-cell office:value-type="float" office:value="10.21108897" calcext:value-type="float">
            <text:p>10,21108897</text:p>
          </table:table-cell>
          <table:table-cell office:value-type="float" office:value="25.56096819" calcext:value-type="float">
            <text:p>25,56096819</text:p>
          </table:table-cell>
        </table:table-row>
        <table:table-row table:style-name="ro1">
          <table:table-cell office:value-type="float" office:value="10.66158994" calcext:value-type="float">
            <text:p>10,66158994</text:p>
          </table:table-cell>
          <table:table-cell office:value-type="float" office:value="26.40618202" calcext:value-type="float">
            <text:p>26,40618202</text:p>
          </table:table-cell>
        </table:table-row>
        <table:table-row table:style-name="ro1">
          <table:table-cell office:value-type="float" office:value="10.22893886" calcext:value-type="float">
            <text:p>10,22893886</text:p>
          </table:table-cell>
          <table:table-cell office:value-type="float" office:value="26.17845285" calcext:value-type="float">
            <text:p>26,17845285</text:p>
          </table:table-cell>
        </table:table-row>
        <table:table-row table:style-name="ro1">
          <table:table-cell office:value-type="float" office:value="9.95368932" calcext:value-type="float">
            <text:p>9,95368932</text:p>
          </table:table-cell>
          <table:table-cell office:value-type="float" office:value="26.42148641" calcext:value-type="float">
            <text:p>26,42148641</text:p>
          </table:table-cell>
        </table:table-row>
        <table:table-row table:style-name="ro1">
          <table:table-cell office:value-type="float" office:value="9.50447843" calcext:value-type="float">
            <text:p>9,50447843</text:p>
          </table:table-cell>
          <table:table-cell office:value-type="float" office:value="26.21885959" calcext:value-type="float">
            <text:p>26,21885959</text:p>
          </table:table-cell>
        </table:table-row>
        <table:table-row table:style-name="ro1">
          <table:table-cell office:value-type="float" office:value="9.32645872" calcext:value-type="float">
            <text:p>9,32645872</text:p>
          </table:table-cell>
          <table:table-cell office:value-type="float" office:value="26.60399927" calcext:value-type="float">
            <text:p>26,60399927</text:p>
          </table:table-cell>
        </table:table-row>
        <table:table-row table:style-name="ro1">
          <table:table-cell office:value-type="float" office:value="9.84248199" calcext:value-type="float">
            <text:p>9,84248199</text:p>
          </table:table-cell>
          <table:table-cell office:value-type="float" office:value="26.03159346" calcext:value-type="float">
            <text:p>26,03159346</text:p>
          </table:table-cell>
        </table:table-row>
        <table:table-row table:style-name="ro1">
          <table:table-cell office:value-type="float" office:value="10.22785617" calcext:value-type="float">
            <text:p>10,22785617</text:p>
          </table:table-cell>
          <table:table-cell office:value-type="float" office:value="26.51477827" calcext:value-type="float">
            <text:p>26,51477827</text:p>
          </table:table-cell>
        </table:table-row>
        <table:table-row table:style-name="ro1">
          <table:table-cell office:value-type="float" office:value="10.17971708" calcext:value-type="float">
            <text:p>10,17971708</text:p>
          </table:table-cell>
          <table:table-cell office:value-type="float" office:value="26.1512373" calcext:value-type="float">
            <text:p>26,1512373</text:p>
          </table:table-cell>
        </table:table-row>
        <table:table-row table:style-name="ro1">
          <table:table-cell office:value-type="float" office:value="9.8574228" calcext:value-type="float">
            <text:p>9,8574228</text:p>
          </table:table-cell>
          <table:table-cell office:value-type="float" office:value="25.92561261" calcext:value-type="float">
            <text:p>25,92561261</text:p>
          </table:table-cell>
        </table:table-row>
        <table:table-row table:style-name="ro1">
          <table:table-cell office:value-type="float" office:value="10.2243613" calcext:value-type="float">
            <text:p>10,2243613</text:p>
          </table:table-cell>
          <table:table-cell office:value-type="float" office:value="25.53444074" calcext:value-type="float">
            <text:p>25,53444074</text:p>
          </table:table-cell>
        </table:table-row>
        <table:table-row table:style-name="ro1">
          <table:table-cell office:value-type="float" office:value="9.21439846" calcext:value-type="float">
            <text:p>9,21439846</text:p>
          </table:table-cell>
          <table:table-cell office:value-type="float" office:value="26.91727237" calcext:value-type="float">
            <text:p>26,91727237</text:p>
          </table:table-cell>
        </table:table-row>
        <table:table-row table:style-name="ro1">
          <table:table-cell office:value-type="float" office:value="10.23016916" calcext:value-type="float">
            <text:p>10,23016916</text:p>
          </table:table-cell>
          <table:table-cell office:value-type="float" office:value="26.46696869" calcext:value-type="float">
            <text:p>26,46696869</text:p>
          </table:table-cell>
        </table:table-row>
        <table:table-row table:style-name="ro1">
          <table:table-cell office:value-type="float" office:value="10.22731862" calcext:value-type="float">
            <text:p>10,22731862</text:p>
          </table:table-cell>
          <table:table-cell office:value-type="float" office:value="26.22332537" calcext:value-type="float">
            <text:p>26,22332537</text:p>
          </table:table-cell>
        </table:table-row>
        <table:table-row table:style-name="ro1">
          <table:table-cell office:value-type="float" office:value="10.15532975" calcext:value-type="float">
            <text:p>10,15532975</text:p>
          </table:table-cell>
          <table:table-cell office:value-type="float" office:value="27.09506733" calcext:value-type="float">
            <text:p>27,09506733</text:p>
          </table:table-cell>
        </table:table-row>
        <table:table-row table:style-name="ro1">
          <table:table-cell office:value-type="float" office:value="9.83467913" calcext:value-type="float">
            <text:p>9,83467913</text:p>
          </table:table-cell>
          <table:table-cell office:value-type="float" office:value="26.1536317" calcext:value-type="float">
            <text:p>26,15363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15T23:08:49.944037600</dc:date>
    <meta:editing-duration>PT6M16S</meta:editing-duration>
    <meta:editing-cycles>1</meta:editing-cycles>
    <meta:document-statistic meta:table-count="1" meta:cell-count="1460" meta:object-count="1"/>
    <meta:generator>LibreOffice/25.8.2.2$Windows_X86_64 LibreOffice_project/d401f2107ccab8f924a8e2df40f573aab7605b6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509cm" svg:height="21.658cm" xlink:href=".." xlink:type="simple" chart:class="chart:scatter" chart:style-name="ch1">
        <chart:legend chart:legend-position="end" svg:x="36.002cm" svg:y="10.534cm" style:legend-expansion="high" chart:style-name="ch2"/>
        <chart:plot-area chart:style-name="ch3" svg:x="0.77cm" svg:y="0.433cm" svg:width="34.462cm" svg:height="20.792cm">
          <chart:coordinate-region svg:x="1.413cm" svg:y="0.628cm" svg:width="33.474cm" svg:height="20.40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05_27A_22625.B1:05_27A_22625.B730" chart:class="chart:scatter">
            <chart:domain table:cell-range-address="05_27A_22625.A1:05_27A_22625.A730"/>
            <chart:data-point chart:repeated="7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07590942">
                <text:p>9.07590942</text:p>
                <draw:g>
                  <svg:desc>05_27A_22625.A1:05_27A_22625.A730</svg:desc>
                </draw:g>
              </table:table-cell>
              <table:table-cell office:value-type="float" office:value="-1.37076011">
                <text:p>-1.37076011</text:p>
                <draw:g>
                  <svg:desc>05_27A_22625.B1:05_27A_22625.B7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62598738">
                <text:p>8.62598738</text:p>
              </table:table-cell>
              <table:table-cell office:value-type="float" office:value="-1.33897669">
                <text:p>-1.33897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831237">
                <text:p>9.00831237</text:p>
              </table:table-cell>
              <table:table-cell office:value-type="float" office:value="-1.26105405">
                <text:p>-1.26105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87966192">
                <text:p>8.87966192</text:p>
              </table:table-cell>
              <table:table-cell office:value-type="float" office:value="-0.9853601">
                <text:p>-0.9853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67115335">
                <text:p>8.67115335</text:p>
              </table:table-cell>
              <table:table-cell office:value-type="float" office:value="-1.5464835">
                <text:p>-1.54648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55073422">
                <text:p>9.55073422</text:p>
              </table:table-cell>
              <table:table-cell office:value-type="float" office:value="-1.3180471">
                <text:p>-1.3180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80811358">
                <text:p>8.80811358</text:p>
              </table:table-cell>
              <table:table-cell office:value-type="float" office:value="-0.81607075">
                <text:p>-0.816070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88617084">
                <text:p>8.88617084</text:p>
              </table:table-cell>
              <table:table-cell office:value-type="float" office:value="-0.86194045">
                <text:p>-0.86194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43346194">
                <text:p>9.43346194</text:p>
              </table:table-cell>
              <table:table-cell office:value-type="float" office:value="-0.49164329">
                <text:p>-0.49164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2894049">
                <text:p>9.12894049</text:p>
              </table:table-cell>
              <table:table-cell office:value-type="float" office:value="-1.43995094">
                <text:p>-1.43995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04445165">
                <text:p>9.04445165</text:p>
              </table:table-cell>
              <table:table-cell office:value-type="float" office:value="-1.18022432">
                <text:p>-1.180224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27595701">
                <text:p>8.27595701</text:p>
              </table:table-cell>
              <table:table-cell office:value-type="float" office:value="-2.17023137">
                <text:p>-2.17023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09111142">
                <text:p>9.09111142</text:p>
              </table:table-cell>
              <table:table-cell office:value-type="float" office:value="-1.27814558">
                <text:p>-1.27814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0973497">
                <text:p>9.0973497</text:p>
              </table:table-cell>
              <table:table-cell office:value-type="float" office:value="-1.00864327">
                <text:p>-1.008643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52365128">
                <text:p>9.52365128</text:p>
              </table:table-cell>
              <table:table-cell office:value-type="float" office:value="-1.45285398">
                <text:p>-1.45285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45809416">
                <text:p>9.45809416</text:p>
              </table:table-cell>
              <table:table-cell office:value-type="float" office:value="-1.35373281">
                <text:p>-1.35373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05497216">
                <text:p>10.05497216</text:p>
              </table:table-cell>
              <table:table-cell office:value-type="float" office:value="-1.84858364">
                <text:p>-1.848583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95311466">
                <text:p>8.95311466</text:p>
              </table:table-cell>
              <table:table-cell office:value-type="float" office:value="-1.16777213">
                <text:p>-1.167772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07725172">
                <text:p>9.07725172</text:p>
              </table:table-cell>
              <table:table-cell office:value-type="float" office:value="-0.9481044">
                <text:p>-0.9481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33790176">
                <text:p>9.33790176</text:p>
              </table:table-cell>
              <table:table-cell office:value-type="float" office:value="-1.39510562">
                <text:p>-1.39510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94899306">
                <text:p>8.94899306</text:p>
              </table:table-cell>
              <table:table-cell office:value-type="float" office:value="-2.07918399">
                <text:p>-2.079183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904471">
                <text:p>9.5904471</text:p>
              </table:table-cell>
              <table:table-cell office:value-type="float" office:value="-1.53913693">
                <text:p>-1.539136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19810865">
                <text:p>9.19810865</text:p>
              </table:table-cell>
              <table:table-cell office:value-type="float" office:value="-1.30965426">
                <text:p>-1.309654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42820769">
                <text:p>9.42820769</text:p>
              </table:table-cell>
              <table:table-cell office:value-type="float" office:value="-1.27772324">
                <text:p>-1.277723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68082764">
                <text:p>8.68082764</text:p>
              </table:table-cell>
              <table:table-cell office:value-type="float" office:value="-2.04730951">
                <text:p>-2.047309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10002128">
                <text:p>9.10002128</text:p>
              </table:table-cell>
              <table:table-cell office:value-type="float" office:value="-0.74936589">
                <text:p>-0.749365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28864761">
                <text:p>9.28864761</text:p>
              </table:table-cell>
              <table:table-cell office:value-type="float" office:value="-0.38716623">
                <text:p>-0.387166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84789005">
                <text:p>8.84789005</text:p>
              </table:table-cell>
              <table:table-cell office:value-type="float" office:value="-1.80738558">
                <text:p>-1.807385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0077375">
                <text:p>9.20077375</text:p>
              </table:table-cell>
              <table:table-cell office:value-type="float" office:value="-1.17649859">
                <text:p>-1.176498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49340855">
                <text:p>8.49340855</text:p>
              </table:table-cell>
              <table:table-cell office:value-type="float" office:value="-1.05389517">
                <text:p>-1.053895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67582619">
                <text:p>8.67582619</text:p>
              </table:table-cell>
              <table:table-cell office:value-type="float" office:value="-0.74249048">
                <text:p>-0.742490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85923278">
                <text:p>8.85923278</text:p>
              </table:table-cell>
              <table:table-cell office:value-type="float" office:value="-1.48281387">
                <text:p>-1.482813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33812646">
                <text:p>8.33812646</text:p>
              </table:table-cell>
              <table:table-cell office:value-type="float" office:value="-1.45989771">
                <text:p>-1.459897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56168241">
                <text:p>9.56168241</text:p>
              </table:table-cell>
              <table:table-cell office:value-type="float" office:value="-1.20539053">
                <text:p>-1.205390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34927438">
                <text:p>9.34927438</text:p>
              </table:table-cell>
              <table:table-cell office:value-type="float" office:value="-0.55601401">
                <text:p>-0.556014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75207503">
                <text:p>8.75207503</text:p>
              </table:table-cell>
              <table:table-cell office:value-type="float" office:value="-1.37023054">
                <text:p>-1.370230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67053541">
                <text:p>8.67053541</text:p>
              </table:table-cell>
              <table:table-cell office:value-type="float" office:value="-1.06191741">
                <text:p>-1.061917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76576906">
                <text:p>8.76576906</text:p>
              </table:table-cell>
              <table:table-cell office:value-type="float" office:value="-0.73799456">
                <text:p>-0.737994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06751851">
                <text:p>9.06751851</text:p>
              </table:table-cell>
              <table:table-cell office:value-type="float" office:value="-1.85617012">
                <text:p>-1.856170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88604186">
                <text:p>8.88604186</text:p>
              </table:table-cell>
              <table:table-cell office:value-type="float" office:value="-1.65146081">
                <text:p>-1.651460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55952177">
                <text:p>8.55952177</text:p>
              </table:table-cell>
              <table:table-cell office:value-type="float" office:value="-2.30025179">
                <text:p>-2.300251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32219695">
                <text:p>9.32219695</text:p>
              </table:table-cell>
              <table:table-cell office:value-type="float" office:value="-0.9232136">
                <text:p>-0.92321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14589141">
                <text:p>9.14589141</text:p>
              </table:table-cell>
              <table:table-cell office:value-type="float" office:value="-1.7794403">
                <text:p>-1.77944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08211497">
                <text:p>9.08211497</text:p>
              </table:table-cell>
              <table:table-cell office:value-type="float" office:value="-1.48249155">
                <text:p>-1.482491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52982161">
                <text:p>9.52982161</text:p>
              </table:table-cell>
              <table:table-cell office:value-type="float" office:value="-1.19414113">
                <text:p>-1.19414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22893398">
                <text:p>9.22893398</text:p>
              </table:table-cell>
              <table:table-cell office:value-type="float" office:value="-0.69130928">
                <text:p>-0.691309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88248756">
                <text:p>8.88248756</text:p>
              </table:table-cell>
              <table:table-cell office:value-type="float" office:value="-0.87614102">
                <text:p>-0.876141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04984299">
                <text:p>8.04984299</text:p>
              </table:table-cell>
              <table:table-cell office:value-type="float" office:value="-1.30890091">
                <text:p>-1.308900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29857084">
                <text:p>9.29857084</text:p>
              </table:table-cell>
              <table:table-cell office:value-type="float" office:value="-0.63542672">
                <text:p>-0.635426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07925827">
                <text:p>9.07925827</text:p>
              </table:table-cell>
              <table:table-cell office:value-type="float" office:value="-1.25069884">
                <text:p>-1.250698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5894529">
                <text:p>8.5894529</text:p>
              </table:table-cell>
              <table:table-cell office:value-type="float" office:value="-1.25804804">
                <text:p>-1.258048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26872892">
                <text:p>9.26872892</text:p>
              </table:table-cell>
              <table:table-cell office:value-type="float" office:value="-1.68232568">
                <text:p>-1.682325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07909654">
                <text:p>9.07909654</text:p>
              </table:table-cell>
              <table:table-cell office:value-type="float" office:value="-0.76684582">
                <text:p>-0.766845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27715061">
                <text:p>9.27715061</text:p>
              </table:table-cell>
              <table:table-cell office:value-type="float" office:value="-1.25168865">
                <text:p>-1.251688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90346831">
                <text:p>8.90346831</text:p>
              </table:table-cell>
              <table:table-cell office:value-type="float" office:value="-0.99733573">
                <text:p>-0.997335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12315923">
                <text:p>9.12315923</text:p>
              </table:table-cell>
              <table:table-cell office:value-type="float" office:value="-1.38127684">
                <text:p>-1.381276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37153939">
                <text:p>9.37153939</text:p>
              </table:table-cell>
              <table:table-cell office:value-type="float" office:value="-0.95519687">
                <text:p>-0.955196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19213371">
                <text:p>9.19213371</text:p>
              </table:table-cell>
              <table:table-cell office:value-type="float" office:value="-1.20882765">
                <text:p>-1.208827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53645418">
                <text:p>9.53645418</text:p>
              </table:table-cell>
              <table:table-cell office:value-type="float" office:value="-1.39831979">
                <text:p>-1.398319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98880311">
                <text:p>8.98880311</text:p>
              </table:table-cell>
              <table:table-cell office:value-type="float" office:value="-0.89423198">
                <text:p>-0.894231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62452791">
                <text:p>9.62452791</text:p>
              </table:table-cell>
              <table:table-cell office:value-type="float" office:value="-1.36450872">
                <text:p>-1.364508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80398925">
                <text:p>8.80398925</text:p>
              </table:table-cell>
              <table:table-cell office:value-type="float" office:value="-1.28956543">
                <text:p>-1.289565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38045822">
                <text:p>9.38045822</text:p>
              </table:table-cell>
              <table:table-cell office:value-type="float" office:value="-1.17925262">
                <text:p>-1.179252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0841177">
                <text:p>9.0841177</text:p>
              </table:table-cell>
              <table:table-cell office:value-type="float" office:value="-1.76077662">
                <text:p>-1.760776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14589226">
                <text:p>9.14589226</text:p>
              </table:table-cell>
              <table:table-cell office:value-type="float" office:value="-1.37520701">
                <text:p>-1.375207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97628878">
                <text:p>8.97628878</text:p>
              </table:table-cell>
              <table:table-cell office:value-type="float" office:value="-0.91882413">
                <text:p>-0.918824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63510741">
                <text:p>8.63510741</text:p>
              </table:table-cell>
              <table:table-cell office:value-type="float" office:value="-1.9530539">
                <text:p>-1.95305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60574182">
                <text:p>8.60574182</text:p>
              </table:table-cell>
              <table:table-cell office:value-type="float" office:value="-1.26123975">
                <text:p>-1.26123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12619944">
                <text:p>9.12619944</text:p>
              </table:table-cell>
              <table:table-cell office:value-type="float" office:value="-0.76323623">
                <text:p>-0.763236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72181574">
                <text:p>8.72181574</text:p>
              </table:table-cell>
              <table:table-cell office:value-type="float" office:value="-1.30751246">
                <text:p>-1.307512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05878483">
                <text:p>9.05878483</text:p>
              </table:table-cell>
              <table:table-cell office:value-type="float" office:value="-1.73445929">
                <text:p>-1.734459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33422361">
                <text:p>8.33422361</text:p>
              </table:table-cell>
              <table:table-cell office:value-type="float" office:value="-1.24268742">
                <text:p>-1.242687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14672615">
                <text:p>9.14672615</text:p>
              </table:table-cell>
              <table:table-cell office:value-type="float" office:value="-1.40730956">
                <text:p>-1.407309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14407236">
                <text:p>9.14407236</text:p>
              </table:table-cell>
              <table:table-cell office:value-type="float" office:value="-1.23627522">
                <text:p>-1.236275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04120904">
                <text:p>8.04120904</text:p>
              </table:table-cell>
              <table:table-cell office:value-type="float" office:value="-1.37282863">
                <text:p>-1.372828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11783234">
                <text:p>9.11783234</text:p>
              </table:table-cell>
              <table:table-cell office:value-type="float" office:value="-1.11334152">
                <text:p>-1.113341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36744241">
                <text:p>9.36744241</text:p>
              </table:table-cell>
              <table:table-cell office:value-type="float" office:value="-1.461881">
                <text:p>-1.4618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44383342">
                <text:p>8.44383342</text:p>
              </table:table-cell>
              <table:table-cell office:value-type="float" office:value="-1.15653752">
                <text:p>-1.156537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21266402">
                <text:p>9.21266402</text:p>
              </table:table-cell>
              <table:table-cell office:value-type="float" office:value="-2.2839135">
                <text:p>-2.28391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23100264">
                <text:p>8.23100264</text:p>
              </table:table-cell>
              <table:table-cell office:value-type="float" office:value="-1.3111399">
                <text:p>-1.31113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88867719">
                <text:p>8.88867719</text:p>
              </table:table-cell>
              <table:table-cell office:value-type="float" office:value="-1.37858589">
                <text:p>-1.378585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86025985">
                <text:p>8.86025985</text:p>
              </table:table-cell>
              <table:table-cell office:value-type="float" office:value="-1.11755534">
                <text:p>-1.117555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57414074">
                <text:p>8.57414074</text:p>
              </table:table-cell>
              <table:table-cell office:value-type="float" office:value="-1.20937589">
                <text:p>-1.209375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70944949">
                <text:p>8.70944949</text:p>
              </table:table-cell>
              <table:table-cell office:value-type="float" office:value="-0.70019921">
                <text:p>-0.700199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19624549">
                <text:p>9.19624549</text:p>
              </table:table-cell>
              <table:table-cell office:value-type="float" office:value="-1.25204809">
                <text:p>-1.252048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30760894">
                <text:p>8.30760894</text:p>
              </table:table-cell>
              <table:table-cell office:value-type="float" office:value="-1.37464213">
                <text:p>-1.374642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61326435">
                <text:p>9.61326435</text:p>
              </table:table-cell>
              <table:table-cell office:value-type="float" office:value="-1.30717804">
                <text:p>-1.307178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4770499">
                <text:p>9.4770499</text:p>
              </table:table-cell>
              <table:table-cell office:value-type="float" office:value="-1.26963911">
                <text:p>-1.26963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2245957">
                <text:p>8.82245957</text:p>
              </table:table-cell>
              <table:table-cell office:value-type="float" office:value="-1.27911162">
                <text:p>-1.279111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79321044">
                <text:p>8.79321044</text:p>
              </table:table-cell>
              <table:table-cell office:value-type="float" office:value="-1.70879535">
                <text:p>-1.708795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22574144">
                <text:p>8.22574144</text:p>
              </table:table-cell>
              <table:table-cell office:value-type="float" office:value="-0.13848197">
                <text:p>-0.138481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69390783">
                <text:p>8.69390783</text:p>
              </table:table-cell>
              <table:table-cell office:value-type="float" office:value="-1.15273129">
                <text:p>-1.152731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01654151">
                <text:p>9.01654151</text:p>
              </table:table-cell>
              <table:table-cell office:value-type="float" office:value="-1.34865222">
                <text:p>-1.348652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07241226">
                <text:p>9.07241226</text:p>
              </table:table-cell>
              <table:table-cell office:value-type="float" office:value="-0.60953463">
                <text:p>-0.609534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93291311">
                <text:p>8.93291311</text:p>
              </table:table-cell>
              <table:table-cell office:value-type="float" office:value="-1.31235601">
                <text:p>-1.312356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02388659">
                <text:p>9.02388659</text:p>
              </table:table-cell>
              <table:table-cell office:value-type="float" office:value="-1.07482612">
                <text:p>-1.074826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3495086">
                <text:p>9.3495086</text:p>
              </table:table-cell>
              <table:table-cell office:value-type="float" office:value="-1.434878">
                <text:p>-1.4348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71562423">
                <text:p>8.71562423</text:p>
              </table:table-cell>
              <table:table-cell office:value-type="float" office:value="-2.0268673">
                <text:p>-2.02686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80667121">
                <text:p>8.80667121</text:p>
              </table:table-cell>
              <table:table-cell office:value-type="float" office:value="-1.52765888">
                <text:p>-1.527658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33326651">
                <text:p>9.33326651</text:p>
              </table:table-cell>
              <table:table-cell office:value-type="float" office:value="-1.52714432">
                <text:p>-1.527144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7166874">
                <text:p>8.7166874</text:p>
              </table:table-cell>
              <table:table-cell office:value-type="float" office:value="-1.53111876">
                <text:p>-1.531118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81740767">
                <text:p>8.81740767</text:p>
              </table:table-cell>
              <table:table-cell office:value-type="float" office:value="-1.81880415">
                <text:p>-1.818804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18921471">
                <text:p>9.18921471</text:p>
              </table:table-cell>
              <table:table-cell office:value-type="float" office:value="-1.75428452">
                <text:p>-1.754284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43812385">
                <text:p>9.43812385</text:p>
              </table:table-cell>
              <table:table-cell office:value-type="float" office:value="-1.01406801">
                <text:p>-1.014068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90887196">
                <text:p>8.90887196</text:p>
              </table:table-cell>
              <table:table-cell office:value-type="float" office:value="-0.5917977">
                <text:p>-0.59179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69644523">
                <text:p>8.69644523</text:p>
              </table:table-cell>
              <table:table-cell office:value-type="float" office:value="-1.29265931">
                <text:p>-1.292659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55399749">
                <text:p>9.55399749</text:p>
              </table:table-cell>
              <table:table-cell office:value-type="float" office:value="-1.69508228">
                <text:p>-1.695082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33811501">
                <text:p>9.33811501</text:p>
              </table:table-cell>
              <table:table-cell office:value-type="float" office:value="-1.49683812">
                <text:p>-1.496838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25751333">
                <text:p>9.25751333</text:p>
              </table:table-cell>
              <table:table-cell office:value-type="float" office:value="-1.1975781">
                <text:p>-1.19757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17924762">
                <text:p>8.17924762</text:p>
              </table:table-cell>
              <table:table-cell office:value-type="float" office:value="-1.47016026">
                <text:p>-1.470160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6352297">
                <text:p>8.6352297</text:p>
              </table:table-cell>
              <table:table-cell office:value-type="float" office:value="-1.02356906">
                <text:p>-1.023569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.22470761">
                <text:p>9.22470761</text:p>
              </table:table-cell>
              <table:table-cell office:value-type="float" office:value="-1.44862761">
                <text:p>-1.448627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.64351687">
                <text:p>9.64351687</text:p>
              </table:table-cell>
              <table:table-cell office:value-type="float" office:value="-0.75081667">
                <text:p>-0.75081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.91669621">
                <text:p>8.91669621</text:p>
              </table:table-cell>
              <table:table-cell office:value-type="float" office:value="-1.20055448">
                <text:p>-1.200554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.72760865">
                <text:p>8.72760865</text:p>
              </table:table-cell>
              <table:table-cell office:value-type="float" office:value="-0.6633528">
                <text:p>-0.66335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98381879">
                <text:p>8.98381879</text:p>
              </table:table-cell>
              <table:table-cell office:value-type="float" office:value="-1.65104457">
                <text:p>-1.651044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64795865">
                <text:p>8.64795865</text:p>
              </table:table-cell>
              <table:table-cell office:value-type="float" office:value="-1.29388411">
                <text:p>-1.293884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05646848">
                <text:p>9.05646848</text:p>
              </table:table-cell>
              <table:table-cell office:value-type="float" office:value="-1.29391356">
                <text:p>-1.293913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01396587">
                <text:p>9.01396587</text:p>
              </table:table-cell>
              <table:table-cell office:value-type="float" office:value="-1.94938609">
                <text:p>-1.949386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.91980329">
                <text:p>8.91980329</text:p>
              </table:table-cell>
              <table:table-cell office:value-type="float" office:value="-1.03495009">
                <text:p>-1.034950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.11444293">
                <text:p>9.11444293</text:p>
              </table:table-cell>
              <table:table-cell office:value-type="float" office:value="-0.92425482">
                <text:p>-0.924254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.69848305">
                <text:p>8.69848305</text:p>
              </table:table-cell>
              <table:table-cell office:value-type="float" office:value="-0.67946674">
                <text:p>-0.679466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.2479588">
                <text:p>9.2479588</text:p>
              </table:table-cell>
              <table:table-cell office:value-type="float" office:value="-1.34619428">
                <text:p>-1.346194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.17362233">
                <text:p>9.17362233</text:p>
              </table:table-cell>
              <table:table-cell office:value-type="float" office:value="-0.91571684">
                <text:p>-0.915716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97918184">
                <text:p>7.97918184</text:p>
              </table:table-cell>
              <table:table-cell office:value-type="float" office:value="-1.22558249">
                <text:p>-1.225582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.62910841">
                <text:p>8.62910841</text:p>
              </table:table-cell>
              <table:table-cell office:value-type="float" office:value="-1.69167862">
                <text:p>-1.691678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50154807">
                <text:p>8.50154807</text:p>
              </table:table-cell>
              <table:table-cell office:value-type="float" office:value="-1.81643675">
                <text:p>-1.816436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.79385733">
                <text:p>8.79385733</text:p>
              </table:table-cell>
              <table:table-cell office:value-type="float" office:value="-0.59352803">
                <text:p>-0.593528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35950065">
                <text:p>9.35950065</text:p>
              </table:table-cell>
              <table:table-cell office:value-type="float" office:value="-1.60375447">
                <text:p>-1.603754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64583693">
                <text:p>9.64583693</text:p>
              </table:table-cell>
              <table:table-cell office:value-type="float" office:value="-1.80695153">
                <text:p>-1.806951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96274794">
                <text:p>8.96274794</text:p>
              </table:table-cell>
              <table:table-cell office:value-type="float" office:value="-1.26416579">
                <text:p>-1.264165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.39828004">
                <text:p>9.39828004</text:p>
              </table:table-cell>
              <table:table-cell office:value-type="float" office:value="-0.97320067">
                <text:p>-0.973200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17715733">
                <text:p>9.17715733</text:p>
              </table:table-cell>
              <table:table-cell office:value-type="float" office:value="-1.31941853">
                <text:p>-1.319418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14158065">
                <text:p>9.14158065</text:p>
              </table:table-cell>
              <table:table-cell office:value-type="float" office:value="-1.00063034">
                <text:p>-1.000630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87716394">
                <text:p>9.87716394</text:p>
              </table:table-cell>
              <table:table-cell office:value-type="float" office:value="-1.99939457">
                <text:p>-1.999394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95687073">
                <text:p>8.95687073</text:p>
              </table:table-cell>
              <table:table-cell office:value-type="float" office:value="-1.61189053">
                <text:p>-1.611890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74548686">
                <text:p>8.74548686</text:p>
              </table:table-cell>
              <table:table-cell office:value-type="float" office:value="-1.45358855">
                <text:p>-1.453588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15835966">
                <text:p>9.15835966</text:p>
              </table:table-cell>
              <table:table-cell office:value-type="float" office:value="-1.41936413">
                <text:p>-1.419364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.0960666">
                <text:p>9.0960666</text:p>
              </table:table-cell>
              <table:table-cell office:value-type="float" office:value="-0.70727431">
                <text:p>-0.707274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80850241">
                <text:p>8.80850241</text:p>
              </table:table-cell>
              <table:table-cell office:value-type="float" office:value="-1.93784496">
                <text:p>-1.937844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.48452806">
                <text:p>9.48452806</text:p>
              </table:table-cell>
              <table:table-cell office:value-type="float" office:value="-2.04819996">
                <text:p>-2.048199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11474476">
                <text:p>8.11474476</text:p>
              </table:table-cell>
              <table:table-cell office:value-type="float" office:value="-0.94258601">
                <text:p>-0.942586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.51059729">
                <text:p>9.51059729</text:p>
              </table:table-cell>
              <table:table-cell office:value-type="float" office:value="-1.76875626">
                <text:p>-1.768756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.1340712">
                <text:p>9.1340712</text:p>
              </table:table-cell>
              <table:table-cell office:value-type="float" office:value="-1.53584026">
                <text:p>-1.535840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4835483">
                <text:p>9.4835483</text:p>
              </table:table-cell>
              <table:table-cell office:value-type="float" office:value="-1.07430932">
                <text:p>-1.074309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57757625">
                <text:p>8.57757625</text:p>
              </table:table-cell>
              <table:table-cell office:value-type="float" office:value="-1.06615566">
                <text:p>-1.066155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71982972">
                <text:p>8.71982972</text:p>
              </table:table-cell>
              <table:table-cell office:value-type="float" office:value="-1.62058984">
                <text:p>-1.620589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16288534">
                <text:p>9.16288534</text:p>
              </table:table-cell>
              <table:table-cell office:value-type="float" office:value="-1.11978342">
                <text:p>-1.119783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.73432119">
                <text:p>9.73432119</text:p>
              </table:table-cell>
              <table:table-cell office:value-type="float" office:value="-1.51639844">
                <text:p>-1.516398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.44336015">
                <text:p>9.44336015</text:p>
              </table:table-cell>
              <table:table-cell office:value-type="float" office:value="-1.89141509">
                <text:p>-1.891415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09889766">
                <text:p>9.09889766</text:p>
              </table:table-cell>
              <table:table-cell office:value-type="float" office:value="-1.83399925">
                <text:p>-1.833999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27971258">
                <text:p>8.27971258</text:p>
              </table:table-cell>
              <table:table-cell office:value-type="float" office:value="-1.00905362">
                <text:p>-1.009053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.25059288">
                <text:p>9.25059288</text:p>
              </table:table-cell>
              <table:table-cell office:value-type="float" office:value="-0.70401461">
                <text:p>-0.704014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78015405">
                <text:p>8.78015405</text:p>
              </table:table-cell>
              <table:table-cell office:value-type="float" office:value="-1.61046798">
                <text:p>-1.610467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67709887">
                <text:p>9.67709887</text:p>
              </table:table-cell>
              <table:table-cell office:value-type="float" office:value="-1.41264349">
                <text:p>-1.412643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88630376">
                <text:p>8.88630376</text:p>
              </table:table-cell>
              <table:table-cell office:value-type="float" office:value="-0.71136829">
                <text:p>-0.711368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49013636">
                <text:p>9.49013636</text:p>
              </table:table-cell>
              <table:table-cell office:value-type="float" office:value="-1.12683339">
                <text:p>-1.126833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87391565">
                <text:p>8.87391565</text:p>
              </table:table-cell>
              <table:table-cell office:value-type="float" office:value="-1.37487993">
                <text:p>-1.374879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79915916">
                <text:p>8.79915916</text:p>
              </table:table-cell>
              <table:table-cell office:value-type="float" office:value="-1.28045874">
                <text:p>-1.280458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52646167">
                <text:p>8.52646167</text:p>
              </table:table-cell>
              <table:table-cell office:value-type="float" office:value="-1.68315556">
                <text:p>-1.683155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30176592">
                <text:p>9.30176592</text:p>
              </table:table-cell>
              <table:table-cell office:value-type="float" office:value="-1.42751309">
                <text:p>-1.427513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94006098">
                <text:p>8.94006098</text:p>
              </table:table-cell>
              <table:table-cell office:value-type="float" office:value="-1.66752178">
                <text:p>-1.667521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45707275">
                <text:p>8.45707275</text:p>
              </table:table-cell>
              <table:table-cell office:value-type="float" office:value="-1.63114964">
                <text:p>-1.631149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25836218">
                <text:p>9.25836218</text:p>
              </table:table-cell>
              <table:table-cell office:value-type="float" office:value="-1.16035594">
                <text:p>-1.160355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12117468">
                <text:p>9.12117468</text:p>
              </table:table-cell>
              <table:table-cell office:value-type="float" office:value="-1.46238512">
                <text:p>-1.462385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56742883">
                <text:p>8.56742883</text:p>
              </table:table-cell>
              <table:table-cell office:value-type="float" office:value="-0.5597043">
                <text:p>-0.55970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77088695">
                <text:p>8.77088695</text:p>
              </table:table-cell>
              <table:table-cell office:value-type="float" office:value="-1.51567555">
                <text:p>-1.515675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62482434">
                <text:p>9.62482434</text:p>
              </table:table-cell>
              <table:table-cell office:value-type="float" office:value="-1.87660706">
                <text:p>-1.876607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25768932">
                <text:p>9.25768932</text:p>
              </table:table-cell>
              <table:table-cell office:value-type="float" office:value="-1.49755493">
                <text:p>-1.497554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6075469">
                <text:p>9.6075469</text:p>
              </table:table-cell>
              <table:table-cell office:value-type="float" office:value="-1.34505107">
                <text:p>-1.345051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26935463">
                <text:p>8.26935463</text:p>
              </table:table-cell>
              <table:table-cell office:value-type="float" office:value="-1.1962863">
                <text:p>-1.19628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95731004">
                <text:p>8.95731004</text:p>
              </table:table-cell>
              <table:table-cell office:value-type="float" office:value="-1.02249536">
                <text:p>-1.022495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6439355">
                <text:p>8.66439355</text:p>
              </table:table-cell>
              <table:table-cell office:value-type="float" office:value="-1.55430249">
                <text:p>-1.554302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33526028">
                <text:p>9.33526028</text:p>
              </table:table-cell>
              <table:table-cell office:value-type="float" office:value="-1.03912866">
                <text:p>-1.039128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78274341">
                <text:p>8.78274341</text:p>
              </table:table-cell>
              <table:table-cell office:value-type="float" office:value="-1.02957366">
                <text:p>-1.029573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96036273">
                <text:p>8.96036273</text:p>
              </table:table-cell>
              <table:table-cell office:value-type="float" office:value="-1.44346865">
                <text:p>-1.443468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78942832">
                <text:p>8.78942832</text:p>
              </table:table-cell>
              <table:table-cell office:value-type="float" office:value="-1.40187108">
                <text:p>-1.401871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97058268">
                <text:p>8.97058268</text:p>
              </table:table-cell>
              <table:table-cell office:value-type="float" office:value="-0.71673658">
                <text:p>-0.716736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53215916">
                <text:p>8.53215916</text:p>
              </table:table-cell>
              <table:table-cell office:value-type="float" office:value="-0.68059713">
                <text:p>-0.680597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61218939">
                <text:p>8.61218939</text:p>
              </table:table-cell>
              <table:table-cell office:value-type="float" office:value="-1.62461783">
                <text:p>-1.624617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.82377902">
                <text:p>9.82377902</text:p>
              </table:table-cell>
              <table:table-cell office:value-type="float" office:value="-1.29445208">
                <text:p>-1.294452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65928733">
                <text:p>8.65928733</text:p>
              </table:table-cell>
              <table:table-cell office:value-type="float" office:value="-1.77978957">
                <text:p>-1.779789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6670251">
                <text:p>8.6670251</text:p>
              </table:table-cell>
              <table:table-cell office:value-type="float" office:value="-1.04410002">
                <text:p>-1.044100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87493398">
                <text:p>8.87493398</text:p>
              </table:table-cell>
              <table:table-cell office:value-type="float" office:value="-1.56945141">
                <text:p>-1.569451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66851434">
                <text:p>9.66851434</text:p>
              </table:table-cell>
              <table:table-cell office:value-type="float" office:value="-1.15626621">
                <text:p>-1.156266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41887672">
                <text:p>9.41887672</text:p>
              </table:table-cell>
              <table:table-cell office:value-type="float" office:value="-0.63585146">
                <text:p>-0.635851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51663934">
                <text:p>9.51663934</text:p>
              </table:table-cell>
              <table:table-cell office:value-type="float" office:value="-0.78553352">
                <text:p>-0.785533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43610272">
                <text:p>8.43610272</text:p>
              </table:table-cell>
              <table:table-cell office:value-type="float" office:value="-1.12028005">
                <text:p>-1.120280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39116469">
                <text:p>9.39116469</text:p>
              </table:table-cell>
              <table:table-cell office:value-type="float" office:value="-1.45564408">
                <text:p>-1.455644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94346296">
                <text:p>8.94346296</text:p>
              </table:table-cell>
              <table:table-cell office:value-type="float" office:value="-0.89157798">
                <text:p>-0.891577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49438941">
                <text:p>9.49438941</text:p>
              </table:table-cell>
              <table:table-cell office:value-type="float" office:value="-1.24900656">
                <text:p>-1.249006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70206242">
                <text:p>8.70206242</text:p>
              </table:table-cell>
              <table:table-cell office:value-type="float" office:value="-1.74214817">
                <text:p>-1.742148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66780513">
                <text:p>8.66780513</text:p>
              </table:table-cell>
              <table:table-cell office:value-type="float" office:value="-0.46097373">
                <text:p>-0.460973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99581861">
                <text:p>8.99581861</text:p>
              </table:table-cell>
              <table:table-cell office:value-type="float" office:value="-1.61996254">
                <text:p>-1.619962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02532271">
                <text:p>9.02532271</text:p>
              </table:table-cell>
              <table:table-cell office:value-type="float" office:value="-1.67927095">
                <text:p>-1.679270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81168827">
                <text:p>8.81168827</text:p>
              </table:table-cell>
              <table:table-cell office:value-type="float" office:value="-1.12446207">
                <text:p>-1.124462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1412624">
                <text:p>9.1412624</text:p>
              </table:table-cell>
              <table:table-cell office:value-type="float" office:value="-1.34352186">
                <text:p>-1.343521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.24396756">
                <text:p>8.24396756</text:p>
              </table:table-cell>
              <table:table-cell office:value-type="float" office:value="-0.96160674">
                <text:p>-0.961606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3687159">
                <text:p>8.3687159</text:p>
              </table:table-cell>
              <table:table-cell office:value-type="float" office:value="-0.59843186">
                <text:p>-0.598431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0435685">
                <text:p>9.0435685</text:p>
              </table:table-cell>
              <table:table-cell office:value-type="float" office:value="-0.53434092">
                <text:p>-0.534340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6861511">
                <text:p>8.6861511</text:p>
              </table:table-cell>
              <table:table-cell office:value-type="float" office:value="-1.40964509">
                <text:p>-1.409645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75074466">
                <text:p>8.75074466</text:p>
              </table:table-cell>
              <table:table-cell office:value-type="float" office:value="-0.92569974">
                <text:p>-0.925699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43204418">
                <text:p>8.43204418</text:p>
              </table:table-cell>
              <table:table-cell office:value-type="float" office:value="-1.58532224">
                <text:p>-1.585322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25161188">
                <text:p>8.25161188</text:p>
              </table:table-cell>
              <table:table-cell office:value-type="float" office:value="-1.07739857">
                <text:p>-1.077398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94012579">
                <text:p>8.94012579</text:p>
              </table:table-cell>
              <table:table-cell office:value-type="float" office:value="-1.23794065">
                <text:p>-1.237940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.06603459">
                <text:p>9.06603459</text:p>
              </table:table-cell>
              <table:table-cell office:value-type="float" office:value="-1.03280143">
                <text:p>-1.032801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.20177112">
                <text:p>9.20177112</text:p>
              </table:table-cell>
              <table:table-cell office:value-type="float" office:value="-1.39523245">
                <text:p>-1.395232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98831823">
                <text:p>8.98831823</text:p>
              </table:table-cell>
              <table:table-cell office:value-type="float" office:value="-1.42833442">
                <text:p>-1.428334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90493707">
                <text:p>8.90493707</text:p>
              </table:table-cell>
              <table:table-cell office:value-type="float" office:value="-1.34810405">
                <text:p>-1.348104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44962476">
                <text:p>8.44962476</text:p>
              </table:table-cell>
              <table:table-cell office:value-type="float" office:value="-1.04433261">
                <text:p>-1.044332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91689872">
                <text:p>8.91689872</text:p>
              </table:table-cell>
              <table:table-cell office:value-type="float" office:value="-0.64153855">
                <text:p>-0.641538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61335446">
                <text:p>8.61335446</text:p>
              </table:table-cell>
              <table:table-cell office:value-type="float" office:value="-1.53527637">
                <text:p>-1.535276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33958422">
                <text:p>8.33958422</text:p>
              </table:table-cell>
              <table:table-cell office:value-type="float" office:value="-1.6883002">
                <text:p>-1.68830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.11106458">
                <text:p>9.11106458</text:p>
              </table:table-cell>
              <table:table-cell office:value-type="float" office:value="-1.61495936">
                <text:p>-1.614959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9234595">
                <text:p>8.9234595</text:p>
              </table:table-cell>
              <table:table-cell office:value-type="float" office:value="-0.86578185">
                <text:p>-0.865781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.11899605">
                <text:p>9.11899605</text:p>
              </table:table-cell>
              <table:table-cell office:value-type="float" office:value="-0.64530068">
                <text:p>-0.645300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97949793">
                <text:p>8.97949793</text:p>
              </table:table-cell>
              <table:table-cell office:value-type="float" office:value="-1.39481577">
                <text:p>-1.394815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82758934">
                <text:p>8.82758934</text:p>
              </table:table-cell>
              <table:table-cell office:value-type="float" office:value="-1.65306977">
                <text:p>-1.653069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9025008">
                <text:p>8.9025008</text:p>
              </table:table-cell>
              <table:table-cell office:value-type="float" office:value="-0.41779265">
                <text:p>-0.417792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.31582009">
                <text:p>9.31582009</text:p>
              </table:table-cell>
              <table:table-cell office:value-type="float" office:value="-0.76473583">
                <text:p>-0.764735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48680069">
                <text:p>8.48680069</text:p>
              </table:table-cell>
              <table:table-cell office:value-type="float" office:value="-1.67106482">
                <text:p>-1.671064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.21596535">
                <text:p>9.21596535</text:p>
              </table:table-cell>
              <table:table-cell office:value-type="float" office:value="-1.34088867">
                <text:p>-1.340888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.53763356">
                <text:p>9.53763356</text:p>
              </table:table-cell>
              <table:table-cell office:value-type="float" office:value="-1.75562221">
                <text:p>-1.755622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.68152548">
                <text:p>9.68152548</text:p>
              </table:table-cell>
              <table:table-cell office:value-type="float" office:value="-1.038116">
                <text:p>-1.038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98128685">
                <text:p>8.98128685</text:p>
              </table:table-cell>
              <table:table-cell office:value-type="float" office:value="-1.60673866">
                <text:p>-1.606738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41764399">
                <text:p>8.41764399</text:p>
              </table:table-cell>
              <table:table-cell office:value-type="float" office:value="-1.34585299">
                <text:p>-1.345852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31719956">
                <text:p>9.31719956</text:p>
              </table:table-cell>
              <table:table-cell office:value-type="float" office:value="-1.8228857">
                <text:p>-1.82288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.76375929">
                <text:p>8.76375929</text:p>
              </table:table-cell>
              <table:table-cell office:value-type="float" office:value="-1.31287652">
                <text:p>-1.312876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34286445">
                <text:p>9.34286445</text:p>
              </table:table-cell>
              <table:table-cell office:value-type="float" office:value="-1.37568461">
                <text:p>-1.375684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.64332538">
                <text:p>8.64332538</text:p>
              </table:table-cell>
              <table:table-cell office:value-type="float" office:value="-0.53318391">
                <text:p>-0.533183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23473988">
                <text:p>9.23473988</text:p>
              </table:table-cell>
              <table:table-cell office:value-type="float" office:value="-1.08417515">
                <text:p>-1.084175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.63723165">
                <text:p>8.63723165</text:p>
              </table:table-cell>
              <table:table-cell office:value-type="float" office:value="-1.06277227">
                <text:p>-1.062772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47700572">
                <text:p>8.47700572</text:p>
              </table:table-cell>
              <table:table-cell office:value-type="float" office:value="-1.59502578">
                <text:p>-1.595025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.52613187">
                <text:p>8.52613187</text:p>
              </table:table-cell>
              <table:table-cell office:value-type="float" office:value="-0.44529839">
                <text:p>-0.445298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.66091679">
                <text:p>9.66091679</text:p>
              </table:table-cell>
              <table:table-cell office:value-type="float" office:value="-0.5491915">
                <text:p>-0.54919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.72809092">
                <text:p>8.72809092</text:p>
              </table:table-cell>
              <table:table-cell office:value-type="float" office:value="-1.12874943">
                <text:p>-1.128749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88690321">
                <text:p>8.88690321</text:p>
              </table:table-cell>
              <table:table-cell office:value-type="float" office:value="-1.56307892">
                <text:p>-1.563078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.60099809">
                <text:p>8.60099809</text:p>
              </table:table-cell>
              <table:table-cell office:value-type="float" office:value="-1.6554316">
                <text:p>-1.65543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.88804371">
                <text:p>8.88804371</text:p>
              </table:table-cell>
              <table:table-cell office:value-type="float" office:value="-0.87713315">
                <text:p>-0.877133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84800955">
                <text:p>8.84800955</text:p>
              </table:table-cell>
              <table:table-cell office:value-type="float" office:value="-1.42636677">
                <text:p>-1.426366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05703772">
                <text:p>9.05703772</text:p>
              </table:table-cell>
              <table:table-cell office:value-type="float" office:value="-1.02724613">
                <text:p>-1.027246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18705118">
                <text:p>8.18705118</text:p>
              </table:table-cell>
              <table:table-cell office:value-type="float" office:value="-1.23359812">
                <text:p>-1.233598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86535935">
                <text:p>8.86535935</text:p>
              </table:table-cell>
              <table:table-cell office:value-type="float" office:value="-1.06459466">
                <text:p>-1.064594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5915208">
                <text:p>9.5915208</text:p>
              </table:table-cell>
              <table:table-cell office:value-type="float" office:value="-0.93385589">
                <text:p>-0.933855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14238734">
                <text:p>9.14238734</text:p>
              </table:table-cell>
              <table:table-cell office:value-type="float" office:value="-1.75342096">
                <text:p>-1.753420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39970491">
                <text:p>9.39970491</text:p>
              </table:table-cell>
              <table:table-cell office:value-type="float" office:value="-2.08055458">
                <text:p>-2.080554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66373097">
                <text:p>8.66373097</text:p>
              </table:table-cell>
              <table:table-cell office:value-type="float" office:value="-1.4770037">
                <text:p>-1.47700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52167035">
                <text:p>9.52167035</text:p>
              </table:table-cell>
              <table:table-cell office:value-type="float" office:value="-1.7349798">
                <text:p>-1.73497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51072856">
                <text:p>8.51072856</text:p>
              </table:table-cell>
              <table:table-cell office:value-type="float" office:value="-1.10412327">
                <text:p>-1.104123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01413824">
                <text:p>8.01413824</text:p>
              </table:table-cell>
              <table:table-cell office:value-type="float" office:value="-1.70295784">
                <text:p>-1.702957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.12617512">
                <text:p>9.12617512</text:p>
              </table:table-cell>
              <table:table-cell office:value-type="float" office:value="-0.99448027">
                <text:p>-0.994480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99086808">
                <text:p>8.99086808</text:p>
              </table:table-cell>
              <table:table-cell office:value-type="float" office:value="-1.49962933">
                <text:p>-1.499629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.12018309">
                <text:p>9.12018309</text:p>
              </table:table-cell>
              <table:table-cell office:value-type="float" office:value="-1.43663873">
                <text:p>-1.436638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.11402922">
                <text:p>9.11402922</text:p>
              </table:table-cell>
              <table:table-cell office:value-type="float" office:value="-1.74796402">
                <text:p>-1.747964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82527873">
                <text:p>8.82527873</text:p>
              </table:table-cell>
              <table:table-cell office:value-type="float" office:value="-0.5858093">
                <text:p>-0.58580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.23266064">
                <text:p>9.23266064</text:p>
              </table:table-cell>
              <table:table-cell office:value-type="float" office:value="-1.3314157">
                <text:p>-1.33141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.0516726">
                <text:p>9.0516726</text:p>
              </table:table-cell>
              <table:table-cell office:value-type="float" office:value="-1.42597866">
                <text:p>-1.425978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.65893551">
                <text:p>9.65893551</text:p>
              </table:table-cell>
              <table:table-cell office:value-type="float" office:value="-0.85716968">
                <text:p>-0.857169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.90008998">
                <text:p>8.90008998</text:p>
              </table:table-cell>
              <table:table-cell office:value-type="float" office:value="-1.3776624">
                <text:p>-1.37766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.19470245">
                <text:p>9.19470245</text:p>
              </table:table-cell>
              <table:table-cell office:value-type="float" office:value="-1.18518055">
                <text:p>-1.185180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.28687823">
                <text:p>9.28687823</text:p>
              </table:table-cell>
              <table:table-cell office:value-type="float" office:value="-1.78074421">
                <text:p>-1.780744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.21053378">
                <text:p>9.21053378</text:p>
              </table:table-cell>
              <table:table-cell office:value-type="float" office:value="-1.29594565">
                <text:p>-1.295945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.26744055">
                <text:p>9.26744055</text:p>
              </table:table-cell>
              <table:table-cell office:value-type="float" office:value="-1.07379931">
                <text:p>-1.073799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5929701">
                <text:p>8.5929701</text:p>
              </table:table-cell>
              <table:table-cell office:value-type="float" office:value="-0.93599085">
                <text:p>-0.935990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.02982996">
                <text:p>9.02982996</text:p>
              </table:table-cell>
              <table:table-cell office:value-type="float" office:value="-1.89017678">
                <text:p>-1.890176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94854661">
                <text:p>8.94854661</text:p>
              </table:table-cell>
              <table:table-cell office:value-type="float" office:value="-0.97165947">
                <text:p>-0.971659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67108643">
                <text:p>8.67108643</text:p>
              </table:table-cell>
              <table:table-cell office:value-type="float" office:value="-1.62636254">
                <text:p>-1.626362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.45209945">
                <text:p>9.45209945</text:p>
              </table:table-cell>
              <table:table-cell office:value-type="float" office:value="-1.02178324">
                <text:p>-1.0217832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1872143">
                <text:p>8.1872143</text:p>
              </table:table-cell>
              <table:table-cell office:value-type="float" office:value="-0.71622793">
                <text:p>-0.7162279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.2557736">
                <text:p>8.2557736</text:p>
              </table:table-cell>
              <table:table-cell office:value-type="float" office:value="-1.10775395">
                <text:p>-1.1077539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.38130635">
                <text:p>8.38130635</text:p>
              </table:table-cell>
              <table:table-cell office:value-type="float" office:value="-1.39988057">
                <text:p>-1.399880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61098169">
                <text:p>9.61098169</text:p>
              </table:table-cell>
              <table:table-cell office:value-type="float" office:value="-1.60431339">
                <text:p>-1.604313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62985129">
                <text:p>8.62985129</text:p>
              </table:table-cell>
              <table:table-cell office:value-type="float" office:value="-1.55490808">
                <text:p>-1.554908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1460305">
                <text:p>9.1460305</text:p>
              </table:table-cell>
              <table:table-cell office:value-type="float" office:value="-1.35439188">
                <text:p>-1.354391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07055819">
                <text:p>9.07055819</text:p>
              </table:table-cell>
              <table:table-cell office:value-type="float" office:value="-1.85844515">
                <text:p>-1.858445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38802235">
                <text:p>9.38802235</text:p>
              </table:table-cell>
              <table:table-cell office:value-type="float" office:value="-1.11503648">
                <text:p>-1.115036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.81361713">
                <text:p>8.81361713</text:p>
              </table:table-cell>
              <table:table-cell office:value-type="float" office:value="-1.93545012">
                <text:p>-1.935450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35457955">
                <text:p>9.35457955</text:p>
              </table:table-cell>
              <table:table-cell office:value-type="float" office:value="-1.64373943">
                <text:p>-1.643739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48119521">
                <text:p>9.48119521</text:p>
              </table:table-cell>
              <table:table-cell office:value-type="float" office:value="-1.6539793">
                <text:p>-1.653979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.73420342">
                <text:p>8.73420342</text:p>
              </table:table-cell>
              <table:table-cell office:value-type="float" office:value="-1.28420762">
                <text:p>-1.284207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.97324013">
                <text:p>8.97324013</text:p>
              </table:table-cell>
              <table:table-cell office:value-type="float" office:value="-0.79200987">
                <text:p>-0.792009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113403">
                <text:p>9.113403</text:p>
              </table:table-cell>
              <table:table-cell office:value-type="float" office:value="-1.10102575">
                <text:p>-1.101025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.89662543">
                <text:p>8.89662543</text:p>
              </table:table-cell>
              <table:table-cell office:value-type="float" office:value="-1.73561655">
                <text:p>-1.735616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.81325568">
                <text:p>8.81325568</text:p>
              </table:table-cell>
              <table:table-cell office:value-type="float" office:value="-1.36715105">
                <text:p>-1.367151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28175068">
                <text:p>9.28175068</text:p>
              </table:table-cell>
              <table:table-cell office:value-type="float" office:value="-1.11883457">
                <text:p>-1.118834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25926721">
                <text:p>9.25926721</text:p>
              </table:table-cell>
              <table:table-cell office:value-type="float" office:value="-1.21837177">
                <text:p>-1.218371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62405047">
                <text:p>8.62405047</text:p>
              </table:table-cell>
              <table:table-cell office:value-type="float" office:value="-0.81191367">
                <text:p>-0.811913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24287651">
                <text:p>9.24287651</text:p>
              </table:table-cell>
              <table:table-cell office:value-type="float" office:value="-1.79762509">
                <text:p>-1.797625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.95104644">
                <text:p>8.95104644</text:p>
              </table:table-cell>
              <table:table-cell office:value-type="float" office:value="-1.40471077">
                <text:p>-1.404710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.53008196">
                <text:p>8.53008196</text:p>
              </table:table-cell>
              <table:table-cell office:value-type="float" office:value="-1.55664321">
                <text:p>-1.556643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04634503">
                <text:p>9.04634503</text:p>
              </table:table-cell>
              <table:table-cell office:value-type="float" office:value="-1.43071512">
                <text:p>-1.430715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41436225">
                <text:p>9.41436225</text:p>
              </table:table-cell>
              <table:table-cell office:value-type="float" office:value="-1.98520774">
                <text:p>-1.985207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73003401">
                <text:p>8.73003401</text:p>
              </table:table-cell>
              <table:table-cell office:value-type="float" office:value="-1.52091957">
                <text:p>-1.520919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43126077">
                <text:p>9.43126077</text:p>
              </table:table-cell>
              <table:table-cell office:value-type="float" office:value="-1.42381202">
                <text:p>-1.423812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58849817">
                <text:p>9.58849817</text:p>
              </table:table-cell>
              <table:table-cell office:value-type="float" office:value="-1.85358305">
                <text:p>-1.853583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.24287195">
                <text:p>8.24287195</text:p>
              </table:table-cell>
              <table:table-cell office:value-type="float" office:value="-1.49850671">
                <text:p>-1.4985067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123526">
                <text:p>9.123526</text:p>
              </table:table-cell>
              <table:table-cell office:value-type="float" office:value="-1.17680587">
                <text:p>-1.1768058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03867881">
                <text:p>9.03867881</text:p>
              </table:table-cell>
              <table:table-cell office:value-type="float" office:value="-1.11431634">
                <text:p>-1.114316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75870735">
                <text:p>9.75870735</text:p>
              </table:table-cell>
              <table:table-cell office:value-type="float" office:value="-2.11275883">
                <text:p>-2.112758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.24607174">
                <text:p>9.24607174</text:p>
              </table:table-cell>
              <table:table-cell office:value-type="float" office:value="-1.19629074">
                <text:p>-1.196290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.21988458">
                <text:p>9.21988458</text:p>
              </table:table-cell>
              <table:table-cell office:value-type="float" office:value="-1.5259076">
                <text:p>-1.52590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.12505566">
                <text:p>9.12505566</text:p>
              </table:table-cell>
              <table:table-cell office:value-type="float" office:value="-1.7301396">
                <text:p>-1.73013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.80682514">
                <text:p>8.80682514</text:p>
              </table:table-cell>
              <table:table-cell office:value-type="float" office:value="-1.06271521">
                <text:p>-1.062715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90990265">
                <text:p>7.90990265</text:p>
              </table:table-cell>
              <table:table-cell office:value-type="float" office:value="-1.68330278">
                <text:p>-1.683302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.88357015">
                <text:p>8.88357015</text:p>
              </table:table-cell>
              <table:table-cell office:value-type="float" office:value="-1.77667277">
                <text:p>-1.776672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.57933575">
                <text:p>8.57933575</text:p>
              </table:table-cell>
              <table:table-cell office:value-type="float" office:value="-1.78181078">
                <text:p>-1.781810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.42616716">
                <text:p>9.42616716</text:p>
              </table:table-cell>
              <table:table-cell office:value-type="float" office:value="-0.97318133">
                <text:p>-0.973181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.4414894">
                <text:p>8.4414894</text:p>
              </table:table-cell>
              <table:table-cell office:value-type="float" office:value="-1.05187146">
                <text:p>-1.051871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99775385">
                <text:p>8.99775385</text:p>
              </table:table-cell>
              <table:table-cell office:value-type="float" office:value="-1.393621">
                <text:p>-1.3936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.52650716">
                <text:p>9.52650716</text:p>
              </table:table-cell>
              <table:table-cell office:value-type="float" office:value="-1.65962594">
                <text:p>-1.659625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.11756444">
                <text:p>9.11756444</text:p>
              </table:table-cell>
              <table:table-cell office:value-type="float" office:value="-0.93661889">
                <text:p>-0.936618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.96391211">
                <text:p>8.96391211</text:p>
              </table:table-cell>
              <table:table-cell office:value-type="float" office:value="-0.65139384">
                <text:p>-0.651393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.40720753">
                <text:p>8.40720753</text:p>
              </table:table-cell>
              <table:table-cell office:value-type="float" office:value="-1.86960797">
                <text:p>-1.869607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.08870263">
                <text:p>9.08870263</text:p>
              </table:table-cell>
              <table:table-cell office:value-type="float" office:value="-1.34655747">
                <text:p>-1.346557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63263734">
                <text:p>8.63263734</text:p>
              </table:table-cell>
              <table:table-cell office:value-type="float" office:value="-1.36092361">
                <text:p>-1.3609236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.95901424">
                <text:p>8.95901424</text:p>
              </table:table-cell>
              <table:table-cell office:value-type="float" office:value="-1.72323367">
                <text:p>-1.723233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.00941681">
                <text:p>9.00941681</text:p>
              </table:table-cell>
              <table:table-cell office:value-type="float" office:value="-1.22705951">
                <text:p>-1.227059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.60042772">
                <text:p>9.60042772</text:p>
              </table:table-cell>
              <table:table-cell office:value-type="float" office:value="-1.19786655">
                <text:p>-1.197866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.74810992">
                <text:p>9.74810992</text:p>
              </table:table-cell>
              <table:table-cell office:value-type="float" office:value="-1.52399923">
                <text:p>-1.523999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.59259956">
                <text:p>9.59259956</text:p>
              </table:table-cell>
              <table:table-cell office:value-type="float" office:value="-1.48688098">
                <text:p>-1.486880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.25378131">
                <text:p>9.25378131</text:p>
              </table:table-cell>
              <table:table-cell office:value-type="float" office:value="-1.55820565">
                <text:p>-1.558205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.81797226">
                <text:p>8.81797226</text:p>
              </table:table-cell>
              <table:table-cell office:value-type="float" office:value="-0.88847468">
                <text:p>-0.888474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.85406037">
                <text:p>8.85406037</text:p>
              </table:table-cell>
              <table:table-cell office:value-type="float" office:value="-0.5232483">
                <text:p>-0.523248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.94071225">
                <text:p>8.94071225</text:p>
              </table:table-cell>
              <table:table-cell office:value-type="float" office:value="-1.31474398">
                <text:p>-1.314743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.93204109">
                <text:p>8.93204109</text:p>
              </table:table-cell>
              <table:table-cell office:value-type="float" office:value="-1.516195">
                <text:p>-1.51619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.91401046">
                <text:p>8.91401046</text:p>
              </table:table-cell>
              <table:table-cell office:value-type="float" office:value="-0.9993743">
                <text:p>-0.99937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.80018302">
                <text:p>8.80018302</text:p>
              </table:table-cell>
              <table:table-cell office:value-type="float" office:value="-0.87894437">
                <text:p>-0.8789443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.90705751">
                <text:p>8.90705751</text:p>
              </table:table-cell>
              <table:table-cell office:value-type="float" office:value="-0.61432738">
                <text:p>-0.6143273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.38017454">
                <text:p>9.38017454</text:p>
              </table:table-cell>
              <table:table-cell office:value-type="float" office:value="-1.99935935">
                <text:p>-1.999359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.26322189">
                <text:p>9.26322189</text:p>
              </table:table-cell>
              <table:table-cell office:value-type="float" office:value="-1.45083917">
                <text:p>-1.450839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.97049228">
                <text:p>8.97049228</text:p>
              </table:table-cell>
              <table:table-cell office:value-type="float" office:value="-0.9017538">
                <text:p>-0.90175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.40013066">
                <text:p>9.40013066</text:p>
              </table:table-cell>
              <table:table-cell office:value-type="float" office:value="-1.92038524">
                <text:p>-1.920385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.27786701">
                <text:p>9.27786701</text:p>
              </table:table-cell>
              <table:table-cell office:value-type="float" office:value="-1.4451666">
                <text:p>-1.44516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.60607196">
                <text:p>8.60607196</text:p>
              </table:table-cell>
              <table:table-cell office:value-type="float" office:value="-0.69365958">
                <text:p>-0.693659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.1967402">
                <text:p>9.1967402</text:p>
              </table:table-cell>
              <table:table-cell office:value-type="float" office:value="-1.475601">
                <text:p>-1.4756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.64159043">
                <text:p>9.64159043</text:p>
              </table:table-cell>
              <table:table-cell office:value-type="float" office:value="-1.42631702">
                <text:p>-1.426317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.50088433">
                <text:p>9.50088433</text:p>
              </table:table-cell>
              <table:table-cell office:value-type="float" office:value="-1.32649454">
                <text:p>-1.3264945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.21201657">
                <text:p>9.21201657</text:p>
              </table:table-cell>
              <table:table-cell office:value-type="float" office:value="-0.33925734">
                <text:p>-0.3392573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.43033824">
                <text:p>8.43033824</text:p>
              </table:table-cell>
              <table:table-cell office:value-type="float" office:value="-1.91624665">
                <text:p>-1.916246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.04689944">
                <text:p>9.04689944</text:p>
              </table:table-cell>
              <table:table-cell office:value-type="float" office:value="-0.47412125">
                <text:p>-0.474121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.69371813">
                <text:p>8.69371813</text:p>
              </table:table-cell>
              <table:table-cell office:value-type="float" office:value="-0.46699122">
                <text:p>-0.4669912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.95612945">
                <text:p>8.95612945</text:p>
              </table:table-cell>
              <table:table-cell office:value-type="float" office:value="-1.59673138">
                <text:p>-1.596731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.28488159">
                <text:p>9.28488159</text:p>
              </table:table-cell>
              <table:table-cell office:value-type="float" office:value="-1.44570587">
                <text:p>-1.4457058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.71521962">
                <text:p>8.71521962</text:p>
              </table:table-cell>
              <table:table-cell office:value-type="float" office:value="-1.50157685">
                <text:p>-1.5015768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.92708902">
                <text:p>8.92708902</text:p>
              </table:table-cell>
              <table:table-cell office:value-type="float" office:value="-0.92351165">
                <text:p>-0.923511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.86096714">
                <text:p>8.86096714</text:p>
              </table:table-cell>
              <table:table-cell office:value-type="float" office:value="-0.6582927">
                <text:p>-0.65829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29949858">
                <text:p>9.29949858</text:p>
              </table:table-cell>
              <table:table-cell office:value-type="float" office:value="-1.03961444">
                <text:p>-1.039614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.21547347">
                <text:p>9.21547347</text:p>
              </table:table-cell>
              <table:table-cell office:value-type="float" office:value="-1.6170656">
                <text:p>-1.617065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.06419132">
                <text:p>9.06419132</text:p>
              </table:table-cell>
              <table:table-cell office:value-type="float" office:value="-1.39031572">
                <text:p>-1.390315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.1277113">
                <text:p>8.1277113</text:p>
              </table:table-cell>
              <table:table-cell office:value-type="float" office:value="-1.3360793">
                <text:p>-1.336079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.96089706">
                <text:p>9.96089706</text:p>
              </table:table-cell>
              <table:table-cell office:value-type="float" office:value="-1.99877697">
                <text:p>-1.9987769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.77029077">
                <text:p>8.77029077</text:p>
              </table:table-cell>
              <table:table-cell office:value-type="float" office:value="-0.25300219">
                <text:p>-0.253002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.54802265">
                <text:p>8.54802265</text:p>
              </table:table-cell>
              <table:table-cell office:value-type="float" office:value="-0.3114429">
                <text:p>-0.311442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.6476323">
                <text:p>9.6476323</text:p>
              </table:table-cell>
              <table:table-cell office:value-type="float" office:value="-1.05074379">
                <text:p>-1.050743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.45458771">
                <text:p>9.45458771</text:p>
              </table:table-cell>
              <table:table-cell office:value-type="float" office:value="-2.13903448">
                <text:p>-2.139034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.5317066">
                <text:p>9.5317066</text:p>
              </table:table-cell>
              <table:table-cell office:value-type="float" office:value="-1.15162413">
                <text:p>-1.151624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.23199842">
                <text:p>9.23199842</text:p>
              </table:table-cell>
              <table:table-cell office:value-type="float" office:value="-1.05760563">
                <text:p>-1.057605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57924772">
                <text:p>8.57924772</text:p>
              </table:table-cell>
              <table:table-cell office:value-type="float" office:value="-1.02811293">
                <text:p>-1.028112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.96869668">
                <text:p>8.96869668</text:p>
              </table:table-cell>
              <table:table-cell office:value-type="float" office:value="-1.42652508">
                <text:p>-1.426525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.88585001">
                <text:p>8.88585001</text:p>
              </table:table-cell>
              <table:table-cell office:value-type="float" office:value="-1.27244459">
                <text:p>-1.272444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.18405227">
                <text:p>9.18405227</text:p>
              </table:table-cell>
              <table:table-cell office:value-type="float" office:value="-1.68052418">
                <text:p>-1.680524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.01816972">
                <text:p>9.01816972</text:p>
              </table:table-cell>
              <table:table-cell office:value-type="float" office:value="-1.27443023">
                <text:p>-1.2744302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89325525">
                <text:p>8.89325525</text:p>
              </table:table-cell>
              <table:table-cell office:value-type="float" office:value="-1.32912687">
                <text:p>-1.3291268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.44346632">
                <text:p>8.44346632</text:p>
              </table:table-cell>
              <table:table-cell office:value-type="float" office:value="-1.15907562">
                <text:p>-1.1590756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.24686391">
                <text:p>9.24686391</text:p>
              </table:table-cell>
              <table:table-cell office:value-type="float" office:value="-0.7259249">
                <text:p>-0.72592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.29804189">
                <text:p>9.29804189</text:p>
              </table:table-cell>
              <table:table-cell office:value-type="float" office:value="-0.87370862">
                <text:p>-0.873708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.70486158">
                <text:p>8.70486158</text:p>
              </table:table-cell>
              <table:table-cell office:value-type="float" office:value="-1.70731221">
                <text:p>-1.707312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.0734808">
                <text:p>10.0734808</text:p>
              </table:table-cell>
              <table:table-cell office:value-type="float" office:value="-1.30087016">
                <text:p>-1.300870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65486613">
                <text:p>8.65486613</text:p>
              </table:table-cell>
              <table:table-cell office:value-type="float" office:value="-0.94725412">
                <text:p>-0.947254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.33739821">
                <text:p>9.33739821</text:p>
              </table:table-cell>
              <table:table-cell office:value-type="float" office:value="-1.17026834">
                <text:p>-1.170268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.50956595">
                <text:p>9.50956595</text:p>
              </table:table-cell>
              <table:table-cell office:value-type="float" office:value="-0.8376613">
                <text:p>-0.83766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73434645">
                <text:p>8.73434645</text:p>
              </table:table-cell>
              <table:table-cell office:value-type="float" office:value="-1.67309617">
                <text:p>-1.673096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.01150841">
                <text:p>9.01150841</text:p>
              </table:table-cell>
              <table:table-cell office:value-type="float" office:value="-1.1936206">
                <text:p>-1.193620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95874802">
                <text:p>8.95874802</text:p>
              </table:table-cell>
              <table:table-cell office:value-type="float" office:value="-1.91103478">
                <text:p>-1.911034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.24695543">
                <text:p>9.24695543</text:p>
              </table:table-cell>
              <table:table-cell office:value-type="float" office:value="-1.52362858">
                <text:p>-1.523628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.99386346">
                <text:p>8.99386346</text:p>
              </table:table-cell>
              <table:table-cell office:value-type="float" office:value="-1.61522038">
                <text:p>-1.6152203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.34915255">
                <text:p>8.34915255</text:p>
              </table:table-cell>
              <table:table-cell office:value-type="float" office:value="-2.14533186">
                <text:p>-2.145331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.49899507">
                <text:p>8.49899507</text:p>
              </table:table-cell>
              <table:table-cell office:value-type="float" office:value="-1.19797651">
                <text:p>-1.1979765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.30879687">
                <text:p>9.30879687</text:p>
              </table:table-cell>
              <table:table-cell office:value-type="float" office:value="-1.6605321">
                <text:p>-1.66053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.29192247">
                <text:p>9.29192247</text:p>
              </table:table-cell>
              <table:table-cell office:value-type="float" office:value="-1.67897565">
                <text:p>-1.6789756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.14808702">
                <text:p>9.14808702</text:p>
              </table:table-cell>
              <table:table-cell office:value-type="float" office:value="-1.34857004">
                <text:p>-1.348570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.30438665">
                <text:p>8.30438665</text:p>
              </table:table-cell>
              <table:table-cell office:value-type="float" office:value="-0.7710131">
                <text:p>-0.771013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.85642058">
                <text:p>8.85642058</text:p>
              </table:table-cell>
              <table:table-cell office:value-type="float" office:value="-1.10467531">
                <text:p>-1.104675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.31717907">
                <text:p>9.31717907</text:p>
              </table:table-cell>
              <table:table-cell office:value-type="float" office:value="-1.16600949">
                <text:p>-1.166009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.87411415">
                <text:p>8.87411415</text:p>
              </table:table-cell>
              <table:table-cell office:value-type="float" office:value="-1.50254786">
                <text:p>-1.502547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.07983227">
                <text:p>9.07983227</text:p>
              </table:table-cell>
              <table:table-cell office:value-type="float" office:value="-1.36800452">
                <text:p>-1.368004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53935976">
                <text:p>8.53935976</text:p>
              </table:table-cell>
              <table:table-cell office:value-type="float" office:value="-1.45626037">
                <text:p>-1.456260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99991138">
                <text:p>8.99991138</text:p>
              </table:table-cell>
              <table:table-cell office:value-type="float" office:value="-1.54939372">
                <text:p>-1.5493937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.01653429">
                <text:p>9.01653429</text:p>
              </table:table-cell>
              <table:table-cell office:value-type="float" office:value="-1.61204342">
                <text:p>-1.612043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97288208">
                <text:p>8.97288208</text:p>
              </table:table-cell>
              <table:table-cell office:value-type="float" office:value="-0.81483942">
                <text:p>-0.8148394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85866405">
                <text:p>8.85866405</text:p>
              </table:table-cell>
              <table:table-cell office:value-type="float" office:value="-1.80815834">
                <text:p>-1.808158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.32779643">
                <text:p>9.32779643</text:p>
              </table:table-cell>
              <table:table-cell office:value-type="float" office:value="-1.63893712">
                <text:p>-1.638937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.16679963">
                <text:p>9.16679963</text:p>
              </table:table-cell>
              <table:table-cell office:value-type="float" office:value="-0.91418192">
                <text:p>-0.914181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.06871113">
                <text:p>9.06871113</text:p>
              </table:table-cell>
              <table:table-cell office:value-type="float" office:value="-1.64845905">
                <text:p>-1.648459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.19097695">
                <text:p>9.19097695</text:p>
              </table:table-cell>
              <table:table-cell office:value-type="float" office:value="-0.93480844">
                <text:p>-0.934808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.14599969">
                <text:p>9.14599969</text:p>
              </table:table-cell>
              <table:table-cell office:value-type="float" office:value="-1.16072756">
                <text:p>-1.160727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.05360994">
                <text:p>9.05360994</text:p>
              </table:table-cell>
              <table:table-cell office:value-type="float" office:value="-0.3849453">
                <text:p>-0.38494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.06145335">
                <text:p>9.06145335</text:p>
              </table:table-cell>
              <table:table-cell office:value-type="float" office:value="-2.19082979">
                <text:p>-2.190829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.71106792">
                <text:p>9.71106792</text:p>
              </table:table-cell>
              <table:table-cell office:value-type="float" office:value="-1.96544469">
                <text:p>-1.965444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.45872146">
                <text:p>8.45872146</text:p>
              </table:table-cell>
              <table:table-cell office:value-type="float" office:value="-2.07026049">
                <text:p>-2.070260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.07817124">
                <text:p>9.07817124</text:p>
              </table:table-cell>
              <table:table-cell office:value-type="float" office:value="-1.74833028">
                <text:p>-1.7483302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.90791209">
                <text:p>9.90791209</text:p>
              </table:table-cell>
              <table:table-cell office:value-type="float" office:value="-1.63355979">
                <text:p>-1.633559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8977613">
                <text:p>8.8977613</text:p>
              </table:table-cell>
              <table:table-cell office:value-type="float" office:value="-0.88807101">
                <text:p>-0.888071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.56139894">
                <text:p>9.56139894</text:p>
              </table:table-cell>
              <table:table-cell office:value-type="float" office:value="-1.36870384">
                <text:p>-1.368703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.38918012">
                <text:p>9.38918012</text:p>
              </table:table-cell>
              <table:table-cell office:value-type="float" office:value="-0.67070779">
                <text:p>-0.6707077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67489842">
                <text:p>8.67489842</text:p>
              </table:table-cell>
              <table:table-cell office:value-type="float" office:value="-0.88685982">
                <text:p>-0.8868598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443465">
                <text:p>8.443465</text:p>
              </table:table-cell>
              <table:table-cell office:value-type="float" office:value="-0.97646231">
                <text:p>-0.976462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96542402">
                <text:p>8.96542402</text:p>
              </table:table-cell>
              <table:table-cell office:value-type="float" office:value="-1.43262772">
                <text:p>-1.432627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91394109">
                <text:p>8.91394109</text:p>
              </table:table-cell>
              <table:table-cell office:value-type="float" office:value="-1.63870995">
                <text:p>-1.638709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80200655">
                <text:p>8.80200655</text:p>
              </table:table-cell>
              <table:table-cell office:value-type="float" office:value="-0.98744291">
                <text:p>-0.987442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.26809899">
                <text:p>9.26809899</text:p>
              </table:table-cell>
              <table:table-cell office:value-type="float" office:value="-1.34057247">
                <text:p>-1.3405724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48291321">
                <text:p>8.48291321</text:p>
              </table:table-cell>
              <table:table-cell office:value-type="float" office:value="-0.51678163">
                <text:p>-0.516781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5434613">
                <text:p>8.5434613</text:p>
              </table:table-cell>
              <table:table-cell office:value-type="float" office:value="-1.06482342">
                <text:p>-1.064823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11103821">
                <text:p>8.11103821</text:p>
              </table:table-cell>
              <table:table-cell office:value-type="float" office:value="-2.0230062">
                <text:p>-2.023006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36958452">
                <text:p>8.36958452</text:p>
              </table:table-cell>
              <table:table-cell office:value-type="float" office:value="-1.39236808">
                <text:p>-1.392368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.1250588">
                <text:p>9.1250588</text:p>
              </table:table-cell>
              <table:table-cell office:value-type="float" office:value="-1.39567477">
                <text:p>-1.3956747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.15316591">
                <text:p>9.15316591</text:p>
              </table:table-cell>
              <table:table-cell office:value-type="float" office:value="-1.36073365">
                <text:p>-1.360733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.13460835">
                <text:p>9.13460835</text:p>
              </table:table-cell>
              <table:table-cell office:value-type="float" office:value="-0.9932162">
                <text:p>-0.993216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.40465975">
                <text:p>9.40465975</text:p>
              </table:table-cell>
              <table:table-cell office:value-type="float" office:value="-0.83365267">
                <text:p>-0.833652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65919966">
                <text:p>8.65919966</text:p>
              </table:table-cell>
              <table:table-cell office:value-type="float" office:value="-1.5629701">
                <text:p>-1.56297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.03611888">
                <text:p>9.03611888</text:p>
              </table:table-cell>
              <table:table-cell office:value-type="float" office:value="-1.21683633">
                <text:p>-1.216836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94852052">
                <text:p>8.94852052</text:p>
              </table:table-cell>
              <table:table-cell office:value-type="float" office:value="-1.35153689">
                <text:p>-1.3515368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.35610423">
                <text:p>9.35610423</text:p>
              </table:table-cell>
              <table:table-cell office:value-type="float" office:value="-0.88497508">
                <text:p>-0.884975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50654789">
                <text:p>8.50654789</text:p>
              </table:table-cell>
              <table:table-cell office:value-type="float" office:value="-0.8096941">
                <text:p>-0.80969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6411711">
                <text:p>8.6411711</text:p>
              </table:table-cell>
              <table:table-cell office:value-type="float" office:value="-1.58881435">
                <text:p>-1.588814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.47948882">
                <text:p>10.47948882</text:p>
              </table:table-cell>
              <table:table-cell office:value-type="float" office:value="26.29787221">
                <text:p>26.297872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.65264552">
                <text:p>9.65264552</text:p>
              </table:table-cell>
              <table:table-cell office:value-type="float" office:value="26.23893981">
                <text:p>26.238939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.21705003">
                <text:p>10.21705003</text:p>
              </table:table-cell>
              <table:table-cell office:value-type="float" office:value="26.17545417">
                <text:p>26.175454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.65743167">
                <text:p>9.65743167</text:p>
              </table:table-cell>
              <table:table-cell office:value-type="float" office:value="26.5668324">
                <text:p>26.56683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.25993348">
                <text:p>10.25993348</text:p>
              </table:table-cell>
              <table:table-cell office:value-type="float" office:value="25.4703799">
                <text:p>25.47037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.92591645">
                <text:p>9.92591645</text:p>
              </table:table-cell>
              <table:table-cell office:value-type="float" office:value="26.55596854">
                <text:p>26.5559685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.73725691">
                <text:p>9.73725691</text:p>
              </table:table-cell>
              <table:table-cell office:value-type="float" office:value="25.91822716">
                <text:p>25.918227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.51781791">
                <text:p>9.51781791</text:p>
              </table:table-cell>
              <table:table-cell office:value-type="float" office:value="26.03859236">
                <text:p>26.038592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.0136656">
                <text:p>10.0136656</text:p>
              </table:table-cell>
              <table:table-cell office:value-type="float" office:value="26.84975866">
                <text:p>26.849758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.99010852">
                <text:p>9.99010852</text:p>
              </table:table-cell>
              <table:table-cell office:value-type="float" office:value="26.78920779">
                <text:p>26.7892077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.38881377">
                <text:p>9.38881377</text:p>
              </table:table-cell>
              <table:table-cell office:value-type="float" office:value="26.53872608">
                <text:p>26.5387260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.58157498">
                <text:p>10.58157498</text:p>
              </table:table-cell>
              <table:table-cell office:value-type="float" office:value="26.9472608">
                <text:p>26.947260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.5475617">
                <text:p>9.5475617</text:p>
              </table:table-cell>
              <table:table-cell office:value-type="float" office:value="25.8405828">
                <text:p>25.84058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.43944144">
                <text:p>10.43944144</text:p>
              </table:table-cell>
              <table:table-cell office:value-type="float" office:value="26.11912954">
                <text:p>26.1191295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.51555311">
                <text:p>10.51555311</text:p>
              </table:table-cell>
              <table:table-cell office:value-type="float" office:value="26.26514886">
                <text:p>26.265148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.46338534">
                <text:p>10.46338534</text:p>
              </table:table-cell>
              <table:table-cell office:value-type="float" office:value="26.145122">
                <text:p>26.14512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.31889471">
                <text:p>9.31889471</text:p>
              </table:table-cell>
              <table:table-cell office:value-type="float" office:value="26.08467541">
                <text:p>26.084675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.03524772">
                <text:p>10.03524772</text:p>
              </table:table-cell>
              <table:table-cell office:value-type="float" office:value="26.59860243">
                <text:p>26.5986024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.06674453">
                <text:p>10.06674453</text:p>
              </table:table-cell>
              <table:table-cell office:value-type="float" office:value="27.14218069">
                <text:p>27.142180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.65647738">
                <text:p>9.65647738</text:p>
              </table:table-cell>
              <table:table-cell office:value-type="float" office:value="26.42838737">
                <text:p>26.4283873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.9957102">
                <text:p>10.9957102</text:p>
              </table:table-cell>
              <table:table-cell office:value-type="float" office:value="26.25166365">
                <text:p>26.251663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.14323415">
                <text:p>10.14323415</text:p>
              </table:table-cell>
              <table:table-cell office:value-type="float" office:value="26.21375088">
                <text:p>26.2137508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.03588662">
                <text:p>9.03588662</text:p>
              </table:table-cell>
              <table:table-cell office:value-type="float" office:value="26.46011961">
                <text:p>26.4601196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.74560946">
                <text:p>9.74560946</text:p>
              </table:table-cell>
              <table:table-cell office:value-type="float" office:value="26.08825784">
                <text:p>26.088257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.62493832">
                <text:p>10.62493832</text:p>
              </table:table-cell>
              <table:table-cell office:value-type="float" office:value="26.63781629">
                <text:p>26.637816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.24168384">
                <text:p>10.24168384</text:p>
              </table:table-cell>
              <table:table-cell office:value-type="float" office:value="25.69874678">
                <text:p>25.698746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.72478609">
                <text:p>10.72478609</text:p>
              </table:table-cell>
              <table:table-cell office:value-type="float" office:value="26.14769331">
                <text:p>26.1476933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39804095">
                <text:p>9.39804095</text:p>
              </table:table-cell>
              <table:table-cell office:value-type="float" office:value="26.27041417">
                <text:p>26.270414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.41891668">
                <text:p>10.41891668</text:p>
              </table:table-cell>
              <table:table-cell office:value-type="float" office:value="26.5606634">
                <text:p>26.560663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.30762809">
                <text:p>10.30762809</text:p>
              </table:table-cell>
              <table:table-cell office:value-type="float" office:value="27.02748999">
                <text:p>27.027489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.29661403">
                <text:p>10.29661403</text:p>
              </table:table-cell>
              <table:table-cell office:value-type="float" office:value="25.95247948">
                <text:p>25.952479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81874841">
                <text:p>9.81874841</text:p>
              </table:table-cell>
              <table:table-cell office:value-type="float" office:value="25.80022891">
                <text:p>25.800228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68742133">
                <text:p>9.68742133</text:p>
              </table:table-cell>
              <table:table-cell office:value-type="float" office:value="27.04597804">
                <text:p>27.0459780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98570635">
                <text:p>9.98570635</text:p>
              </table:table-cell>
              <table:table-cell office:value-type="float" office:value="26.34832546">
                <text:p>26.348325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63785878">
                <text:p>9.63785878</text:p>
              </table:table-cell>
              <table:table-cell office:value-type="float" office:value="26.67953385">
                <text:p>26.6795338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.97569348">
                <text:p>10.97569348</text:p>
              </table:table-cell>
              <table:table-cell office:value-type="float" office:value="26.15757971">
                <text:p>26.1575797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56179688">
                <text:p>9.56179688</text:p>
              </table:table-cell>
              <table:table-cell office:value-type="float" office:value="26.63179984">
                <text:p>26.631799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.05013332">
                <text:p>10.05013332</text:p>
              </table:table-cell>
              <table:table-cell office:value-type="float" office:value="26.40694293">
                <text:p>26.406942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.86421177">
                <text:p>10.86421177</text:p>
              </table:table-cell>
              <table:table-cell office:value-type="float" office:value="25.89317627">
                <text:p>25.893176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67081326">
                <text:p>9.67081326</text:p>
              </table:table-cell>
              <table:table-cell office:value-type="float" office:value="26.52673734">
                <text:p>26.526737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.49102618">
                <text:p>10.49102618</text:p>
              </table:table-cell>
              <table:table-cell office:value-type="float" office:value="26.38751997">
                <text:p>26.3875199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57366415">
                <text:p>9.57366415</text:p>
              </table:table-cell>
              <table:table-cell office:value-type="float" office:value="27.34630581">
                <text:p>27.3463058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.0034237">
                <text:p>10.0034237</text:p>
              </table:table-cell>
              <table:table-cell office:value-type="float" office:value="25.32993044">
                <text:p>25.3299304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80934368">
                <text:p>9.80934368</text:p>
              </table:table-cell>
              <table:table-cell office:value-type="float" office:value="25.82056349">
                <text:p>25.820563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.34209377">
                <text:p>10.34209377</text:p>
              </table:table-cell>
              <table:table-cell office:value-type="float" office:value="25.88511339">
                <text:p>25.885113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.68710417">
                <text:p>10.68710417</text:p>
              </table:table-cell>
              <table:table-cell office:value-type="float" office:value="26.50322873">
                <text:p>26.5032287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.35213593">
                <text:p>10.35213593</text:p>
              </table:table-cell>
              <table:table-cell office:value-type="float" office:value="26.72659581">
                <text:p>26.7265958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.47157852">
                <text:p>10.47157852</text:p>
              </table:table-cell>
              <table:table-cell office:value-type="float" office:value="27.20649964">
                <text:p>27.206499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.7253341">
                <text:p>9.7253341</text:p>
              </table:table-cell>
              <table:table-cell office:value-type="float" office:value="26.31100648">
                <text:p>26.311006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52630126">
                <text:p>9.52630126</text:p>
              </table:table-cell>
              <table:table-cell office:value-type="float" office:value="25.80494138">
                <text:p>25.8049413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.09409124">
                <text:p>10.09409124</text:p>
              </table:table-cell>
              <table:table-cell office:value-type="float" office:value="26.4603365">
                <text:p>26.46033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80926162">
                <text:p>9.80926162</text:p>
              </table:table-cell>
              <table:table-cell office:value-type="float" office:value="26.49337618">
                <text:p>26.4933761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.0179909">
                <text:p>10.0179909</text:p>
              </table:table-cell>
              <table:table-cell office:value-type="float" office:value="25.91326967">
                <text:p>25.9132696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.78028759">
                <text:p>9.78028759</text:p>
              </table:table-cell>
              <table:table-cell office:value-type="float" office:value="26.65220825">
                <text:p>26.652208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.17811859">
                <text:p>10.17811859</text:p>
              </table:table-cell>
              <table:table-cell office:value-type="float" office:value="25.86342877">
                <text:p>25.863428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88437622">
                <text:p>9.88437622</text:p>
              </table:table-cell>
              <table:table-cell office:value-type="float" office:value="26.13885583">
                <text:p>26.1388558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.21664542">
                <text:p>10.21664542</text:p>
              </table:table-cell>
              <table:table-cell office:value-type="float" office:value="25.87624012">
                <text:p>25.8762401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18017921">
                <text:p>9.18017921</text:p>
              </table:table-cell>
              <table:table-cell office:value-type="float" office:value="25.80848144">
                <text:p>25.8084814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83969782">
                <text:p>9.83969782</text:p>
              </table:table-cell>
              <table:table-cell office:value-type="float" office:value="26.07355539">
                <text:p>26.0735553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.46381808">
                <text:p>10.46381808</text:p>
              </table:table-cell>
              <table:table-cell office:value-type="float" office:value="26.39502058">
                <text:p>26.3950205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.03304631">
                <text:p>10.03304631</text:p>
              </table:table-cell>
              <table:table-cell office:value-type="float" office:value="26.12173163">
                <text:p>26.121731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.05513642">
                <text:p>10.05513642</text:p>
              </table:table-cell>
              <table:table-cell office:value-type="float" office:value="26.03553411">
                <text:p>26.035534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.79247157">
                <text:p>9.79247157</text:p>
              </table:table-cell>
              <table:table-cell office:value-type="float" office:value="26.27722826">
                <text:p>26.2772282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.38876148">
                <text:p>10.38876148</text:p>
              </table:table-cell>
              <table:table-cell office:value-type="float" office:value="25.76846945">
                <text:p>25.768469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.84722673">
                <text:p>9.84722673</text:p>
              </table:table-cell>
              <table:table-cell office:value-type="float" office:value="26.59814254">
                <text:p>26.5981425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.14782346">
                <text:p>10.14782346</text:p>
              </table:table-cell>
              <table:table-cell office:value-type="float" office:value="26.08714393">
                <text:p>26.0871439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.17611734">
                <text:p>10.17611734</text:p>
              </table:table-cell>
              <table:table-cell office:value-type="float" office:value="26.57639475">
                <text:p>26.576394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.60444925">
                <text:p>9.60444925</text:p>
              </table:table-cell>
              <table:table-cell office:value-type="float" office:value="26.31498601">
                <text:p>26.314986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.43735212">
                <text:p>9.43735212</text:p>
              </table:table-cell>
              <table:table-cell office:value-type="float" office:value="26.44934903">
                <text:p>26.449349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.63624187">
                <text:p>9.63624187</text:p>
              </table:table-cell>
              <table:table-cell office:value-type="float" office:value="25.91809952">
                <text:p>25.918099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.9576121">
                <text:p>9.9576121</text:p>
              </table:table-cell>
              <table:table-cell office:value-type="float" office:value="25.6209163">
                <text:p>25.62091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.1149553">
                <text:p>10.1149553</text:p>
              </table:table-cell>
              <table:table-cell office:value-type="float" office:value="25.77788372">
                <text:p>25.7778837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.68055498">
                <text:p>9.68055498</text:p>
              </table:table-cell>
              <table:table-cell office:value-type="float" office:value="25.62504382">
                <text:p>25.6250438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.98753988">
                <text:p>9.98753988</text:p>
              </table:table-cell>
              <table:table-cell office:value-type="float" office:value="26.28747796">
                <text:p>26.2874779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.59722654">
                <text:p>9.59722654</text:p>
              </table:table-cell>
              <table:table-cell office:value-type="float" office:value="26.54248871">
                <text:p>26.542488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.3269426">
                <text:p>9.3269426</text:p>
              </table:table-cell>
              <table:table-cell office:value-type="float" office:value="26.01114261">
                <text:p>26.0111426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.49715771">
                <text:p>9.49715771</text:p>
              </table:table-cell>
              <table:table-cell office:value-type="float" office:value="26.21572804">
                <text:p>26.2157280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.34458212">
                <text:p>10.34458212</text:p>
              </table:table-cell>
              <table:table-cell office:value-type="float" office:value="26.3306113">
                <text:p>26.33061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.11636448">
                <text:p>10.11636448</text:p>
              </table:table-cell>
              <table:table-cell office:value-type="float" office:value="26.36376622">
                <text:p>26.363766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.47513">
                <text:p>9.47513</text:p>
              </table:table-cell>
              <table:table-cell office:value-type="float" office:value="26.63510023">
                <text:p>26.6351002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.0635096">
                <text:p>10.0635096</text:p>
              </table:table-cell>
              <table:table-cell office:value-type="float" office:value="26.33277923">
                <text:p>26.3327792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.56537642">
                <text:p>9.56537642</text:p>
              </table:table-cell>
              <table:table-cell office:value-type="float" office:value="25.88158008">
                <text:p>25.8815800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.43057752">
                <text:p>10.43057752</text:p>
              </table:table-cell>
              <table:table-cell office:value-type="float" office:value="25.6806575">
                <text:p>25.680657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.99476817">
                <text:p>9.99476817</text:p>
              </table:table-cell>
              <table:table-cell office:value-type="float" office:value="26.26156667">
                <text:p>26.2615666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.61403079">
                <text:p>10.61403079</text:p>
              </table:table-cell>
              <table:table-cell office:value-type="float" office:value="26.54858042">
                <text:p>26.548580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.68946452">
                <text:p>10.68946452</text:p>
              </table:table-cell>
              <table:table-cell office:value-type="float" office:value="26.54091506">
                <text:p>26.5409150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.82714446">
                <text:p>9.82714446</text:p>
              </table:table-cell>
              <table:table-cell office:value-type="float" office:value="26.40664271">
                <text:p>26.4066427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.06102239">
                <text:p>10.06102239</text:p>
              </table:table-cell>
              <table:table-cell office:value-type="float" office:value="26.6419532">
                <text:p>26.641953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.8608898">
                <text:p>9.8608898</text:p>
              </table:table-cell>
              <table:table-cell office:value-type="float" office:value="25.99853451">
                <text:p>25.9985345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.19693492">
                <text:p>10.19693492</text:p>
              </table:table-cell>
              <table:table-cell office:value-type="float" office:value="25.7842083">
                <text:p>25.784208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.04391205">
                <text:p>10.04391205</text:p>
              </table:table-cell>
              <table:table-cell office:value-type="float" office:value="25.87273582">
                <text:p>25.8727358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.27986449">
                <text:p>10.27986449</text:p>
              </table:table-cell>
              <table:table-cell office:value-type="float" office:value="26.42659799">
                <text:p>26.4265979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.90660013">
                <text:p>9.90660013</text:p>
              </table:table-cell>
              <table:table-cell office:value-type="float" office:value="26.38256872">
                <text:p>26.3825687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.33957446">
                <text:p>10.33957446</text:p>
              </table:table-cell>
              <table:table-cell office:value-type="float" office:value="26.17481109">
                <text:p>26.1748110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.44299138">
                <text:p>10.44299138</text:p>
              </table:table-cell>
              <table:table-cell office:value-type="float" office:value="25.94688705">
                <text:p>25.946887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.07991642">
                <text:p>10.07991642</text:p>
              </table:table-cell>
              <table:table-cell office:value-type="float" office:value="26.45622877">
                <text:p>26.456228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.66419717">
                <text:p>10.66419717</text:p>
              </table:table-cell>
              <table:table-cell office:value-type="float" office:value="26.0918722">
                <text:p>26.09187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.86145302">
                <text:p>9.86145302</text:p>
              </table:table-cell>
              <table:table-cell office:value-type="float" office:value="26.11101853">
                <text:p>26.111018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.18255526">
                <text:p>10.18255526</text:p>
              </table:table-cell>
              <table:table-cell office:value-type="float" office:value="26.21058883">
                <text:p>26.2105888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.62178358">
                <text:p>9.62178358</text:p>
              </table:table-cell>
              <table:table-cell office:value-type="float" office:value="26.39760344">
                <text:p>26.3976034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.91685559">
                <text:p>9.91685559</text:p>
              </table:table-cell>
              <table:table-cell office:value-type="float" office:value="26.62127387">
                <text:p>26.6212738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.8704703">
                <text:p>9.8704703</text:p>
              </table:table-cell>
              <table:table-cell office:value-type="float" office:value="26.36293887">
                <text:p>26.3629388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.78639764">
                <text:p>9.78639764</text:p>
              </table:table-cell>
              <table:table-cell office:value-type="float" office:value="26.64696367">
                <text:p>26.646963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.90911137">
                <text:p>9.90911137</text:p>
              </table:table-cell>
              <table:table-cell office:value-type="float" office:value="25.98429019">
                <text:p>25.984290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.84722284">
                <text:p>10.84722284</text:p>
              </table:table-cell>
              <table:table-cell office:value-type="float" office:value="26.54965903">
                <text:p>26.549659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.69209163">
                <text:p>10.69209163</text:p>
              </table:table-cell>
              <table:table-cell office:value-type="float" office:value="26.17107213">
                <text:p>26.171072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.97366994">
                <text:p>9.97366994</text:p>
              </table:table-cell>
              <table:table-cell office:value-type="float" office:value="26.02237043">
                <text:p>26.0223704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.37257941">
                <text:p>10.37257941</text:p>
              </table:table-cell>
              <table:table-cell office:value-type="float" office:value="26.65967056">
                <text:p>26.659670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.09895937">
                <text:p>10.09895937</text:p>
              </table:table-cell>
              <table:table-cell office:value-type="float" office:value="25.72907008">
                <text:p>25.7290700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.40423833">
                <text:p>10.40423833</text:p>
              </table:table-cell>
              <table:table-cell office:value-type="float" office:value="27.00523042">
                <text:p>27.0052304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.56777385">
                <text:p>9.56777385</text:p>
              </table:table-cell>
              <table:table-cell office:value-type="float" office:value="25.89288995">
                <text:p>25.8928899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.89467399">
                <text:p>9.89467399</text:p>
              </table:table-cell>
              <table:table-cell office:value-type="float" office:value="26.08781077">
                <text:p>26.0878107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.91228413">
                <text:p>9.91228413</text:p>
              </table:table-cell>
              <table:table-cell office:value-type="float" office:value="26.15027091">
                <text:p>26.1502709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.59820297">
                <text:p>9.59820297</text:p>
              </table:table-cell>
              <table:table-cell office:value-type="float" office:value="26.21776582">
                <text:p>26.2177658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.42416006">
                <text:p>10.42416006</text:p>
              </table:table-cell>
              <table:table-cell office:value-type="float" office:value="26.40427965">
                <text:p>26.4042796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.90540273">
                <text:p>9.90540273</text:p>
              </table:table-cell>
              <table:table-cell office:value-type="float" office:value="27.0632165">
                <text:p>27.063216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.89471592">
                <text:p>9.89471592</text:p>
              </table:table-cell>
              <table:table-cell office:value-type="float" office:value="26.32907328">
                <text:p>26.3290732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.73215041">
                <text:p>9.73215041</text:p>
              </table:table-cell>
              <table:table-cell office:value-type="float" office:value="26.06803978">
                <text:p>26.0680397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.86451611">
                <text:p>9.86451611</text:p>
              </table:table-cell>
              <table:table-cell office:value-type="float" office:value="25.35636002">
                <text:p>25.3563600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.24367869">
                <text:p>10.24367869</text:p>
              </table:table-cell>
              <table:table-cell office:value-type="float" office:value="25.57512785">
                <text:p>25.5751278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.17785398">
                <text:p>10.17785398</text:p>
              </table:table-cell>
              <table:table-cell office:value-type="float" office:value="25.96244861">
                <text:p>25.9624486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.30753594">
                <text:p>10.30753594</text:p>
              </table:table-cell>
              <table:table-cell office:value-type="float" office:value="26.2051409">
                <text:p>26.205140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.32364346">
                <text:p>9.32364346</text:p>
              </table:table-cell>
              <table:table-cell office:value-type="float" office:value="25.7043709">
                <text:p>25.704370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.59217455">
                <text:p>9.59217455</text:p>
              </table:table-cell>
              <table:table-cell office:value-type="float" office:value="25.82627785">
                <text:p>25.8262778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.02230588">
                <text:p>10.02230588</text:p>
              </table:table-cell>
              <table:table-cell office:value-type="float" office:value="26.09578516">
                <text:p>26.0957851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.1416364">
                <text:p>11.1416364</text:p>
              </table:table-cell>
              <table:table-cell office:value-type="float" office:value="25.67974736">
                <text:p>25.679747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.33753116">
                <text:p>9.33753116</text:p>
              </table:table-cell>
              <table:table-cell office:value-type="float" office:value="26.88987702">
                <text:p>26.8898770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.89241385">
                <text:p>9.89241385</text:p>
              </table:table-cell>
              <table:table-cell office:value-type="float" office:value="26.40768747">
                <text:p>26.4076874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.10348008">
                <text:p>10.10348008</text:p>
              </table:table-cell>
              <table:table-cell office:value-type="float" office:value="26.28840941">
                <text:p>26.2884094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.92972985">
                <text:p>9.92972985</text:p>
              </table:table-cell>
              <table:table-cell office:value-type="float" office:value="27.01499118">
                <text:p>27.0149911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.96022556">
                <text:p>9.96022556</text:p>
              </table:table-cell>
              <table:table-cell office:value-type="float" office:value="25.66851975">
                <text:p>25.6685197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.83857498">
                <text:p>9.83857498</text:p>
              </table:table-cell>
              <table:table-cell office:value-type="float" office:value="26.39328178">
                <text:p>26.3932817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.30811816">
                <text:p>10.30811816</text:p>
              </table:table-cell>
              <table:table-cell office:value-type="float" office:value="26.215484">
                <text:p>26.2154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.44179536">
                <text:p>9.44179536</text:p>
              </table:table-cell>
              <table:table-cell office:value-type="float" office:value="26.50918677">
                <text:p>26.5091867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.15709657">
                <text:p>10.15709657</text:p>
              </table:table-cell>
              <table:table-cell office:value-type="float" office:value="26.33439342">
                <text:p>26.3343934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.07001517">
                <text:p>10.07001517</text:p>
              </table:table-cell>
              <table:table-cell office:value-type="float" office:value="26.67467671">
                <text:p>26.6746767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.80600164">
                <text:p>10.80600164</text:p>
              </table:table-cell>
              <table:table-cell office:value-type="float" office:value="25.85896148">
                <text:p>25.8589614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.29532612">
                <text:p>9.29532612</text:p>
              </table:table-cell>
              <table:table-cell office:value-type="float" office:value="26.68294556">
                <text:p>26.6829455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.69866979">
                <text:p>10.69866979</text:p>
              </table:table-cell>
              <table:table-cell office:value-type="float" office:value="26.06752593">
                <text:p>26.0675259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.96759931">
                <text:p>9.96759931</text:p>
              </table:table-cell>
              <table:table-cell office:value-type="float" office:value="26.85312101">
                <text:p>26.8531210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.3862212">
                <text:p>9.3862212</text:p>
              </table:table-cell>
              <table:table-cell office:value-type="float" office:value="25.9168971">
                <text:p>25.916897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.92251872">
                <text:p>9.92251872</text:p>
              </table:table-cell>
              <table:table-cell office:value-type="float" office:value="26.39389468">
                <text:p>26.393894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.35557417">
                <text:p>10.35557417</text:p>
              </table:table-cell>
              <table:table-cell office:value-type="float" office:value="26.09574862">
                <text:p>26.0957486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.62677748">
                <text:p>9.62677748</text:p>
              </table:table-cell>
              <table:table-cell office:value-type="float" office:value="25.63913537">
                <text:p>25.6391353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.33484644">
                <text:p>10.33484644</text:p>
              </table:table-cell>
              <table:table-cell office:value-type="float" office:value="25.71978773">
                <text:p>25.7197877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.84860851">
                <text:p>9.84860851</text:p>
              </table:table-cell>
              <table:table-cell office:value-type="float" office:value="26.43283196">
                <text:p>26.4328319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.61273493">
                <text:p>9.61273493</text:p>
              </table:table-cell>
              <table:table-cell office:value-type="float" office:value="25.72925213">
                <text:p>25.729252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.15502309">
                <text:p>9.15502309</text:p>
              </table:table-cell>
              <table:table-cell office:value-type="float" office:value="25.69147044">
                <text:p>25.6914704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.76905191">
                <text:p>9.76905191</text:p>
              </table:table-cell>
              <table:table-cell office:value-type="float" office:value="26.0068953">
                <text:p>26.006895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.65947">
                <text:p>10.65947</text:p>
              </table:table-cell>
              <table:table-cell office:value-type="float" office:value="26.37358028">
                <text:p>26.373580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.10042006">
                <text:p>9.10042006</text:p>
              </table:table-cell>
              <table:table-cell office:value-type="float" office:value="26.4889364">
                <text:p>26.488936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.66809489">
                <text:p>9.66809489</text:p>
              </table:table-cell>
              <table:table-cell office:value-type="float" office:value="26.55775802">
                <text:p>26.5577580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.85832151">
                <text:p>9.85832151</text:p>
              </table:table-cell>
              <table:table-cell office:value-type="float" office:value="25.84409352">
                <text:p>25.8440935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.36043028">
                <text:p>10.36043028</text:p>
              </table:table-cell>
              <table:table-cell office:value-type="float" office:value="27.25144877">
                <text:p>27.2514487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.10395554">
                <text:p>10.10395554</text:p>
              </table:table-cell>
              <table:table-cell office:value-type="float" office:value="26.52314031">
                <text:p>26.5231403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.45441904">
                <text:p>10.45441904</text:p>
              </table:table-cell>
              <table:table-cell office:value-type="float" office:value="25.98065735">
                <text:p>25.9806573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.65591602">
                <text:p>9.65591602</text:p>
              </table:table-cell>
              <table:table-cell office:value-type="float" office:value="26.0499239">
                <text:p>26.049923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.76596541">
                <text:p>9.76596541</text:p>
              </table:table-cell>
              <table:table-cell office:value-type="float" office:value="26.38622478">
                <text:p>26.3862247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.7098343">
                <text:p>9.7098343</text:p>
              </table:table-cell>
              <table:table-cell office:value-type="float" office:value="26.101659">
                <text:p>26.10165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.44260985">
                <text:p>10.44260985</text:p>
              </table:table-cell>
              <table:table-cell office:value-type="float" office:value="26.57947866">
                <text:p>26.5794786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.61846797">
                <text:p>10.61846797</text:p>
              </table:table-cell>
              <table:table-cell office:value-type="float" office:value="26.47384372">
                <text:p>26.4738437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.86112202">
                <text:p>9.86112202</text:p>
              </table:table-cell>
              <table:table-cell office:value-type="float" office:value="26.47735753">
                <text:p>26.4773575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.07681337">
                <text:p>10.07681337</text:p>
              </table:table-cell>
              <table:table-cell office:value-type="float" office:value="26.57807435">
                <text:p>26.5780743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.33483466">
                <text:p>10.33483466</text:p>
              </table:table-cell>
              <table:table-cell office:value-type="float" office:value="26.90119538">
                <text:p>26.9011953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.99143088">
                <text:p>9.99143088</text:p>
              </table:table-cell>
              <table:table-cell office:value-type="float" office:value="25.89902949">
                <text:p>25.8990294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.35598179">
                <text:p>10.35598179</text:p>
              </table:table-cell>
              <table:table-cell office:value-type="float" office:value="26.36691036">
                <text:p>26.3669103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.77471759">
                <text:p>9.77471759</text:p>
              </table:table-cell>
              <table:table-cell office:value-type="float" office:value="26.35325044">
                <text:p>26.3532504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.38080044">
                <text:p>10.38080044</text:p>
              </table:table-cell>
              <table:table-cell office:value-type="float" office:value="25.64217387">
                <text:p>25.6421738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.52800304">
                <text:p>9.52800304</text:p>
              </table:table-cell>
              <table:table-cell office:value-type="float" office:value="26.70073193">
                <text:p>26.7007319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.7177909">
                <text:p>10.7177909</text:p>
              </table:table-cell>
              <table:table-cell office:value-type="float" office:value="26.58930082">
                <text:p>26.5893008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.4066292">
                <text:p>10.4066292</text:p>
              </table:table-cell>
              <table:table-cell office:value-type="float" office:value="26.32969321">
                <text:p>26.329693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.1111642">
                <text:p>10.1111642</text:p>
              </table:table-cell>
              <table:table-cell office:value-type="float" office:value="25.12363611">
                <text:p>25.1236361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.02532417">
                <text:p>10.02532417</text:p>
              </table:table-cell>
              <table:table-cell office:value-type="float" office:value="25.8452788">
                <text:p>25.845278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.07317173">
                <text:p>10.07317173</text:p>
              </table:table-cell>
              <table:table-cell office:value-type="float" office:value="26.64910727">
                <text:p>26.6491072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.92828771">
                <text:p>9.92828771</text:p>
              </table:table-cell>
              <table:table-cell office:value-type="float" office:value="26.5056121">
                <text:p>26.505612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.09338135">
                <text:p>10.09338135</text:p>
              </table:table-cell>
              <table:table-cell office:value-type="float" office:value="26.38235983">
                <text:p>26.3823598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.35049072">
                <text:p>10.35049072</text:p>
              </table:table-cell>
              <table:table-cell office:value-type="float" office:value="26.80622343">
                <text:p>26.8062234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.36357218">
                <text:p>10.36357218</text:p>
              </table:table-cell>
              <table:table-cell office:value-type="float" office:value="26.44945039">
                <text:p>26.4494503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.90489942">
                <text:p>9.90489942</text:p>
              </table:table-cell>
              <table:table-cell office:value-type="float" office:value="26.35270663">
                <text:p>26.3527066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.6178098">
                <text:p>10.6178098</text:p>
              </table:table-cell>
              <table:table-cell office:value-type="float" office:value="26.31035872">
                <text:p>26.3103587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.00064427">
                <text:p>10.00064427</text:p>
              </table:table-cell>
              <table:table-cell office:value-type="float" office:value="26.61051476">
                <text:p>26.6105147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.39818771">
                <text:p>10.39818771</text:p>
              </table:table-cell>
              <table:table-cell office:value-type="float" office:value="26.24064501">
                <text:p>26.240645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.39664258">
                <text:p>10.39664258</text:p>
              </table:table-cell>
              <table:table-cell office:value-type="float" office:value="25.78870445">
                <text:p>25.7887044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.05630075">
                <text:p>10.05630075</text:p>
              </table:table-cell>
              <table:table-cell office:value-type="float" office:value="26.43957606">
                <text:p>26.4395760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.56297367">
                <text:p>10.56297367</text:p>
              </table:table-cell>
              <table:table-cell office:value-type="float" office:value="26.21589855">
                <text:p>26.2158985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.24656976">
                <text:p>10.24656976</text:p>
              </table:table-cell>
              <table:table-cell office:value-type="float" office:value="26.4595944">
                <text:p>26.459594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.59289702">
                <text:p>9.59289702</text:p>
              </table:table-cell>
              <table:table-cell office:value-type="float" office:value="26.37062144">
                <text:p>26.3706214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.36799125">
                <text:p>10.36799125</text:p>
              </table:table-cell>
              <table:table-cell office:value-type="float" office:value="25.62548734">
                <text:p>25.6254873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.42584203">
                <text:p>10.42584203</text:p>
              </table:table-cell>
              <table:table-cell office:value-type="float" office:value="26.00535664">
                <text:p>26.0053566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.3423601">
                <text:p>10.3423601</text:p>
              </table:table-cell>
              <table:table-cell office:value-type="float" office:value="25.99559575">
                <text:p>25.995595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.82307031">
                <text:p>9.82307031</text:p>
              </table:table-cell>
              <table:table-cell office:value-type="float" office:value="26.16182427">
                <text:p>26.1618242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.57143179">
                <text:p>10.57143179</text:p>
              </table:table-cell>
              <table:table-cell office:value-type="float" office:value="25.67520592">
                <text:p>25.675205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.68944876">
                <text:p>9.68944876</text:p>
              </table:table-cell>
              <table:table-cell office:value-type="float" office:value="26.86823934">
                <text:p>26.8682393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.67529136">
                <text:p>9.67529136</text:p>
              </table:table-cell>
              <table:table-cell office:value-type="float" office:value="26.23584207">
                <text:p>26.2358420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.17121474">
                <text:p>10.17121474</text:p>
              </table:table-cell>
              <table:table-cell office:value-type="float" office:value="26.56117989">
                <text:p>26.5611798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.54375586">
                <text:p>9.54375586</text:p>
              </table:table-cell>
              <table:table-cell office:value-type="float" office:value="26.26471824">
                <text:p>26.2647182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.18972716">
                <text:p>10.18972716</text:p>
              </table:table-cell>
              <table:table-cell office:value-type="float" office:value="26.96859115">
                <text:p>26.9685911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.16166144">
                <text:p>10.16166144</text:p>
              </table:table-cell>
              <table:table-cell office:value-type="float" office:value="26.51504098">
                <text:p>26.5150409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.24883565">
                <text:p>10.24883565</text:p>
              </table:table-cell>
              <table:table-cell office:value-type="float" office:value="26.4575978">
                <text:p>26.457597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.46635293">
                <text:p>9.46635293</text:p>
              </table:table-cell>
              <table:table-cell office:value-type="float" office:value="26.42336877">
                <text:p>26.4233687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.46466763">
                <text:p>10.46466763</text:p>
              </table:table-cell>
              <table:table-cell office:value-type="float" office:value="25.30529706">
                <text:p>25.3052970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.65340625">
                <text:p>10.65340625</text:p>
              </table:table-cell>
              <table:table-cell office:value-type="float" office:value="26.35565828">
                <text:p>26.3556582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.26805492">
                <text:p>10.26805492</text:p>
              </table:table-cell>
              <table:table-cell office:value-type="float" office:value="25.92511272">
                <text:p>25.9251127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.05741713">
                <text:p>10.05741713</text:p>
              </table:table-cell>
              <table:table-cell office:value-type="float" office:value="25.80065177">
                <text:p>25.8006517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.20243029">
                <text:p>10.20243029</text:p>
              </table:table-cell>
              <table:table-cell office:value-type="float" office:value="26.15086614">
                <text:p>26.1508661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.51321309">
                <text:p>9.51321309</text:p>
              </table:table-cell>
              <table:table-cell office:value-type="float" office:value="26.54973794">
                <text:p>26.5497379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.58818853">
                <text:p>10.58818853</text:p>
              </table:table-cell>
              <table:table-cell office:value-type="float" office:value="26.35253074">
                <text:p>26.3525307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.83186791">
                <text:p>9.83186791</text:p>
              </table:table-cell>
              <table:table-cell office:value-type="float" office:value="26.26778959">
                <text:p>26.2677895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.88573911">
                <text:p>9.88573911</text:p>
              </table:table-cell>
              <table:table-cell office:value-type="float" office:value="26.65173891">
                <text:p>26.651738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.31087237">
                <text:p>10.31087237</text:p>
              </table:table-cell>
              <table:table-cell office:value-type="float" office:value="25.61195245">
                <text:p>25.6119524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.48302655">
                <text:p>9.48302655</text:p>
              </table:table-cell>
              <table:table-cell office:value-type="float" office:value="25.58397581">
                <text:p>25.5839758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.76088543">
                <text:p>9.76088543</text:p>
              </table:table-cell>
              <table:table-cell office:value-type="float" office:value="26.31868679">
                <text:p>26.3186867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.08575358">
                <text:p>10.08575358</text:p>
              </table:table-cell>
              <table:table-cell office:value-type="float" office:value="26.35292049">
                <text:p>26.3529204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.93603868">
                <text:p>9.93603868</text:p>
              </table:table-cell>
              <table:table-cell office:value-type="float" office:value="26.5608939">
                <text:p>26.560893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.61234864">
                <text:p>9.61234864</text:p>
              </table:table-cell>
              <table:table-cell office:value-type="float" office:value="26.60065981">
                <text:p>26.6006598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.28261449">
                <text:p>10.28261449</text:p>
              </table:table-cell>
              <table:table-cell office:value-type="float" office:value="26.18490059">
                <text:p>26.1849005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.98488496">
                <text:p>9.98488496</text:p>
              </table:table-cell>
              <table:table-cell office:value-type="float" office:value="25.92851448">
                <text:p>25.9285144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.49161136">
                <text:p>9.49161136</text:p>
              </table:table-cell>
              <table:table-cell office:value-type="float" office:value="25.89514608">
                <text:p>25.8951460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.65096385">
                <text:p>9.65096385</text:p>
              </table:table-cell>
              <table:table-cell office:value-type="float" office:value="26.11339473">
                <text:p>26.1133947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.11939304">
                <text:p>10.11939304</text:p>
              </table:table-cell>
              <table:table-cell office:value-type="float" office:value="26.43366523">
                <text:p>26.4336652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.0067965">
                <text:p>10.0067965</text:p>
              </table:table-cell>
              <table:table-cell office:value-type="float" office:value="26.39669577">
                <text:p>26.3966957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.20863718">
                <text:p>10.20863718</text:p>
              </table:table-cell>
              <table:table-cell office:value-type="float" office:value="25.61311055">
                <text:p>25.6131105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.75108945">
                <text:p>8.75108945</text:p>
              </table:table-cell>
              <table:table-cell office:value-type="float" office:value="25.50585081">
                <text:p>25.5058508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.64475459">
                <text:p>9.64475459</text:p>
              </table:table-cell>
              <table:table-cell office:value-type="float" office:value="26.07624647">
                <text:p>26.0762464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.92753905">
                <text:p>10.92753905</text:p>
              </table:table-cell>
              <table:table-cell office:value-type="float" office:value="26.07574333">
                <text:p>26.0757433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.65325141">
                <text:p>9.65325141</text:p>
              </table:table-cell>
              <table:table-cell office:value-type="float" office:value="26.243659">
                <text:p>26.24365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.31594246">
                <text:p>10.31594246</text:p>
              </table:table-cell>
              <table:table-cell office:value-type="float" office:value="25.87882541">
                <text:p>25.8788254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.24868263">
                <text:p>9.24868263</text:p>
              </table:table-cell>
              <table:table-cell office:value-type="float" office:value="26.2364219">
                <text:p>26.236421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.7720665">
                <text:p>9.7720665</text:p>
              </table:table-cell>
              <table:table-cell office:value-type="float" office:value="26.49697255">
                <text:p>26.4969725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.11998894">
                <text:p>10.11998894</text:p>
              </table:table-cell>
              <table:table-cell office:value-type="float" office:value="26.53023652">
                <text:p>26.530236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.35964674">
                <text:p>10.35964674</text:p>
              </table:table-cell>
              <table:table-cell office:value-type="float" office:value="26.41851785">
                <text:p>26.4185178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.09280806">
                <text:p>10.09280806</text:p>
              </table:table-cell>
              <table:table-cell office:value-type="float" office:value="26.08911107">
                <text:p>26.0891110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.80705442">
                <text:p>9.80705442</text:p>
              </table:table-cell>
              <table:table-cell office:value-type="float" office:value="25.29846839">
                <text:p>25.2984683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.34546092">
                <text:p>9.34546092</text:p>
              </table:table-cell>
              <table:table-cell office:value-type="float" office:value="26.1782646">
                <text:p>26.178264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.78905456">
                <text:p>9.78905456</text:p>
              </table:table-cell>
              <table:table-cell office:value-type="float" office:value="26.40663201">
                <text:p>26.4066320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.68653712">
                <text:p>9.68653712</text:p>
              </table:table-cell>
              <table:table-cell office:value-type="float" office:value="26.70192583">
                <text:p>26.7019258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.28172116">
                <text:p>10.28172116</text:p>
              </table:table-cell>
              <table:table-cell office:value-type="float" office:value="25.59015585">
                <text:p>25.5901558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.66718936">
                <text:p>10.66718936</text:p>
              </table:table-cell>
              <table:table-cell office:value-type="float" office:value="26.43109653">
                <text:p>26.431096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.8901516">
                <text:p>9.8901516</text:p>
              </table:table-cell>
              <table:table-cell office:value-type="float" office:value="26.59286989">
                <text:p>26.5928698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.29610925">
                <text:p>10.29610925</text:p>
              </table:table-cell>
              <table:table-cell office:value-type="float" office:value="26.19602497">
                <text:p>26.1960249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.17925842">
                <text:p>10.17925842</text:p>
              </table:table-cell>
              <table:table-cell office:value-type="float" office:value="26.60660749">
                <text:p>26.6066074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.09672727">
                <text:p>10.09672727</text:p>
              </table:table-cell>
              <table:table-cell office:value-type="float" office:value="26.6663471">
                <text:p>26.666347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.24603141">
                <text:p>9.24603141</text:p>
              </table:table-cell>
              <table:table-cell office:value-type="float" office:value="25.74671124">
                <text:p>25.7467112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.28523827">
                <text:p>10.28523827</text:p>
              </table:table-cell>
              <table:table-cell office:value-type="float" office:value="26.366288">
                <text:p>26.3662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.80714447">
                <text:p>9.80714447</text:p>
              </table:table-cell>
              <table:table-cell office:value-type="float" office:value="26.27052906">
                <text:p>26.2705290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.35336246">
                <text:p>10.35336246</text:p>
              </table:table-cell>
              <table:table-cell office:value-type="float" office:value="26.25411059">
                <text:p>26.2541105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.67814344">
                <text:p>9.67814344</text:p>
              </table:table-cell>
              <table:table-cell office:value-type="float" office:value="26.13023699">
                <text:p>26.1302369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.33497659">
                <text:p>10.33497659</text:p>
              </table:table-cell>
              <table:table-cell office:value-type="float" office:value="26.19050393">
                <text:p>26.1905039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.92922182">
                <text:p>10.92922182</text:p>
              </table:table-cell>
              <table:table-cell office:value-type="float" office:value="25.6932301">
                <text:p>25.693230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.63255716">
                <text:p>10.63255716</text:p>
              </table:table-cell>
              <table:table-cell office:value-type="float" office:value="25.39100299">
                <text:p>25.3910029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.60106666">
                <text:p>10.60106666</text:p>
              </table:table-cell>
              <table:table-cell office:value-type="float" office:value="25.93257493">
                <text:p>25.9325749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.83524222">
                <text:p>9.83524222</text:p>
              </table:table-cell>
              <table:table-cell office:value-type="float" office:value="26.23485928">
                <text:p>26.2348592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.67090205">
                <text:p>9.67090205</text:p>
              </table:table-cell>
              <table:table-cell office:value-type="float" office:value="25.55974448">
                <text:p>25.5597444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.92219816">
                <text:p>9.92219816</text:p>
              </table:table-cell>
              <table:table-cell office:value-type="float" office:value="26.13408187">
                <text:p>26.1340818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.59625545">
                <text:p>9.59625545</text:p>
              </table:table-cell>
              <table:table-cell office:value-type="float" office:value="25.45319008">
                <text:p>25.4531900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.77190054">
                <text:p>10.77190054</text:p>
              </table:table-cell>
              <table:table-cell office:value-type="float" office:value="25.96724462">
                <text:p>25.9672446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.19365009">
                <text:p>10.19365009</text:p>
              </table:table-cell>
              <table:table-cell office:value-type="float" office:value="26.73806495">
                <text:p>26.7380649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.82063471">
                <text:p>9.82063471</text:p>
              </table:table-cell>
              <table:table-cell office:value-type="float" office:value="26.2120925">
                <text:p>26.21209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.42972041">
                <text:p>10.42972041</text:p>
              </table:table-cell>
              <table:table-cell office:value-type="float" office:value="25.34470759">
                <text:p>25.3447075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.267733">
                <text:p>9.267733</text:p>
              </table:table-cell>
              <table:table-cell office:value-type="float" office:value="26.09356667">
                <text:p>26.093566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.3944651">
                <text:p>10.3944651</text:p>
              </table:table-cell>
              <table:table-cell office:value-type="float" office:value="25.81540878">
                <text:p>25.8154087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.04049478">
                <text:p>10.04049478</text:p>
              </table:table-cell>
              <table:table-cell office:value-type="float" office:value="26.49170446">
                <text:p>26.4917044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.84151466">
                <text:p>9.84151466</text:p>
              </table:table-cell>
              <table:table-cell office:value-type="float" office:value="25.51561174">
                <text:p>25.5156117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.64141325">
                <text:p>9.64141325</text:p>
              </table:table-cell>
              <table:table-cell office:value-type="float" office:value="26.56855683">
                <text:p>26.5685568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.22797946">
                <text:p>10.22797946</text:p>
              </table:table-cell>
              <table:table-cell office:value-type="float" office:value="26.2282852">
                <text:p>26.228285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.30522146">
                <text:p>9.30522146</text:p>
              </table:table-cell>
              <table:table-cell office:value-type="float" office:value="26.13039455">
                <text:p>26.130394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.65160712">
                <text:p>9.65160712</text:p>
              </table:table-cell>
              <table:table-cell office:value-type="float" office:value="25.84784984">
                <text:p>25.8478498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.61031335">
                <text:p>9.61031335</text:p>
              </table:table-cell>
              <table:table-cell office:value-type="float" office:value="26.04971204">
                <text:p>26.0497120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1.1994503">
                <text:p>11.1994503</text:p>
              </table:table-cell>
              <table:table-cell office:value-type="float" office:value="26.39261422">
                <text:p>26.3926142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.99386093">
                <text:p>9.99386093</text:p>
              </table:table-cell>
              <table:table-cell office:value-type="float" office:value="26.01980472">
                <text:p>26.0198047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.08274288">
                <text:p>10.08274288</text:p>
              </table:table-cell>
              <table:table-cell office:value-type="float" office:value="25.64463864">
                <text:p>25.6446386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.83030986">
                <text:p>10.83030986</text:p>
              </table:table-cell>
              <table:table-cell office:value-type="float" office:value="26.62225629">
                <text:p>26.6222562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.98710175">
                <text:p>9.98710175</text:p>
              </table:table-cell>
              <table:table-cell office:value-type="float" office:value="26.25848267">
                <text:p>26.2584826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.64218071">
                <text:p>10.64218071</text:p>
              </table:table-cell>
              <table:table-cell office:value-type="float" office:value="26.82347807">
                <text:p>26.8234780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.23614526">
                <text:p>10.23614526</text:p>
              </table:table-cell>
              <table:table-cell office:value-type="float" office:value="26.22005856">
                <text:p>26.2200585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.11406369">
                <text:p>10.11406369</text:p>
              </table:table-cell>
              <table:table-cell office:value-type="float" office:value="26.1490965">
                <text:p>26.149096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.14242173">
                <text:p>10.14242173</text:p>
              </table:table-cell>
              <table:table-cell office:value-type="float" office:value="26.95770617">
                <text:p>26.9577061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.37216341">
                <text:p>9.37216341</text:p>
              </table:table-cell>
              <table:table-cell office:value-type="float" office:value="25.93280433">
                <text:p>25.9328043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.61905281">
                <text:p>9.61905281</text:p>
              </table:table-cell>
              <table:table-cell office:value-type="float" office:value="25.97337405">
                <text:p>25.9733740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.23178117">
                <text:p>10.23178117</text:p>
              </table:table-cell>
              <table:table-cell office:value-type="float" office:value="26.09629016">
                <text:p>26.096290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.37542292">
                <text:p>10.37542292</text:p>
              </table:table-cell>
              <table:table-cell office:value-type="float" office:value="26.44579448">
                <text:p>26.4457944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.67166099">
                <text:p>9.67166099</text:p>
              </table:table-cell>
              <table:table-cell office:value-type="float" office:value="26.43844209">
                <text:p>26.4384420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.09155237">
                <text:p>10.09155237</text:p>
              </table:table-cell>
              <table:table-cell office:value-type="float" office:value="25.99451554">
                <text:p>25.9945155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.99035618">
                <text:p>9.99035618</text:p>
              </table:table-cell>
              <table:table-cell office:value-type="float" office:value="26.14527762">
                <text:p>26.1452776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.70202087">
                <text:p>9.70202087</text:p>
              </table:table-cell>
              <table:table-cell office:value-type="float" office:value="26.48503516">
                <text:p>26.485035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0.12660025">
                <text:p>10.12660025</text:p>
              </table:table-cell>
              <table:table-cell office:value-type="float" office:value="26.55080465">
                <text:p>26.5508046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.09308532">
                <text:p>10.09308532</text:p>
              </table:table-cell>
              <table:table-cell office:value-type="float" office:value="26.1683272">
                <text:p>26.168327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.36624189">
                <text:p>9.36624189</text:p>
              </table:table-cell>
              <table:table-cell office:value-type="float" office:value="26.18154795">
                <text:p>26.1815479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.05341428">
                <text:p>9.05341428</text:p>
              </table:table-cell>
              <table:table-cell office:value-type="float" office:value="26.11558952">
                <text:p>26.1155895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.21108897">
                <text:p>10.21108897</text:p>
              </table:table-cell>
              <table:table-cell office:value-type="float" office:value="25.56096819">
                <text:p>25.560968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.66158994">
                <text:p>10.66158994</text:p>
              </table:table-cell>
              <table:table-cell office:value-type="float" office:value="26.40618202">
                <text:p>26.406182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.22893886">
                <text:p>10.22893886</text:p>
              </table:table-cell>
              <table:table-cell office:value-type="float" office:value="26.17845285">
                <text:p>26.1784528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.95368932">
                <text:p>9.95368932</text:p>
              </table:table-cell>
              <table:table-cell office:value-type="float" office:value="26.42148641">
                <text:p>26.4214864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.50447843">
                <text:p>9.50447843</text:p>
              </table:table-cell>
              <table:table-cell office:value-type="float" office:value="26.21885959">
                <text:p>26.2188595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.32645872">
                <text:p>9.32645872</text:p>
              </table:table-cell>
              <table:table-cell office:value-type="float" office:value="26.60399927">
                <text:p>26.6039992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.84248199">
                <text:p>9.84248199</text:p>
              </table:table-cell>
              <table:table-cell office:value-type="float" office:value="26.03159346">
                <text:p>26.0315934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.22785617">
                <text:p>10.22785617</text:p>
              </table:table-cell>
              <table:table-cell office:value-type="float" office:value="26.51477827">
                <text:p>26.5147782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.17971708">
                <text:p>10.17971708</text:p>
              </table:table-cell>
              <table:table-cell office:value-type="float" office:value="26.1512373">
                <text:p>26.151237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.8574228">
                <text:p>9.8574228</text:p>
              </table:table-cell>
              <table:table-cell office:value-type="float" office:value="25.92561261">
                <text:p>25.9256126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.2243613">
                <text:p>10.2243613</text:p>
              </table:table-cell>
              <table:table-cell office:value-type="float" office:value="25.53444074">
                <text:p>25.5344407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.21439846">
                <text:p>9.21439846</text:p>
              </table:table-cell>
              <table:table-cell office:value-type="float" office:value="26.91727237">
                <text:p>26.9172723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.23016916">
                <text:p>10.23016916</text:p>
              </table:table-cell>
              <table:table-cell office:value-type="float" office:value="26.46696869">
                <text:p>26.4669686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.22731862">
                <text:p>10.22731862</text:p>
              </table:table-cell>
              <table:table-cell office:value-type="float" office:value="26.22332537">
                <text:p>26.2233253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.15532975">
                <text:p>10.15532975</text:p>
              </table:table-cell>
              <table:table-cell office:value-type="float" office:value="27.09506733">
                <text:p>27.0950673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.83467913">
                <text:p>9.83467913</text:p>
              </table:table-cell>
              <table:table-cell office:value-type="float" office:value="26.1536317">
                <text:p>26.15363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